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DD4814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DD4814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4.41667in" svg:y="5.75in" svg:width="5.83333in" svg:height="3.2708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1.2413in" svg:y="18.0724in" svg:width="6.2988in" svg:height="3.5429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11.1559in" svg:y="22.2256in" svg:width="6.2988in" svg:height="3.5429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number-columns-repeated="1012" table:default-cell-style-name="ce1"/>
        <table:table-column table:style-name="co12" table:number-columns-repeated="15360" table:default-cell-style-name="ce1"/>
        <table:table-row table:style-name="ro1">
          <table:table-cell table:number-columns-repeated="4" table:style-name="ce1"/>
          <table:table-cell office:value-type="string" table:style-name="ce7">
            <text:p>pthread (-O, gothmog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riginal</text:p>
          </table:table-cell>
          <table:table-cell office:value-type="string" table:style-name="ce1">
            <text:p>OpenMP</text:p>
          </table:table-cell>
          <table:table-cell office:value-type="string" table:style-name="ce1">
            <text:p>pthread</text:p>
          </table:table-cell>
          <table:table-cell office:value-type="string" table:style-name="ce8">
            <text:p>P / N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7">
            <text:p>100</text:p>
          </table:table-cell>
          <table:table-cell office:value-type="float" office:value="200" table:style-name="ce7">
            <text:p>200</text:p>
          </table:table-cell>
          <table:table-cell office:value-type="float" office:value="400" table:style-name="ce7">
            <text:p>400</text:p>
          </table:table-cell>
          <table:table-cell office:value-type="float" office:value="600" table:style-name="ce7">
            <text:p>600</text:p>
          </table:table-cell>
          <table:table-cell office:value-type="float" office:value="800" table:style-name="ce7">
            <text:p>800</text:p>
          </table:table-cell>
          <table:table-cell office:value-type="float" office:value="1000" table:style-name="ce7">
            <text:p>1000</text:p>
          </table:table-cell>
          <table:table-cell office:value-type="float" office:value="1200" table:style-name="ce7">
            <text:p>1200</text:p>
          </table:table-cell>
          <table:table-cell office:value-type="float" office:value="1400" table:style-name="ce7">
            <text:p>1400</text:p>
          </table:table-cell>
          <table:table-cell office:value-type="float" office:value="1600" table:style-name="ce7">
            <text:p>1600</text:p>
          </table:table-cell>
          <table:table-cell office:value-type="float" office:value="2600" table:style-name="ce7">
            <text:p>2600</text:p>
          </table:table-cell>
          <table:table-cell table:number-columns-repeated="16369" table:style-name="ce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3.8566379999999998" table:style-name="ce1">
            <text:p>3.856638</text:p>
          </table:table-cell>
          <table:table-cell office:value-type="float" office:value="4.0506650000000004" table:style-name="ce1">
            <text:p>4.050665</text:p>
          </table:table-cell>
          <table:table-cell office:value-type="float" office:value="1" table:style-name="ce8">
            <text:p>1</text:p>
          </table:table-cell>
          <table:table-cell office:value-type="float" office:value="1.3029999999999999E-3" table:style-name="ce1">
            <text:p>0.001303</text:p>
          </table:table-cell>
          <table:table-cell office:value-type="float" office:value="4.5970000000000004E-3" table:style-name="ce1">
            <text:p>0.004597</text:p>
          </table:table-cell>
          <table:table-cell office:value-type="float" office:value="2.4405E-2" table:style-name="ce1">
            <text:p>0.024405</text:p>
          </table:table-cell>
          <table:table-cell office:value-type="float" office:value="0.182694" table:style-name="ce1">
            <text:p>0.182694</text:p>
          </table:table-cell>
          <table:table-cell office:value-type="float" office:value="0.65020800000000001" table:style-name="ce1">
            <text:p>0.650208</text:p>
          </table:table-cell>
          <table:table-cell office:value-type="float" office:value="1.524319" table:style-name="ce6">
            <text:p>1.524319</text:p>
          </table:table-cell>
          <table:table-cell office:value-type="float" office:value="3.085248" table:style-name="ce6">
            <text:p>3.085248</text:p>
          </table:table-cell>
          <table:table-cell office:value-type="float" office:value="5.3847139999999998" table:style-name="ce6">
            <text:p>5.384714</text:p>
          </table:table-cell>
          <table:table-cell office:value-type="float" office:value="8.5015300000000007" table:style-name="ce6">
            <text:p>8.501530</text:p>
          </table:table-cell>
          <table:table-cell office:value-type="float" office:value="12.915260999999999" table:style-name="ce6">
            <text:p>12.915261</text:p>
          </table:table-cell>
          <table:table-cell office:value-type="float" office:value="55.738418000000003" table:style-name="ce6">
            <text:p>55.738418</text:p>
          </table:table-cell>
          <table:table-cell office:value-type="float" office:value="1" table:style-name="ce9">
            <text:p>1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1.9626779999999999" table:style-name="ce1">
            <text:p>1.962678</text:p>
          </table:table-cell>
          <table:table-cell office:value-type="float" office:value="2.02569" table:style-name="ce1">
            <text:p>2.02569</text:p>
          </table:table-cell>
          <table:table-cell office:value-type="float" office:value="2" table:style-name="ce8">
            <text:p>2</text:p>
          </table:table-cell>
          <table:table-cell office:value-type="float" office:value="7.9199999999999995E-4" table:style-name="ce1">
            <text:p>0.000792</text:p>
          </table:table-cell>
          <table:table-cell office:value-type="float" office:value="3.6549999999999998E-3" table:style-name="ce1">
            <text:p>0.003655</text:p>
          </table:table-cell>
          <table:table-cell office:value-type="float" office:value="1.2179000000000001E-2" table:style-name="ce1">
            <text:p>0.012179</text:p>
          </table:table-cell>
          <table:table-cell office:value-type="float" office:value="9.6118999999999996E-2" table:style-name="ce1">
            <text:p>0.096119</text:p>
          </table:table-cell>
          <table:table-cell office:value-type="float" office:value="0.32808700000000002" table:style-name="ce1">
            <text:p>0.328087</text:p>
          </table:table-cell>
          <table:table-cell office:value-type="float" office:value="0.77087099999999997" table:style-name="ce6">
            <text:p>0.770871</text:p>
          </table:table-cell>
          <table:table-cell office:value-type="float" office:value="1.552063" table:style-name="ce6">
            <text:p>1.552063</text:p>
          </table:table-cell>
          <table:table-cell office:value-type="float" office:value="2.6998509999999998" table:style-name="ce6">
            <text:p>2.699851</text:p>
          </table:table-cell>
          <table:table-cell office:value-type="float" office:value="4.3621429999999997" table:style-name="ce6">
            <text:p>4.362143</text:p>
          </table:table-cell>
          <table:table-cell office:value-type="float" office:value="6.5864000000000003" table:style-name="ce6">
            <text:p>6.586400</text:p>
          </table:table-cell>
          <table:table-cell office:value-type="float" office:value="28.042933000000001" table:style-name="ce6">
            <text:p>28.042933</text:p>
          </table:table-cell>
          <table:table-cell office:value-type="float" office:value="2" table:style-name="ce9">
            <text:p>2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1.3053920000000001" table:style-name="ce1">
            <text:p>1.305392</text:p>
          </table:table-cell>
          <table:table-cell office:value-type="float" office:value="1.360066" table:style-name="ce1">
            <text:p>1.360066</text:p>
          </table:table-cell>
          <table:table-cell office:value-type="float" office:value="4" table:style-name="ce8">
            <text:p>4</text:p>
          </table:table-cell>
          <table:table-cell office:value-type="float" office:value="7.3099999999999999E-4" table:style-name="ce1">
            <text:p>0.000731</text:p>
          </table:table-cell>
          <table:table-cell office:value-type="float" office:value="2.5990000000000002E-3" table:style-name="ce1">
            <text:p>0.002599</text:p>
          </table:table-cell>
          <table:table-cell office:value-type="float" office:value="7.345E-3" table:style-name="ce1">
            <text:p>0.007345</text:p>
          </table:table-cell>
          <table:table-cell office:value-type="float" office:value="4.9211999999999999E-2" table:style-name="ce1">
            <text:p>0.049212</text:p>
          </table:table-cell>
          <table:table-cell office:value-type="float" office:value="0.16685" table:style-name="ce1">
            <text:p>0.16685</text:p>
          </table:table-cell>
          <table:table-cell office:value-type="float" office:value="0.38247300000000001" table:style-name="ce6">
            <text:p>0.382473</text:p>
          </table:table-cell>
          <table:table-cell office:value-type="float" office:value="0.74418200000000001" table:style-name="ce6">
            <text:p>0.744182</text:p>
          </table:table-cell>
          <table:table-cell office:value-type="float" office:value="1.342956" table:style-name="ce6">
            <text:p>1.342956</text:p>
          </table:table-cell>
          <table:table-cell office:value-type="float" office:value="2.191316" table:style-name="ce6">
            <text:p>2.191316</text:p>
          </table:table-cell>
          <table:table-cell office:value-type="float" office:value="3.3156080000000001" table:style-name="ce6">
            <text:p>3.315608</text:p>
          </table:table-cell>
          <table:table-cell office:value-type="float" office:value="14.464760999999999" table:style-name="ce6">
            <text:p>14.464761</text:p>
          </table:table-cell>
          <table:table-cell office:value-type="float" office:value="4" table:style-name="ce9">
            <text:p>4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98182000000000003" table:style-name="ce1">
            <text:p>0.98182</text:p>
          </table:table-cell>
          <table:table-cell office:value-type="float" office:value="1.0241849999999999" table:style-name="ce1">
            <text:p>1.024185</text:p>
          </table:table-cell>
          <table:table-cell office:value-type="float" office:value="8" table:style-name="ce8">
            <text:p>8</text:p>
          </table:table-cell>
          <table:table-cell office:value-type="float" office:value="1.145E-3" table:style-name="ce1">
            <text:p>0.001145</text:p>
          </table:table-cell>
          <table:table-cell office:value-type="float" office:value="2.0279999999999999E-3" table:style-name="ce1">
            <text:p>0.002028</text:p>
          </table:table-cell>
          <table:table-cell office:value-type="float" office:value="4.5500000000000002E-3" table:style-name="ce1">
            <text:p>0.00455</text:p>
          </table:table-cell>
          <table:table-cell office:value-type="float" office:value="3.1067999999999998E-2" table:style-name="ce1">
            <text:p>0.031068</text:p>
          </table:table-cell>
          <table:table-cell office:value-type="float" office:value="8.8435E-2" table:style-name="ce1">
            <text:p>0.088435</text:p>
          </table:table-cell>
          <table:table-cell office:value-type="float" office:value="0.19243399999999999" table:style-name="ce6">
            <text:p>0.192434</text:p>
          </table:table-cell>
          <table:table-cell office:value-type="float" office:value="0.38931700000000002" table:style-name="ce6">
            <text:p>0.389317</text:p>
          </table:table-cell>
          <table:table-cell office:value-type="float" office:value="0.65488599999999997" table:style-name="ce6">
            <text:p>0.654886</text:p>
          </table:table-cell>
          <table:table-cell office:value-type="float" office:value="1.1027" table:style-name="ce6">
            <text:p>1.102700</text:p>
          </table:table-cell>
          <table:table-cell office:value-type="float" office:value="1.648571" table:style-name="ce6">
            <text:p>1.648571</text:p>
          </table:table-cell>
          <table:table-cell office:value-type="float" office:value="7.3441770000000002" table:style-name="ce6">
            <text:p>7.344177</text:p>
          </table:table-cell>
          <table:table-cell office:value-type="float" office:value="8" table:style-name="ce9">
            <text:p>8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78758899999999998" table:style-name="ce1">
            <text:p>0.787589</text:p>
          </table:table-cell>
          <table:table-cell office:value-type="float" office:value="0.81818599999999997" table:style-name="ce1">
            <text:p>0.818186</text:p>
          </table:table-cell>
          <table:table-cell office:value-type="float" office:value="16" table:style-name="ce8">
            <text:p>16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2.5339999999999998E-3" table:style-name="ce1">
            <text:p>0.002534</text:p>
          </table:table-cell>
          <table:table-cell office:value-type="float" office:value="6.123E-3" table:style-name="ce1">
            <text:p>0.006123</text:p>
          </table:table-cell>
          <table:table-cell office:value-type="float" office:value="1.8831000000000001E-2" table:style-name="ce1">
            <text:p>0.018831</text:p>
          </table:table-cell>
          <table:table-cell office:value-type="float" office:value="5.0511E-2" table:style-name="ce1">
            <text:p>0.050511</text:p>
          </table:table-cell>
          <table:table-cell office:value-type="float" office:value="0.1071" table:style-name="ce6">
            <text:p>0.107100</text:p>
          </table:table-cell>
          <table:table-cell office:value-type="float" office:value="0.20074600000000001" table:style-name="ce6">
            <text:p>0.200746</text:p>
          </table:table-cell>
          <table:table-cell office:value-type="float" office:value="0.33694099999999999" table:style-name="ce6">
            <text:p>0.336941</text:p>
          </table:table-cell>
          <table:table-cell office:value-type="float" office:value="0.54197799999999996" table:style-name="ce6">
            <text:p>0.541978</text:p>
          </table:table-cell>
          <table:table-cell office:value-type="float" office:value="0.81252599999999997" table:style-name="ce6">
            <text:p>0.812526</text:p>
          </table:table-cell>
          <table:table-cell office:value-type="float" office:value="3.6576300000000002" table:style-name="ce6">
            <text:p>3.657630</text:p>
          </table:table-cell>
          <table:table-cell office:value-type="float" office:value="16" table:style-name="ce9">
            <text:p>16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65729199999999999" table:style-name="ce1">
            <text:p>0.657292</text:p>
          </table:table-cell>
          <table:table-cell office:value-type="float" office:value="0.68302799999999997" table:style-name="ce1">
            <text:p>0.683028</text:p>
          </table:table-cell>
          <table:table-cell office:value-type="float" office:value="32" table:style-name="ce8">
            <text:p>32</text:p>
          </table:table-cell>
          <table:table-cell office:value-type="float" office:value="4.9370000000000004E-3" table:style-name="ce1">
            <text:p>0.004937</text:p>
          </table:table-cell>
          <table:table-cell office:value-type="float" office:value="5.1479999999999998E-3" table:style-name="ce1">
            <text:p>0.005148</text:p>
          </table:table-cell>
          <table:table-cell office:value-type="float" office:value="6.4980000000000003E-3" table:style-name="ce1">
            <text:p>0.006498</text:p>
          </table:table-cell>
          <table:table-cell office:value-type="float" office:value="1.6012999999999999E-2" table:style-name="ce1">
            <text:p>0.016013</text:p>
          </table:table-cell>
          <table:table-cell office:value-type="float" office:value="3.3659000000000001E-2" table:style-name="ce1">
            <text:p>0.033659</text:p>
          </table:table-cell>
          <table:table-cell office:value-type="float" office:value="6.4554E-2" table:style-name="ce6">
            <text:p>0.064554</text:p>
          </table:table-cell>
          <table:table-cell office:value-type="float" office:value="0.10952099999999999" table:style-name="ce6">
            <text:p>0.109521</text:p>
          </table:table-cell>
          <table:table-cell office:value-type="float" office:value="0.18201000000000001" table:style-name="ce6">
            <text:p>0.182010</text:p>
          </table:table-cell>
          <table:table-cell office:value-type="float" office:value="0.28406500000000001" table:style-name="ce6">
            <text:p>0.284065</text:p>
          </table:table-cell>
          <table:table-cell office:value-type="float" office:value="0.43247600000000003" table:style-name="ce6">
            <text:p>0.432476</text:p>
          </table:table-cell>
          <table:table-cell office:value-type="float" office:value="2.4628290000000002" table:style-name="ce6">
            <text:p>2.462829</text:p>
          </table:table-cell>
          <table:table-cell office:value-type="float" office:value="32" table:style-name="ce9">
            <text:p>32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56370500000000001" table:style-name="ce1">
            <text:p>0.563705</text:p>
          </table:table-cell>
          <table:table-cell office:value-type="float" office:value="0.58962199999999998" table:style-name="ce1">
            <text:p>0.589622</text:p>
          </table:table-cell>
          <table:table-cell office:value-type="float" office:value="48" table:style-name="ce8">
            <text:p>48</text:p>
          </table:table-cell>
          <table:table-cell office:value-type="float" office:value="7.208E-3" table:style-name="ce1">
            <text:p>0.007208</text:p>
          </table:table-cell>
          <table:table-cell office:value-type="float" office:value="7.6140000000000001E-3" table:style-name="ce1">
            <text:p>0.007614</text:p>
          </table:table-cell>
          <table:table-cell office:value-type="float" office:value="8.1910000000000004E-3" table:style-name="ce1">
            <text:p>0.008191</text:p>
          </table:table-cell>
          <table:table-cell office:value-type="float" office:value="1.6927999999999999E-2" table:style-name="ce1">
            <text:p>0.016928</text:p>
          </table:table-cell>
          <table:table-cell office:value-type="float" office:value="3.074E-2" table:style-name="ce1">
            <text:p>0.03074</text:p>
          </table:table-cell>
          <table:table-cell office:value-type="float" office:value="4.9811000000000001E-2" table:style-name="ce6">
            <text:p>0.049811</text:p>
          </table:table-cell>
          <table:table-cell office:value-type="float" office:value="8.0683000000000005E-2" table:style-name="ce6">
            <text:p>0.080683</text:p>
          </table:table-cell>
          <table:table-cell office:value-type="float" office:value="0.12521599999999999" table:style-name="ce6">
            <text:p>0.125216</text:p>
          </table:table-cell>
          <table:table-cell office:value-type="float" office:value="0.197633" table:style-name="ce6">
            <text:p>0.197633</text:p>
          </table:table-cell>
          <table:table-cell office:value-type="float" office:value="0.35881299999999999" table:style-name="ce6">
            <text:p>0.358813</text:p>
          </table:table-cell>
          <table:table-cell office:value-type="float" office:value="2.4556830000000001" table:style-name="ce6">
            <text:p>2.455683</text:p>
          </table:table-cell>
          <table:table-cell office:value-type="float" office:value="48" table:style-name="ce9">
            <text:p>48</text:p>
          </table:table-cell>
          <table:table-cell table:number-columns-repeated="16368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49381700000000001" table:formula="of:=0.493817" table:style-name="ce1">
            <text:p>0.493817</text:p>
          </table:table-cell>
          <table:table-cell office:value-type="float" office:value="0.51494200000000001" table:style-name="ce1">
            <text:p>0.514942</text:p>
          </table:table-cell>
          <table:table-cell table:number-columns-repeated="6" table:style-name="ce1"/>
          <table:table-cell table:number-columns-repeated="6" table:style-name="ce6"/>
          <table:table-cell table:number-columns-repeated="16369" table:style-name="ce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44519799999999998" table:style-name="ce1">
            <text:p>0.445198</text:p>
          </table:table-cell>
          <table:table-cell office:value-type="float" office:value="0.45732299999999998" table:style-name="ce1">
            <text:p>0.457323</text:p>
          </table:table-cell>
          <table:table-cell office:value-type="string" table:style-name="ce8">
            <text:p>Serial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4.3889999999999997E-3" table:style-name="ce1">
            <text:p>0.004389</text:p>
          </table:table-cell>
          <table:table-cell office:value-type="float" office:value="3.0349999999999999E-2" table:style-name="ce1">
            <text:p>0.03035</text:p>
          </table:table-cell>
          <table:table-cell office:value-type="float" office:value="0.24295600000000001" table:style-name="ce1">
            <text:p>0.242956</text:p>
          </table:table-cell>
          <table:table-cell office:value-type="float" office:value="0.80964199999999997" table:style-name="ce1">
            <text:p>0.809642</text:p>
          </table:table-cell>
          <table:table-cell office:value-type="float" office:value="1.912066" table:style-name="ce1">
            <text:p>1.912066</text:p>
          </table:table-cell>
          <table:table-cell office:value-type="float" office:value="3.8410690000000001" table:style-name="ce1">
            <text:p>3.841069</text:p>
          </table:table-cell>
          <table:table-cell office:value-type="float" office:value="6.899705" table:style-name="ce1">
            <text:p>6.899705</text:p>
          </table:table-cell>
          <table:table-cell office:value-type="float" office:value="10.821618000000001" table:style-name="ce1">
            <text:p>10.821618</text:p>
          </table:table-cell>
          <table:table-cell office:value-type="float" office:value="16.483847999999998" table:style-name="ce1">
            <text:p>16.483848</text:p>
          </table:table-cell>
          <table:table-cell office:value-type="float" office:value="70.940315999999996" table:style-name="ce1">
            <text:p>70.940316</text:p>
          </table:table-cell>
          <table:table-cell table:number-columns-repeated="16369" table:style-name="ce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39996399999999999" table:style-name="ce1">
            <text:p>0.399964</text:p>
          </table:table-cell>
          <table:table-cell office:value-type="float" office:value="0.41258400000000001" table:style-name="ce1">
            <text:p>0.412584</text:p>
          </table:table-cell>
          <table:table-cell table:number-columns-repeated="6" table:style-name="ce1"/>
          <table:table-cell table:number-columns-repeated="6" table:style-name="ce6"/>
          <table:table-cell table:number-columns-repeated="16369" table:style-name="ce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372614" table:style-name="ce1">
            <text:p>0.372614</text:p>
          </table:table-cell>
          <table:table-cell office:value-type="float" office:value="0.37733499999999998" table:style-name="ce1">
            <text:p>0.377335</text:p>
          </table:table-cell>
          <table:table-cell office:value-type="string" table:style-name="ce8">
            <text:p>Speedup</text:p>
          </table:table-cell>
          <table:table-cell office:value-type="float" office:value="0.51650038372985418" table:formula="of:=[.E11]/[.E3]" table:style-name="ce1">
            <text:p>0.516500384</text:p>
          </table:table-cell>
          <table:table-cell office:value-type="float" office:value="0.95475309984772661" table:formula="of:=[.F11]/[.F3]" table:style-name="ce1">
            <text:p>0.9547531</text:p>
          </table:table-cell>
          <table:table-cell office:value-type="float" office:value="1.2435976234378201" table:formula="of:=[.G11]/[.G3]" table:style-name="ce1">
            <text:p>1.243597623</text:p>
          </table:table-cell>
          <table:table-cell office:value-type="float" office:value="1.3298521024226302" table:formula="of:=[.H11]/[.H3]" table:style-name="ce1">
            <text:p>1.329852102</text:p>
          </table:table-cell>
          <table:table-cell office:value-type="float" office:value="1.2452046114474138" table:formula="of:=[.I11]/[.I3]" table:style-name="ce1">
            <text:p>1.245204611</text:p>
          </table:table-cell>
          <table:table-cell office:value-type="float" office:value="1.2543739204195448" table:formula="of:=[.J11]/[.J3]" table:style-name="ce1">
            <text:p>1.25437392</text:p>
          </table:table-cell>
          <table:table-cell office:value-type="float" office:value="1.2449790097911091" table:formula="of:=[.K11]/[.K3]" table:style-name="ce1">
            <text:p>1.24497901</text:p>
          </table:table-cell>
          <table:table-cell office:value-type="float" office:value="1.281350318698449" table:formula="of:=[.L11]/[.L3]" table:style-name="ce1">
            <text:p>1.281350319</text:p>
          </table:table-cell>
          <table:table-cell office:value-type="float" office:value="1.2729024069785086" table:formula="of:=[.M11]/[.M3]" table:style-name="ce1">
            <text:p>1.272902407</text:p>
          </table:table-cell>
          <table:table-cell office:value-type="float" office:value="1.2763077726419929" table:formula="of:=[.N11]/[.N3]" table:style-name="ce1">
            <text:p>1.276307773</text:p>
          </table:table-cell>
          <table:table-cell office:value-type="float" office:value="1.2727364454441457" table:formula="of:=[.O11]/[.O3]" table:style-name="ce1">
            <text:p>1.272736445</text:p>
          </table:table-cell>
          <table:table-cell office:value-type="float" office:value="1" table:style-name="ce9">
            <text:p>1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33930100000000002" table:style-name="ce1">
            <text:p>0.339301</text:p>
          </table:table-cell>
          <table:table-cell office:value-type="float" office:value="0.34964400000000001" table:style-name="ce1">
            <text:p>0.349644</text:p>
          </table:table-cell>
          <table:table-cell table:style-name="ce1"/>
          <table:table-cell office:value-type="float" office:value="0.84974747474747481" table:formula="of:=[.E11]/[.E4]" table:style-name="ce1">
            <text:p>0.849747475</text:p>
          </table:table-cell>
          <table:table-cell office:value-type="float" office:value="1.2008207934336526" table:formula="of:=[.F11]/[.F4]" table:style-name="ce1">
            <text:p>1.200820793</text:p>
          </table:table-cell>
          <table:table-cell office:value-type="float" office:value="2.4919944166187697" table:formula="of:=[.G11]/[.G4]" table:style-name="ce1">
            <text:p>2.491994417</text:p>
          </table:table-cell>
          <table:table-cell office:value-type="float" office:value="2.5276584234126447" table:formula="of:=[.H11]/[.H4]" table:style-name="ce1">
            <text:p>2.527658423</text:p>
          </table:table-cell>
          <table:table-cell office:value-type="float" office:value="2.4677661717776074" table:formula="of:=[.I11]/[.I4]" table:style-name="ce1">
            <text:p>2.467766172</text:p>
          </table:table-cell>
          <table:table-cell office:value-type="float" office:value="2.4803968497971778" table:formula="of:=[.J11]/[.J4]" table:style-name="ce1">
            <text:p>2.48039685</text:p>
          </table:table-cell>
          <table:table-cell office:value-type="float" office:value="2.4748151331485899" table:formula="of:=[.K11]/[.K4]" table:style-name="ce1">
            <text:p>2.474815133</text:p>
          </table:table-cell>
          <table:table-cell office:value-type="float" office:value="2.5555873268561862" table:formula="of:=[.L11]/[.L4]" table:style-name="ce1">
            <text:p>2.555587327</text:p>
          </table:table-cell>
          <table:table-cell office:value-type="float" office:value="2.4808031281872238" table:formula="of:=[.M11]/[.M4]" table:style-name="ce1">
            <text:p>2.480803128</text:p>
          </table:table-cell>
          <table:table-cell office:value-type="float" office:value="2.5027098263087573" table:formula="of:=[.N11]/[.N4]" table:style-name="ce1">
            <text:p>2.502709826</text:p>
          </table:table-cell>
          <table:table-cell office:value-type="float" office:value="2.5297038651413528" table:formula="of:=[.O11]/[.O4]" table:style-name="ce1">
            <text:p>2.529703865</text:p>
          </table:table-cell>
          <table:table-cell office:value-type="float" office:value="2" table:style-name="ce9">
            <text:p>2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31449500000000002" table:style-name="ce1">
            <text:p>0.314495</text:p>
          </table:table-cell>
          <table:table-cell office:value-type="float" office:value="0.325874" table:style-name="ce1">
            <text:p>0.325874</text:p>
          </table:table-cell>
          <table:table-cell table:style-name="ce1"/>
          <table:table-cell office:value-type="float" office:value="0.92065663474692205" table:formula="of:=[.E11]/[.E5]" table:style-name="ce1">
            <text:p>0.920656635</text:p>
          </table:table-cell>
          <table:table-cell office:value-type="float" office:value="1.688726433243555" table:formula="of:=[.F11]/[.F5]" table:style-name="ce1">
            <text:p>1.688726433</text:p>
          </table:table-cell>
          <table:table-cell office:value-type="float" office:value="4.1320626276378487" table:formula="of:=[.G11]/[.G5]" table:style-name="ce1">
            <text:p>4.132062628</text:p>
          </table:table-cell>
          <table:table-cell office:value-type="float" office:value="4.936925953019589" table:formula="of:=[.H11]/[.H5]" table:style-name="ce1">
            <text:p>4.936925953</text:p>
          </table:table-cell>
          <table:table-cell office:value-type="float" office:value="4.8525142343422232" table:formula="of:=[.I11]/[.I5]" table:style-name="ce1">
            <text:p>4.852514234</text:p>
          </table:table-cell>
          <table:table-cell office:value-type="float" office:value="4.9992182454709218" table:formula="of:=[.J11]/[.J5]" table:style-name="ce1">
            <text:p>4.999218245</text:p>
          </table:table-cell>
          <table:table-cell office:value-type="float" office:value="5.1614645342134047" table:formula="of:=[.K11]/[.K5]" table:style-name="ce1">
            <text:p>5.161464534</text:p>
          </table:table-cell>
          <table:table-cell office:value-type="float" office:value="5.1376999693214076" table:formula="of:=[.L11]/[.L5]" table:style-name="ce1">
            <text:p>5.137699969</text:p>
          </table:table-cell>
          <table:table-cell office:value-type="float" office:value="4.9384105259122828" table:formula="of:=[.M11]/[.M5]" table:style-name="ce1">
            <text:p>4.938410526</text:p>
          </table:table-cell>
          <table:table-cell office:value-type="float" office:value="4.9715913340780933" table:formula="of:=[.N11]/[.N5]" table:style-name="ce1">
            <text:p>4.971591334</text:p>
          </table:table-cell>
          <table:table-cell office:value-type="float" office:value="4.9043545206173818" table:formula="of:=[.O11]/[.O5]" table:style-name="ce1">
            <text:p>4.904354521</text:p>
          </table:table-cell>
          <table:table-cell office:value-type="float" office:value="4" table:style-name="ce9">
            <text:p>4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9243999999999998" table:style-name="ce1">
            <text:p>0.29244</text:p>
          </table:table-cell>
          <table:table-cell office:value-type="float" office:value="0.300348" table:style-name="ce1">
            <text:p>0.300348</text:p>
          </table:table-cell>
          <table:table-cell table:style-name="ce1"/>
          <table:table-cell office:value-type="float" office:value="0.58777292576419216" table:formula="of:=[.E11]/[.E6]" table:style-name="ce1">
            <text:p>0.587772926</text:p>
          </table:table-cell>
          <table:table-cell office:value-type="float" office:value="2.1642011834319526" table:formula="of:=[.F11]/[.F6]" table:style-name="ce1">
            <text:p>2.164201183</text:p>
          </table:table-cell>
          <table:table-cell office:value-type="float" office:value="6.6703296703296697" table:formula="of:=[.G11]/[.G6]" table:style-name="ce1">
            <text:p>6.67032967</text:p>
          </table:table-cell>
          <table:table-cell office:value-type="float" office:value="7.8201364748294067" table:formula="of:=[.H11]/[.H6]" table:style-name="ce1">
            <text:p>7.820136475</text:p>
          </table:table-cell>
          <table:table-cell office:value-type="float" office:value="9.1552213490133987" table:formula="of:=[.I11]/[.I6]" table:style-name="ce1">
            <text:p>9.155221349</text:p>
          </table:table-cell>
          <table:table-cell office:value-type="float" office:value="9.9362170926135711" table:formula="of:=[.J11]/[.J6]" table:style-name="ce1">
            <text:p>9.936217093</text:p>
          </table:table-cell>
          <table:table-cell office:value-type="float" office:value="9.8661733240521219" table:formula="of:=[.K11]/[.K6]" table:style-name="ce1">
            <text:p>9.866173324</text:p>
          </table:table-cell>
          <table:table-cell office:value-type="float" office:value="10.535734463708188" table:formula="of:=[.L11]/[.L6]" table:style-name="ce1">
            <text:p>10.53573446</text:p>
          </table:table-cell>
          <table:table-cell office:value-type="float" office:value="9.8137462591820093" table:formula="of:=[.M11]/[.M6]" table:style-name="ce1">
            <text:p>9.813746259</text:p>
          </table:table-cell>
          <table:table-cell office:value-type="float" office:value="9.9988705369680755" table:formula="of:=[.N11]/[.N6]" table:style-name="ce1">
            <text:p>9.998870537</text:p>
          </table:table-cell>
          <table:table-cell office:value-type="float" office:value="9.659396280890288" table:formula="of:=[.O11]/[.O6]" table:style-name="ce1">
            <text:p>9.659396281</text:p>
          </table:table-cell>
          <table:table-cell office:value-type="float" office:value="8" table:style-name="ce9">
            <text:p>8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72063" table:style-name="ce1">
            <text:p>0.272063</text:p>
          </table:table-cell>
          <table:table-cell office:value-type="float" office:value="0.28056300000000001" table:style-name="ce1">
            <text:p>0.280563</text:p>
          </table:table-cell>
          <table:table-cell table:style-name="ce1"/>
          <table:table-cell office:value-type="float" office:value="0.29388646288209608" table:formula="of:=[.E11]/[.E7]" table:style-name="ce1">
            <text:p>0.293886463</text:p>
          </table:table-cell>
          <table:table-cell office:value-type="float" office:value="1.7320441988950277" table:formula="of:=[.F11]/[.F7]" table:style-name="ce1">
            <text:p>1.732044199</text:p>
          </table:table-cell>
          <table:table-cell office:value-type="float" office:value="4.9567205618161028" table:formula="of:=[.G11]/[.G7]" table:style-name="ce1">
            <text:p>4.956720562</text:p>
          </table:table-cell>
          <table:table-cell office:value-type="float" office:value="12.901917051670118" table:formula="of:=[.H11]/[.H7]" table:style-name="ce1">
            <text:p>12.90191705</text:p>
          </table:table-cell>
          <table:table-cell office:value-type="float" office:value="16.029023381045711" table:formula="of:=[.I11]/[.I7]" table:style-name="ce1">
            <text:p>16.02902338</text:p>
          </table:table-cell>
          <table:table-cell office:value-type="float" office:value="17.853090569561157" table:formula="of:=[.J11]/[.J7]" table:style-name="ce1">
            <text:p>17.85309057</text:p>
          </table:table-cell>
          <table:table-cell office:value-type="float" office:value="19.133975272234565" table:formula="of:=[.K11]/[.K7]" table:style-name="ce1">
            <text:p>19.13397527</text:p>
          </table:table-cell>
          <table:table-cell office:value-type="float" office:value="20.477487156505145" table:formula="of:=[.L11]/[.L7]" table:style-name="ce1">
            <text:p>20.47748716</text:p>
          </table:table-cell>
          <table:table-cell office:value-type="float" office:value="19.966895335235012" table:formula="of:=[.M11]/[.M7]" table:style-name="ce1">
            <text:p>19.96689534</text:p>
          </table:table-cell>
          <table:table-cell office:value-type="float" office:value="20.287163733837438" table:formula="of:=[.N11]/[.N7]" table:style-name="ce1">
            <text:p>20.28716373</text:p>
          </table:table-cell>
          <table:table-cell office:value-type="float" office:value="19.395159160439956" table:formula="of:=[.O11]/[.O7]" table:style-name="ce1">
            <text:p>19.39515916</text:p>
          </table:table-cell>
          <table:table-cell office:value-type="float" office:value="16" table:style-name="ce9">
            <text:p>16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5520700000000002" table:style-name="ce1">
            <text:p>0.255207</text:p>
          </table:table-cell>
          <table:table-cell office:value-type="float" office:value="0.26352900000000001" table:style-name="ce1">
            <text:p>0.263529</text:p>
          </table:table-cell>
          <table:table-cell table:style-name="ce1"/>
          <table:table-cell office:value-type="float" office:value="0.13631760178245897" table:formula="of:=[.E11]/[.E8]" table:style-name="ce1">
            <text:p>0.136317602</text:p>
          </table:table-cell>
          <table:table-cell office:value-type="float" office:value="0.85256410256410253" table:formula="of:=[.F11]/[.F8]" table:style-name="ce1">
            <text:p>0.852564103</text:p>
          </table:table-cell>
          <table:table-cell office:value-type="float" office:value="4.6706678978147114" table:formula="of:=[.G11]/[.G8]" table:style-name="ce1">
            <text:p>4.670667898</text:p>
          </table:table-cell>
          <table:table-cell office:value-type="float" office:value="15.17242240679448" table:formula="of:=[.H11]/[.H8]" table:style-name="ce1">
            <text:p>15.17242241</text:p>
          </table:table-cell>
          <table:table-cell office:value-type="float" office:value="24.054249977717696" table:formula="of:=[.I11]/[.I8]" table:style-name="ce1">
            <text:p>24.05424998</text:p>
          </table:table-cell>
          <table:table-cell office:value-type="float" office:value="29.619636273507453" table:formula="of:=[.J11]/[.J8]" table:style-name="ce1">
            <text:p>29.61963627</text:p>
          </table:table-cell>
          <table:table-cell office:value-type="float" office:value="35.071529660978264" table:formula="of:=[.K11]/[.K8]" table:style-name="ce1">
            <text:p>35.07152966</text:p>
          </table:table-cell>
          <table:table-cell office:value-type="float" office:value="37.908384154716771" table:formula="of:=[.L11]/[.L8]" table:style-name="ce1">
            <text:p>37.90838415</text:p>
          </table:table-cell>
          <table:table-cell office:value-type="float" office:value="38.095569675954451" table:formula="of:=[.M11]/[.M8]" table:style-name="ce1">
            <text:p>38.09556968</text:p>
          </table:table-cell>
          <table:table-cell office:value-type="float" office:value="38.115058407865398" table:formula="of:=[.N11]/[.N8]" table:style-name="ce1">
            <text:p>38.11505841</text:p>
          </table:table-cell>
          <table:table-cell office:value-type="float" office:value="28.804401767235969" table:formula="of:=[.O11]/[.O8]" table:style-name="ce1">
            <text:p>28.80440177</text:p>
          </table:table-cell>
          <table:table-cell office:value-type="float" office:value="32" table:style-name="ce9">
            <text:p>32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4438699999999999" table:style-name="ce1">
            <text:p>0.244387</text:p>
          </table:table-cell>
          <table:table-cell office:value-type="float" office:value="0.25089299999999998" table:style-name="ce1">
            <text:p>0.250893</text:p>
          </table:table-cell>
          <table:table-cell table:style-name="ce1"/>
          <table:table-cell office:value-type="float" office:value="9.3368479467258597E-2" table:formula="of:=[.E11]/[.E9]" table:style-name="ce1">
            <text:p>0.093368479</text:p>
          </table:table-cell>
          <table:table-cell office:value-type="float" office:value="0.5764381402679275" table:formula="of:=[.F11]/[.F9]" table:style-name="ce1">
            <text:p>0.57643814</text:p>
          </table:table-cell>
          <table:table-cell office:value-type="float" office:value="3.7052862898303012" table:formula="of:=[.G11]/[.G9]" table:style-name="ce1">
            <text:p>3.70528629</text:p>
          </table:table-cell>
          <table:table-cell office:value-type="float" office:value="14.352315689981097" table:formula="of:=[.H11]/[.H9]" table:style-name="ce1">
            <text:p>14.35231569</text:p>
          </table:table-cell>
          <table:table-cell office:value-type="float" office:value="26.338386467143785" table:formula="of:=[.I11]/[.I9]" table:style-name="ce1">
            <text:p>26.33838647</text:p>
          </table:table-cell>
          <table:table-cell office:value-type="float" office:value="38.386420670133106" table:formula="of:=[.J11]/[.J9]" table:style-name="ce1">
            <text:p>38.38642067</text:p>
          </table:table-cell>
          <table:table-cell office:value-type="float" office:value="47.606918433870824" table:formula="of:=[.K11]/[.K9]" table:style-name="ce1">
            <text:p>47.60691843</text:p>
          </table:table-cell>
          <table:table-cell office:value-type="float" office:value="55.10242301303348" table:formula="of:=[.L11]/[.L9]" table:style-name="ce1">
            <text:p>55.10242301</text:p>
          </table:table-cell>
          <table:table-cell office:value-type="float" office:value="54.756128784160545" table:formula="of:=[.M11]/[.M9]" table:style-name="ce1">
            <text:p>54.75612878</text:p>
          </table:table-cell>
          <table:table-cell office:value-type="float" office:value="45.939940860559673" table:formula="of:=[.N11]/[.N9]" table:style-name="ce1">
            <text:p>45.93994086</text:p>
          </table:table-cell>
          <table:table-cell office:value-type="float" office:value="28.888222136163339" table:formula="of:=[.O11]/[.O9]" table:style-name="ce1">
            <text:p>28.88822214</text:p>
          </table:table-cell>
          <table:table-cell office:value-type="float" office:value="48" table:style-name="ce9">
            <text:p>48</text:p>
          </table:table-cell>
          <table:table-cell table:number-columns-repeated="16368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233954" table:style-name="ce1">
            <text:p>0.233954</text:p>
          </table:table-cell>
          <table:table-cell office:value-type="float" office:value="0.23710000000000001" table:style-name="ce1">
            <text:p>0.2371</text:p>
          </table:table-cell>
          <table:table-cell table:number-columns-repeated="6" table:style-name="ce1"/>
          <table:table-cell table:number-columns-repeated="6" table:style-name="ce6"/>
          <table:table-cell table:number-columns-repeated="16369" table:style-name="ce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2511999999999999" table:style-name="ce1">
            <text:p>0.22512</text:p>
          </table:table-cell>
          <table:table-cell office:value-type="float" office:value="0.23214899999999999" table:style-name="ce1">
            <text:p>0.232149</text:p>
          </table:table-cell>
          <table:table-cell office:value-type="string" table:style-name="ce8">
            <text:p>Efficiency</text:p>
          </table:table-cell>
          <table:table-cell office:value-type="float" office:value="0.51650038372985418" table:formula="of:=[.E13]/[.D3]" table:style-name="ce1">
            <text:p>0.516500384</text:p>
          </table:table-cell>
          <table:table-cell office:value-type="float" office:value="0.95475309984772661" table:formula="of:=[.F13]/[.D3]" table:style-name="ce1">
            <text:p>0.9547531</text:p>
          </table:table-cell>
          <table:table-cell office:value-type="float" office:value="1.2435976234378201" table:formula="of:=[.G13]/[.D3]" table:style-name="ce1">
            <text:p>1.243597623</text:p>
          </table:table-cell>
          <table:table-cell office:value-type="float" office:value="1.3298521024226302" table:formula="of:=[.H13]/[.D3]" table:style-name="ce1">
            <text:p>1.329852102</text:p>
          </table:table-cell>
          <table:table-cell office:value-type="float" office:value="1.2452046114474138" table:formula="of:=[.I13]/[.D3]" table:style-name="ce1">
            <text:p>1.245204611</text:p>
          </table:table-cell>
          <table:table-cell office:value-type="float" office:value="1.2543739204195448" table:formula="of:=[.J13]/[.D3]" table:style-name="ce6">
            <text:p>1.254374</text:p>
          </table:table-cell>
          <table:table-cell office:value-type="float" office:value="1.2449790097911091" table:formula="of:=[.K13]/[.D3]" table:style-name="ce6">
            <text:p>1.244979</text:p>
          </table:table-cell>
          <table:table-cell office:value-type="float" office:value="1.281350318698449" table:formula="of:=[.L13]/[.D3]" table:style-name="ce6">
            <text:p>1.281350</text:p>
          </table:table-cell>
          <table:table-cell office:value-type="float" office:value="1.2729024069785086" table:formula="of:=[.M13]/[.D3]" table:style-name="ce6">
            <text:p>1.272902</text:p>
          </table:table-cell>
          <table:table-cell office:value-type="float" office:value="1.2763077726419929" table:formula="of:=[.N13]/[.D3]" table:style-name="ce6">
            <text:p>1.276308</text:p>
          </table:table-cell>
          <table:table-cell office:value-type="float" office:value="1.2727364454441457" table:formula="of:=[.O13]/[.D3]" table:style-name="ce6">
            <text:p>1.272736</text:p>
          </table:table-cell>
          <table:table-cell office:value-type="float" office:value="1" table:style-name="ce9">
            <text:p>1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13167" table:style-name="ce1">
            <text:p>0.213167</text:p>
          </table:table-cell>
          <table:table-cell office:value-type="float" office:value="0.215587" table:style-name="ce1">
            <text:p>0.215587</text:p>
          </table:table-cell>
          <table:table-cell table:style-name="ce1"/>
          <table:table-cell office:value-type="float" office:value="0.4248737373737374" table:formula="of:=[.E14]/[.D4]" table:style-name="ce1">
            <text:p>0.424873737</text:p>
          </table:table-cell>
          <table:table-cell office:value-type="float" office:value="0.60041039671682628" table:formula="of:=[.F14]/[.D4]" table:style-name="ce1">
            <text:p>0.600410397</text:p>
          </table:table-cell>
          <table:table-cell office:value-type="float" office:value="1.2459972083093849" table:formula="of:=[.G14]/[.D4]" table:style-name="ce1">
            <text:p>1.245997208</text:p>
          </table:table-cell>
          <table:table-cell office:value-type="float" office:value="1.2638292117063223" table:formula="of:=[.H14]/[.D4]" table:style-name="ce1">
            <text:p>1.263829212</text:p>
          </table:table-cell>
          <table:table-cell office:value-type="float" office:value="1.2338830858888037" table:formula="of:=[.I14]/[.D4]" table:style-name="ce1">
            <text:p>1.233883086</text:p>
          </table:table-cell>
          <table:table-cell office:value-type="float" office:value="1.2401984248985889" table:formula="of:=[.J14]/[.D4]" table:style-name="ce6">
            <text:p>1.240198</text:p>
          </table:table-cell>
          <table:table-cell office:value-type="float" office:value="1.237407566574295" table:formula="of:=[.K14]/[.D4]" table:style-name="ce6">
            <text:p>1.237408</text:p>
          </table:table-cell>
          <table:table-cell office:value-type="float" office:value="1.2777936634280931" table:formula="of:=[.L14]/[.D4]" table:style-name="ce6">
            <text:p>1.277794</text:p>
          </table:table-cell>
          <table:table-cell office:value-type="float" office:value="1.2404015640936119" table:formula="of:=[.M14]/[.D4]" table:style-name="ce6">
            <text:p>1.240402</text:p>
          </table:table-cell>
          <table:table-cell office:value-type="float" office:value="1.2513549131543786" table:formula="of:=[.N14]/[.D4]" table:style-name="ce6">
            <text:p>1.251355</text:p>
          </table:table-cell>
          <table:table-cell office:value-type="float" office:value="1.2648519325706764" table:formula="of:=[.O14]/[.D4]" table:style-name="ce6">
            <text:p>1.264852</text:p>
          </table:table-cell>
          <table:table-cell office:value-type="float" office:value="2" table:style-name="ce9">
            <text:p>2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03177" table:style-name="ce1">
            <text:p>0.203177</text:p>
          </table:table-cell>
          <table:table-cell office:value-type="float" office:value="0.204017" table:style-name="ce1">
            <text:p>0.204017</text:p>
          </table:table-cell>
          <table:table-cell table:style-name="ce1"/>
          <table:table-cell office:value-type="float" office:value="0.23016415868673051" table:formula="of:=[.E15]/[.D5]" table:style-name="ce1">
            <text:p>0.230164159</text:p>
          </table:table-cell>
          <table:table-cell office:value-type="float" office:value="0.42218160831088875" table:formula="of:=[.F15]/[.D5]" table:style-name="ce1">
            <text:p>0.422181608</text:p>
          </table:table-cell>
          <table:table-cell office:value-type="float" office:value="1.0330156569094622" table:formula="of:=[.G15]/[.D5]" table:style-name="ce1">
            <text:p>1.033015657</text:p>
          </table:table-cell>
          <table:table-cell office:value-type="float" office:value="1.2342314882548973" table:formula="of:=[.H15]/[.D5]" table:style-name="ce1">
            <text:p>1.234231488</text:p>
          </table:table-cell>
          <table:table-cell office:value-type="float" office:value="1.2131285585855558" table:formula="of:=[.I15]/[.D5]" table:style-name="ce1">
            <text:p>1.213128559</text:p>
          </table:table-cell>
          <table:table-cell office:value-type="float" office:value="1.2498045613677304" table:formula="of:=[.J15]/[.D5]" table:style-name="ce6">
            <text:p>1.249805</text:p>
          </table:table-cell>
          <table:table-cell office:value-type="float" office:value="1.2903661335533512" table:formula="of:=[.K15]/[.D5]" table:style-name="ce6">
            <text:p>1.290366</text:p>
          </table:table-cell>
          <table:table-cell office:value-type="float" office:value="1.2844249923303519" table:formula="of:=[.L15]/[.D5]" table:style-name="ce6">
            <text:p>1.284425</text:p>
          </table:table-cell>
          <table:table-cell office:value-type="float" office:value="1.2346026314780707" table:formula="of:=[.M15]/[.D5]" table:style-name="ce6">
            <text:p>1.234603</text:p>
          </table:table-cell>
          <table:table-cell office:value-type="float" office:value="1.2428978335195233" table:formula="of:=[.N15]/[.D5]" table:style-name="ce6">
            <text:p>1.242898</text:p>
          </table:table-cell>
          <table:table-cell office:value-type="float" office:value="1.2260886301543454" table:formula="of:=[.O15]/[.D5]" table:style-name="ce6">
            <text:p>1.226089</text:p>
          </table:table-cell>
          <table:table-cell office:value-type="float" office:value="4" table:style-name="ce9">
            <text:p>4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9531999999999999" table:style-name="ce1">
            <text:p>0.19532</text:p>
          </table:table-cell>
          <table:table-cell office:value-type="float" office:value="0.19511100000000001" table:style-name="ce1">
            <text:p>0.195111</text:p>
          </table:table-cell>
          <table:table-cell table:style-name="ce1"/>
          <table:table-cell office:value-type="float" office:value="7.3471615720524019E-2" table:formula="of:=[.E16]/[.D6]" table:style-name="ce1">
            <text:p>0.073471616</text:p>
          </table:table-cell>
          <table:table-cell office:value-type="float" office:value="0.27052514792899407" table:formula="of:=[.F16]/[.D6]" table:style-name="ce1">
            <text:p>0.270525148</text:p>
          </table:table-cell>
          <table:table-cell office:value-type="float" office:value="0.83379120879120872" table:formula="of:=[.G16]/[.D6]" table:style-name="ce1">
            <text:p>0.833791209</text:p>
          </table:table-cell>
          <table:table-cell office:value-type="float" office:value="0.97751705935367583" table:formula="of:=[.H16]/[.D6]" table:style-name="ce1">
            <text:p>0.977517059</text:p>
          </table:table-cell>
          <table:table-cell office:value-type="float" office:value="1.1444026686266748" table:formula="of:=[.I16]/[.D6]" table:style-name="ce1">
            <text:p>1.144402669</text:p>
          </table:table-cell>
          <table:table-cell office:value-type="float" office:value="1.2420271365766964" table:formula="of:=[.J16]/[.D6]" table:style-name="ce6">
            <text:p>1.242027</text:p>
          </table:table-cell>
          <table:table-cell office:value-type="float" office:value="1.2332716655065152" table:formula="of:=[.K16]/[.D6]" table:style-name="ce6">
            <text:p>1.233272</text:p>
          </table:table-cell>
          <table:table-cell office:value-type="float" office:value="1.3169668079635235" table:formula="of:=[.L16]/[.D6]" table:style-name="ce6">
            <text:p>1.316967</text:p>
          </table:table-cell>
          <table:table-cell office:value-type="float" office:value="1.2267182823977512" table:formula="of:=[.M16]/[.D6]" table:style-name="ce6">
            <text:p>1.226718</text:p>
          </table:table-cell>
          <table:table-cell office:value-type="float" office:value="1.2498588171210094" table:formula="of:=[.N16]/[.D6]" table:style-name="ce6">
            <text:p>1.249859</text:p>
          </table:table-cell>
          <table:table-cell office:value-type="float" office:value="1.207424535111286" table:formula="of:=[.O16]/[.D6]" table:style-name="ce6">
            <text:p>1.207425</text:p>
          </table:table-cell>
          <table:table-cell office:value-type="float" office:value="8" table:style-name="ce9">
            <text:p>8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8809899999999999" table:style-name="ce1">
            <text:p>0.188099</text:p>
          </table:table-cell>
          <table:table-cell office:value-type="float" office:value="0.18676899999999999" table:style-name="ce1">
            <text:p>0.186769</text:p>
          </table:table-cell>
          <table:table-cell table:style-name="ce1"/>
          <table:table-cell office:value-type="float" office:value="1.8367903930131005E-2" table:formula="of:=[.E17]/[.D7]" table:style-name="ce1">
            <text:p>0.018367904</text:p>
          </table:table-cell>
          <table:table-cell office:value-type="float" office:value="0.10825276243093923" table:formula="of:=[.F17]/[.D7]" table:style-name="ce1">
            <text:p>0.108252762</text:p>
          </table:table-cell>
          <table:table-cell office:value-type="float" office:value="0.30979503511350642" table:formula="of:=[.G17]/[.D7]" table:style-name="ce1">
            <text:p>0.309795035</text:p>
          </table:table-cell>
          <table:table-cell office:value-type="float" office:value="0.80636981572938238" table:formula="of:=[.H17]/[.D7]" table:style-name="ce1">
            <text:p>0.806369816</text:p>
          </table:table-cell>
          <table:table-cell office:value-type="float" office:value="1.0018139613153569" table:formula="of:=[.I17]/[.D7]" table:style-name="ce1">
            <text:p>1.001813961</text:p>
          </table:table-cell>
          <table:table-cell office:value-type="float" office:value="1.1158181605975723" table:formula="of:=[.J17]/[.D7]" table:style-name="ce6">
            <text:p>1.115818</text:p>
          </table:table-cell>
          <table:table-cell office:value-type="float" office:value="1.1958734545146603" table:formula="of:=[.K17]/[.D7]" table:style-name="ce6">
            <text:p>1.195873</text:p>
          </table:table-cell>
          <table:table-cell office:value-type="float" office:value="1.2798429472815716" table:formula="of:=[.L17]/[.D7]" table:style-name="ce6">
            <text:p>1.279843</text:p>
          </table:table-cell>
          <table:table-cell office:value-type="float" office:value="1.2479309584521883" table:formula="of:=[.M17]/[.D7]" table:style-name="ce6">
            <text:p>1.247931</text:p>
          </table:table-cell>
          <table:table-cell office:value-type="float" office:value="1.2679477333648399" table:formula="of:=[.N17]/[.D7]" table:style-name="ce6">
            <text:p>1.267948</text:p>
          </table:table-cell>
          <table:table-cell office:value-type="float" office:value="1.2121974475274973" table:formula="of:=[.O17]/[.D7]" table:style-name="ce6">
            <text:p>1.212197</text:p>
          </table:table-cell>
          <table:table-cell office:value-type="float" office:value="16" table:style-name="ce9">
            <text:p>16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8107500000000001" table:style-name="ce1">
            <text:p>0.181075</text:p>
          </table:table-cell>
          <table:table-cell office:value-type="float" office:value="0.179228" table:style-name="ce1">
            <text:p>0.179228</text:p>
          </table:table-cell>
          <table:table-cell table:style-name="ce1"/>
          <table:table-cell office:value-type="float" office:value="4.2599250557018428E-3" table:formula="of:=[.E18]/[.D8]" table:style-name="ce1">
            <text:p>0.004259925</text:p>
          </table:table-cell>
          <table:table-cell office:value-type="float" office:value="2.6642628205128204E-2" table:formula="of:=[.F18]/[.D8]" table:style-name="ce1">
            <text:p>0.026642628</text:p>
          </table:table-cell>
          <table:table-cell office:value-type="float" office:value="0.14595837180670973" table:formula="of:=[.G18]/[.D8]" table:style-name="ce1">
            <text:p>0.145958372</text:p>
          </table:table-cell>
          <table:table-cell office:value-type="float" office:value="0.4741382002123275" table:formula="of:=[.H18]/[.D8]" table:style-name="ce1">
            <text:p>0.4741382</text:p>
          </table:table-cell>
          <table:table-cell office:value-type="float" office:value="0.75169531180367799" table:formula="of:=[.I18]/[.D8]" table:style-name="ce1">
            <text:p>0.751695312</text:p>
          </table:table-cell>
          <table:table-cell office:value-type="float" office:value="0.92561363354710791" table:formula="of:=[.J18]/[.D8]" table:style-name="ce6">
            <text:p>0.925614</text:p>
          </table:table-cell>
          <table:table-cell office:value-type="float" office:value="1.0959853019055708" table:formula="of:=[.K18]/[.D8]" table:style-name="ce6">
            <text:p>1.095985</text:p>
          </table:table-cell>
          <table:table-cell office:value-type="float" office:value="1.1846370048348991" table:formula="of:=[.L18]/[.D8]" table:style-name="ce6">
            <text:p>1.184637</text:p>
          </table:table-cell>
          <table:table-cell office:value-type="float" office:value="1.1904865523735766" table:formula="of:=[.M18]/[.D8]" table:style-name="ce6">
            <text:p>1.190487</text:p>
          </table:table-cell>
          <table:table-cell office:value-type="float" office:value="1.1910955752457937" table:formula="of:=[.N18]/[.D8]" table:style-name="ce6">
            <text:p>1.191096</text:p>
          </table:table-cell>
          <table:table-cell office:value-type="float" office:value="0.90013755522612404" table:formula="of:=[.O18]/[.D8]" table:style-name="ce6">
            <text:p>0.900138</text:p>
          </table:table-cell>
          <table:table-cell office:value-type="float" office:value="32" table:style-name="ce9">
            <text:p>32</text:p>
          </table:table-cell>
          <table:table-cell table:number-columns-repeated="16368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7532500000000001" table:style-name="ce1">
            <text:p>0.175325</text:p>
          </table:table-cell>
          <table:table-cell office:value-type="float" office:value="0.17233999999999999" table:style-name="ce1">
            <text:p>0.17234</text:p>
          </table:table-cell>
          <table:table-cell table:style-name="ce1"/>
          <table:table-cell office:value-type="float" office:value="1.9451766555678874E-3" table:formula="of:=[.E19]/[.D9]" table:style-name="ce1">
            <text:p>0.001945177</text:p>
          </table:table-cell>
          <table:table-cell office:value-type="float" office:value="1.2009127922248489E-2" table:formula="of:=[.F19]/[.D9]" table:style-name="ce1">
            <text:p>0.012009128</text:p>
          </table:table-cell>
          <table:table-cell office:value-type="float" office:value="7.7193464371464612E-2" table:formula="of:=[.G19]/[.D9]" table:style-name="ce1">
            <text:p>0.077193464</text:p>
          </table:table-cell>
          <table:table-cell office:value-type="float" office:value="0.29900657687460619" table:formula="of:=[.H19]/[.D9]" table:style-name="ce1">
            <text:p>0.299006577</text:p>
          </table:table-cell>
          <table:table-cell office:value-type="float" office:value="0.54871638473216222" table:formula="of:=[.I19]/[.D9]" table:style-name="ce1">
            <text:p>0.548716385</text:p>
          </table:table-cell>
          <table:table-cell office:value-type="float" office:value="0.79971709729443974" table:formula="of:=[.J19]/[.D9]" table:style-name="ce6">
            <text:p>0.799717</text:p>
          </table:table-cell>
          <table:table-cell office:value-type="float" office:value="0.9918108007056422" table:formula="of:=[.K19]/[.D9]" table:style-name="ce6">
            <text:p>0.991811</text:p>
          </table:table-cell>
          <table:table-cell office:value-type="float" office:value="1.1479671461048642" table:formula="of:=[.L19]/[.D9]" table:style-name="ce6">
            <text:p>1.147967</text:p>
          </table:table-cell>
          <table:table-cell office:value-type="float" office:value="1.1407526830033448" table:formula="of:=[.M19]/[.D9]" table:style-name="ce6">
            <text:p>1.140753</text:p>
          </table:table-cell>
          <table:table-cell office:value-type="float" office:value="0.95708210126165982" table:formula="of:=[.N19]/[.D9]" table:style-name="ce6">
            <text:p>0.957082</text:p>
          </table:table-cell>
          <table:table-cell office:value-type="float" office:value="0.6018379611700696" table:formula="of:=[.O19]/[.D9]" table:style-name="ce6">
            <text:p>0.601838</text:p>
          </table:table-cell>
          <table:table-cell office:value-type="float" office:value="48" table:style-name="ce9">
            <text:p>48</text:p>
          </table:table-cell>
          <table:table-cell table:number-columns-repeated="16368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7069899999999999" table:style-name="ce1">
            <text:p>0.170699</text:p>
          </table:table-cell>
          <table:table-cell office:value-type="float" office:value="0.16606299999999999" table:style-name="ce1">
            <text:p>0.166063</text:p>
          </table:table-cell>
          <table:table-cell table:number-columns-repeated="4" table:style-name="ce1"/>
          <table:table-cell table:style-name="ce1">
            <draw:frame draw:z-index="4" draw:id="id3" draw:style-name="a3" draw:name="Chart 4" svg:x="0.375in" svg:y="0.15104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2" table:style-name="ce6"/>
          <table:table-cell table:style-name="ce6">
            <draw:frame draw:z-index="5" draw:id="id4" draw:style-name="a4" draw:name="Chart 5" svg:x="0.54167in" svg:y="0.15104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6"/>
          <table:table-cell table:number-columns-repeated="16369" table:style-name="ce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67405" table:style-name="ce1">
            <text:p>0.167405</text:p>
          </table:table-cell>
          <table:table-cell office:value-type="float" office:value="0.16634699999999999" table:style-name="ce1">
            <text:p>0.166347</text:p>
          </table:table-cell>
          <table:table-cell table:number-columns-repeated="6" table:style-name="ce1"/>
          <table:table-cell table:number-columns-repeated="6" table:style-name="ce6"/>
          <table:table-cell table:number-columns-repeated="16369" table:style-name="ce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6194500000000001" table:style-name="ce1">
            <text:p>0.161945</text:p>
          </table:table-cell>
          <table:table-cell office:value-type="float" office:value="0.157309" table:style-name="ce1">
            <text:p>0.157309</text:p>
          </table:table-cell>
          <table:table-cell table:number-columns-repeated="6" table:style-name="ce1"/>
          <table:table-cell table:number-columns-repeated="6" table:style-name="ce6"/>
          <table:table-cell table:number-columns-repeated="16369" table:style-name="ce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5720899999999999" table:style-name="ce1">
            <text:p>0.157209</text:p>
          </table:table-cell>
          <table:table-cell office:value-type="float" office:value="0.15579499999999999" table:style-name="ce1">
            <text:p>0.155795</text:p>
          </table:table-cell>
          <table:table-cell table:number-columns-repeated="6" table:style-name="ce1"/>
          <table:table-cell table:number-columns-repeated="6" table:style-name="ce6"/>
          <table:table-cell table:number-columns-repeated="16369" table:style-name="ce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5267800000000001" table:formula="of:=0.152678" table:style-name="ce1">
            <text:p>0.152678</text:p>
          </table:table-cell>
          <table:table-cell office:value-type="float" office:value="0.156472" table:style-name="ce1">
            <text:p>0.156472</text:p>
          </table:table-cell>
          <table:table-cell table:number-columns-repeated="6" table:style-name="ce1"/>
          <table:table-cell table:number-columns-repeated="6" table:style-name="ce6"/>
          <table:table-cell table:number-columns-repeated="16369" table:style-name="ce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50255" table:style-name="ce1">
            <text:p>0.150255</text:p>
          </table:table-cell>
          <table:table-cell office:value-type="float" office:value="0.142591" table:style-name="ce1">
            <text:p>0.142591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45533" table:style-name="ce1">
            <text:p>0.145533</text:p>
          </table:table-cell>
          <table:table-cell office:value-type="float" office:value="0.139873" table:style-name="ce1">
            <text:p>0.139873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4255699999999999" table:style-name="ce1">
            <text:p>0.142557</text:p>
          </table:table-cell>
          <table:table-cell office:value-type="float" office:value="0.13795299999999999" table:style-name="ce1">
            <text:p>0.137953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9963" table:style-name="ce1">
            <text:p>0.139963</text:p>
          </table:table-cell>
          <table:table-cell office:value-type="float" office:value="0.130165" table:style-name="ce1">
            <text:p>0.130165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732900000000001" table:style-name="ce1">
            <text:p>0.137329</text:p>
          </table:table-cell>
          <table:table-cell office:value-type="float" office:value="0.12684400000000001" table:style-name="ce1">
            <text:p>0.126844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542899999999999" table:style-name="ce1">
            <text:p>0.135429</text:p>
          </table:table-cell>
          <table:table-cell office:value-type="float" office:value="0.125885" table:style-name="ce1">
            <text:p>0.125885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395599999999999" table:style-name="ce1">
            <text:p>0.133956</text:p>
          </table:table-cell>
          <table:table-cell office:value-type="float" office:value="0.12723499999999999" table:style-name="ce1">
            <text:p>0.127235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250000000000001" table:style-name="ce1">
            <text:p>0.1325</text:p>
          </table:table-cell>
          <table:table-cell office:value-type="float" office:value="0.118616" table:style-name="ce1">
            <text:p>0.118616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026399999999999" table:style-name="ce1">
            <text:p>0.130264</text:p>
          </table:table-cell>
          <table:table-cell office:value-type="float" office:value="0.114706" table:style-name="ce1">
            <text:p>0.114706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856300000000001" table:style-name="ce1">
            <text:p>0.128563</text:p>
          </table:table-cell>
          <table:table-cell office:value-type="float" office:value="0.111889" table:style-name="ce1">
            <text:p>0.111889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782299999999999" table:style-name="ce1">
            <text:p>0.127823</text:p>
          </table:table-cell>
          <table:table-cell office:value-type="float" office:value="0.111747" table:style-name="ce1">
            <text:p>0.111747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7333" table:style-name="ce1">
            <text:p>0.127333</text:p>
          </table:table-cell>
          <table:table-cell office:value-type="float" office:value="0.10965800000000001" table:style-name="ce1">
            <text:p>0.109658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542700000000001" table:style-name="ce1">
            <text:p>0.125427</text:p>
          </table:table-cell>
          <table:table-cell office:value-type="float" office:value="0.108557" table:style-name="ce1">
            <text:p>0.108557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3393" table:style-name="ce1">
            <text:p>0.123393</text:p>
          </table:table-cell>
          <table:table-cell office:value-type="float" office:value="0.10352" table:style-name="ce1">
            <text:p>0.10352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534500000000001" table:style-name="ce1">
            <text:p>0.125345</text:p>
          </table:table-cell>
          <table:table-cell office:value-type="float" office:value="0.10242" table:style-name="ce1">
            <text:p>0.10242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15659" table:style-name="ce1">
            <text:p>0.115659</text:p>
          </table:table-cell>
          <table:table-cell office:value-type="float" office:value="0.105217" table:style-name="ce1">
            <text:p>0.105217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1347400000000001" table:style-name="ce1">
            <text:p>0.113474</text:p>
          </table:table-cell>
          <table:table-cell office:value-type="float" office:value="0.100663" table:style-name="ce1">
            <text:p>0.100663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12343" table:style-name="ce1">
            <text:p>0.112343</text:p>
          </table:table-cell>
          <table:table-cell office:value-type="float" office:value="9.7367999999999996E-2" table:style-name="ce1">
            <text:p>0.097368</text:p>
          </table:table-cell>
          <table:table-cell table:number-columns-repeated="6" table:style-name="ce1"/>
          <table:table-cell table:number-columns-repeated="6" table:style-name="ce6"/>
          <table:table-cell table:number-columns-repeated="16369"/>
        </table:table-row>
        <table:table-row table:number-rows-repeated="4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Max-Subarray: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N=1000: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gcc -O</text:p>
          </table:table-cell>
          <table:table-cell office:value-type="string" table:style-name="ce1">
            <text:p>gcc -Ofast</text:p>
          </table:table-cell>
          <table:table-cell office:value-type="string" table:style-name="ce1">
            <text:p>icc -O</text:p>
          </table:table-cell>
          <table:table-cell office:value-type="string" table:style-name="ce1">
            <text:p>icc -Ofas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o optimization</text:p>
          </table:table-cell>
          <table:table-cell office:value-type="float" office:value="3.811823" table:style-name="ce1">
            <text:p>3.811823</text:p>
          </table:table-cell>
          <table:table-cell office:value-type="float" office:value="2.5299640000000001" table:style-name="ce1">
            <text:p>2.529964</text:p>
          </table:table-cell>
          <table:table-cell office:value-type="float" office:value="2.8038470000000002" table:style-name="ce1">
            <text:p>2.803847</text:p>
          </table:table-cell>
          <table:table-cell office:value-type="float" office:value="2.7523569999999999" table:style-name="ce1">
            <text:p>2.75235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optimization</text:p>
          </table:table-cell>
          <table:table-cell office:value-type="float" office:value="2.8042120000000001" table:style-name="ce1">
            <text:p>2.804212</text:p>
          </table:table-cell>
          <table:table-cell office:value-type="float" office:value="2.3331140000000001" table:style-name="ce1">
            <text:p>2.333114</text:p>
          </table:table-cell>
          <table:table-cell office:value-type="float" office:value="2.9211140000000002" table:style-name="ce1">
            <text:p>2.921114</text:p>
          </table:table-cell>
          <table:table-cell office:value-type="float" office:value="2.9225110000000001" table:style-name="ce1">
            <text:p>2.922511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2">
            <text:p>GOTHMOG:</text:p>
          </table:table-cell>
          <table:table-cell table:number-columns-repeated="4" table:style-name="ce1"/>
          <table:table-cell office:value-type="string" table:style-name="ce1">
            <text:p>OpenMP</text:p>
          </table:table-cell>
          <table:table-cell table:number-columns-repeated="2" table:style-name="ce1"/>
          <table:table-cell office:value-type="string" table:style-name="ce1">
            <text:p>Serial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gcc -O:</text:p>
          </table:table-cell>
          <table:table-cell table:number-columns-repeated="2" table:style-name="ce1"/>
          <table:table-cell office:value-type="string" table:style-name="ce1">
            <text:p>OpenMP:</text:p>
          </table:table-cell>
          <table:table-cell table:style-name="ce1"/>
          <table:table-cell office:value-type="string" table:style-name="ce1">
            <text:p>Relative to not optimized impl.</text:p>
          </table:table-cell>
          <table:table-cell table:number-columns-repeated="2" table:style-name="ce1"/>
          <table:table-cell office:value-type="string" table:style-name="ce1">
            <text:p>optimized vs not optimized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">
            <text:p>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_ser_noOpt</text:p>
          </table:table-cell>
          <table:table-cell office:value-type="string" table:style-name="ce1">
            <text:p>T_ser_opt</text:p>
          </table:table-cell>
          <table:table-cell office:value-type="string" table:style-name="ce1">
            <text:p>T_par</text:p>
          </table:table-cell>
          <table:table-cell office:value-type="string" table:style-name="ce1">
            <text:p>Speedup</text:p>
          </table:table-cell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Speedup</text:p>
          </table:table-cell>
          <table:table-cell office:value-type="string" table:style-name="ce1">
            <text:p>Efficiency</text:p>
          </table:table-cell>
          <table:table-cell table:number-columns-repeated="16374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7.3800000000000005E-4" table:style-name="ce1">
            <text:p>0.000738</text:p>
          </table:table-cell>
          <table:table-cell office:value-type="float" office:value="6.4300000000000002E-4" table:style-name="ce1">
            <text:p>0.000643</text:p>
          </table:table-cell>
          <table:table-cell office:value-type="float" office:value="1.046656298600311" table:formula="of:=[.C67]/[.E67]" table:style-name="ce1">
            <text:p>1.046656299</text:p>
          </table:table-cell>
          <table:table-cell office:value-type="float" office:value="1.046656298600311" table:formula="of:=[.C67]/([.E67]*[.B67])" table:style-name="ce1">
            <text:p>1.046656299</text:p>
          </table:table-cell>
          <table:table-cell table:style-name="ce1"/>
          <table:table-cell office:value-type="float" office:value="0.91192411924119232" table:formula="of:=[.C67]/[.D67]" table:style-name="ce1">
            <text:p>0.911924119</text:p>
          </table:table-cell>
          <table:table-cell office:value-type="float" office:value="0.91192411924119232" table:formula="of:=[.C67]/([.D67]*[.B67])" table:style-name="ce1">
            <text:p>0.911924119</text:p>
          </table:table-cell>
          <table:table-cell table:number-columns-repeated="16374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4.3889999999999997E-3" table:style-name="ce1">
            <text:p>0.004389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4.5250000000000004E-3" table:style-name="ce1">
            <text:p>0.004525</text:p>
          </table:table-cell>
          <table:table-cell office:value-type="float" office:value="0.96994475138121528" table:formula="of:=[.C68]/[.E68]" table:style-name="ce1">
            <text:p>0.969944751</text:p>
          </table:table-cell>
          <table:table-cell office:value-type="float" office:value="0.96994475138121528" table:formula="of:=[.C68]/([.E68]*[.B68])" table:style-name="ce1">
            <text:p>0.969944751</text:p>
          </table:table-cell>
          <table:table-cell table:style-name="ce1"/>
          <table:table-cell office:value-type="float" office:value="1.3546296296296296" table:formula="of:=[.C68]/[.D68]" table:style-name="ce1">
            <text:p>1.35462963</text:p>
          </table:table-cell>
          <table:table-cell office:value-type="float" office:value="1.3546296296296296" table:formula="of:=[.C68]/([.D68]*[.B68])" table:style-name="ce1">
            <text:p>1.35462963</text:p>
          </table:table-cell>
          <table:table-cell table:number-columns-repeated="16374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3.0349999999999999E-2" table:style-name="ce1">
            <text:p>0.03035</text:p>
          </table:table-cell>
          <table:table-cell office:value-type="float" office:value="2.2644999999999998E-2" table:style-name="ce1">
            <text:p>0.022645</text:p>
          </table:table-cell>
          <table:table-cell office:value-type="float" office:value="3.1370000000000002E-2" table:style-name="ce1">
            <text:p>0.03137</text:p>
          </table:table-cell>
          <table:table-cell office:value-type="float" office:value="0.96748485814472418" table:formula="of:=[.C69]/[.E69]" table:style-name="ce1">
            <text:p>0.967484858</text:p>
          </table:table-cell>
          <table:table-cell office:value-type="float" office:value="0.96748485814472418" table:formula="of:=[.C69]/([.E69]*[.B69])" table:style-name="ce1">
            <text:p>0.967484858</text:p>
          </table:table-cell>
          <table:table-cell table:style-name="ce1"/>
          <table:table-cell office:value-type="float" office:value="1.3402517111945242" table:formula="of:=[.C69]/[.D69]" table:style-name="ce1">
            <text:p>1.340251711</text:p>
          </table:table-cell>
          <table:table-cell office:value-type="float" office:value="1.3402517111945242" table:formula="of:=[.C69]/([.D69]*[.B69])" table:style-name="ce1">
            <text:p>1.340251711</text:p>
          </table:table-cell>
          <table:table-cell table:number-columns-repeated="16374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0.24295600000000001" table:style-name="ce1">
            <text:p>0.242956</text:p>
          </table:table-cell>
          <table:table-cell office:value-type="float" office:value="0.18051500000000001" table:style-name="ce1">
            <text:p>0.180515</text:p>
          </table:table-cell>
          <table:table-cell office:value-type="float" office:value="0.24685099999999999" table:style-name="ce1">
            <text:p>0.246851</text:p>
          </table:table-cell>
          <table:table-cell office:value-type="float" office:value="0.98422125087603463" table:formula="of:=[.C70]/[.E70]" table:style-name="ce1">
            <text:p>0.984221251</text:p>
          </table:table-cell>
          <table:table-cell office:value-type="float" office:value="0.98422125087603463" table:formula="of:=[.C70]/([.E70]*[.B70])" table:style-name="ce1">
            <text:p>0.984221251</text:p>
          </table:table-cell>
          <table:table-cell table:style-name="ce1"/>
          <table:table-cell office:value-type="float" office:value="1.3459047724565825" table:formula="of:=[.C70]/[.D70]" table:style-name="ce1">
            <text:p>1.345904772</text:p>
          </table:table-cell>
          <table:table-cell office:value-type="float" office:value="1.3459047724565825" table:formula="of:=[.C70]/([.D70]*[.B70])" table:style-name="ce1">
            <text:p>1.345904772</text:p>
          </table:table-cell>
          <table:table-cell table:number-columns-repeated="16374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0.80964199999999997" table:style-name="ce1">
            <text:p>0.809642</text:p>
          </table:table-cell>
          <table:table-cell office:value-type="float" office:value="0.59478900000000001" table:style-name="ce1">
            <text:p>0.594789</text:p>
          </table:table-cell>
          <table:table-cell office:value-type="float" office:value="0.82161899999999999" table:style-name="ce1">
            <text:p>0.821619</text:p>
          </table:table-cell>
          <table:table-cell office:value-type="float" office:value="0.98542268375001063" table:formula="of:=[.C71]/[.E71]" table:style-name="ce1">
            <text:p>0.985422684</text:p>
          </table:table-cell>
          <table:table-cell office:value-type="float" office:value="0.98542268375001063" table:formula="of:=[.C71]/([.E71]*[.B71])" table:style-name="ce1">
            <text:p>0.985422684</text:p>
          </table:table-cell>
          <table:table-cell table:style-name="ce1"/>
          <table:table-cell office:value-type="float" office:value="1.3612255774736923" table:formula="of:=[.C71]/[.D71]" table:style-name="ce1">
            <text:p>1.361225577</text:p>
          </table:table-cell>
          <table:table-cell office:value-type="float" office:value="1.3612255774736923" table:formula="of:=[.C71]/([.D71]*[.B71])" table:style-name="ce1">
            <text:p>1.361225577</text:p>
          </table:table-cell>
          <table:table-cell table:number-columns-repeated="16374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1.912066" table:style-name="ce1">
            <text:p>1.912066</text:p>
          </table:table-cell>
          <table:table-cell office:value-type="float" office:value="1.399098" table:style-name="ce1">
            <text:p>1.399098</text:p>
          </table:table-cell>
          <table:table-cell office:value-type="float" office:value="1.9349700000000001" table:style-name="ce1">
            <text:p>1.93497</text:p>
          </table:table-cell>
          <table:table-cell office:value-type="float" office:value="0.9881631239760823" table:formula="of:=[.C72]/[.E72]" table:style-name="ce1">
            <text:p>0.988163124</text:p>
          </table:table-cell>
          <table:table-cell office:value-type="float" office:value="0.9881631239760823" table:formula="of:=[.C72]/([.E72]*[.B72])" table:style-name="ce1">
            <text:p>0.988163124</text:p>
          </table:table-cell>
          <table:table-cell table:style-name="ce1"/>
          <table:table-cell office:value-type="float" office:value="1.3666419364476257" table:formula="of:=[.C72]/[.D72]" table:style-name="ce1">
            <text:p>1.366641936</text:p>
          </table:table-cell>
          <table:table-cell office:value-type="float" office:value="1.3666419364476257" table:formula="of:=[.C72]/([.D72]*[.B72])" table:style-name="ce1">
            <text:p>1.366641936</text:p>
          </table:table-cell>
          <table:table-cell table:number-columns-repeated="16374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3.8410690000000001" table:style-name="ce1">
            <text:p>3.841069</text:p>
          </table:table-cell>
          <table:table-cell office:value-type="float" office:value="2.805917" table:style-name="ce1">
            <text:p>2.805917</text:p>
          </table:table-cell>
          <table:table-cell office:value-type="float" office:value="3.8247599999999999" table:style-name="ce1">
            <text:p>3.82476</text:p>
          </table:table-cell>
          <table:table-cell office:value-type="float" office:value="1.0042640583984355" table:formula="of:=[.C73]/[.E73]" table:style-name="ce1">
            <text:p>1.004264058</text:p>
          </table:table-cell>
          <table:table-cell office:value-type="float" office:value="1.0042640583984355" table:formula="of:=[.C73]/([.E73]*[.B73])" table:style-name="ce1">
            <text:p>1.004264058</text:p>
          </table:table-cell>
          <table:table-cell table:style-name="ce1"/>
          <table:table-cell office:value-type="float" office:value="1.3689175410391683" table:formula="of:=[.C73]/[.D73]" table:style-name="ce1">
            <text:p>1.368917541</text:p>
          </table:table-cell>
          <table:table-cell office:value-type="float" office:value="1.3689175410391683" table:formula="of:=[.C73]/([.D73]*[.B73])" table:style-name="ce1">
            <text:p>1.368917541</text:p>
          </table:table-cell>
          <table:table-cell table:number-columns-repeated="16374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" table:style-name="ce1">
            <text:p>1</text:p>
          </table:table-cell>
          <table:table-cell office:value-type="float" office:value="6.899705" table:style-name="ce1">
            <text:p>6.899705</text:p>
          </table:table-cell>
          <table:table-cell table:style-name="ce1"/>
          <table:table-cell office:value-type="float" office:value="6.739795" table:style-name="ce1">
            <text:p>6.739795</text:p>
          </table:table-cell>
          <table:table-cell office:value-type="float" office:value="1.0237262409316603" table:formula="of:=[.C74]/[.E74]" table:style-name="ce1">
            <text:p>1.023726241</text:p>
          </table:table-cell>
          <table:table-cell office:value-type="float" office:value="1.0237262409316603" table:formula="of:=[.C74]/([.E74]*[.B74])" table:style-name="ce1">
            <text:p>1.023726241</text:p>
          </table:table-cell>
          <table:table-cell table:number-columns-repeated="16377" table:style-name="ce1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" table:style-name="ce1">
            <text:p>1</text:p>
          </table:table-cell>
          <table:table-cell office:value-type="float" office:value="10.821618000000001" table:style-name="ce1">
            <text:p>10.821618</text:p>
          </table:table-cell>
          <table:table-cell table:style-name="ce1"/>
          <table:table-cell office:value-type="float" office:value="10.572964000000001" table:style-name="ce1">
            <text:p>10.572964</text:p>
          </table:table-cell>
          <table:table-cell office:value-type="float" office:value="1.0235179085070185" table:formula="of:=[.C75]/[.E75]" table:style-name="ce1">
            <text:p>1.023517909</text:p>
          </table:table-cell>
          <table:table-cell office:value-type="float" office:value="1.0235179085070185" table:formula="of:=[.C75]/([.E75]*[.B75])" table:style-name="ce1">
            <text:p>1.023517909</text:p>
          </table:table-cell>
          <table:table-cell table:number-columns-repeated="16377" table:style-name="ce1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" table:style-name="ce1">
            <text:p>1</text:p>
          </table:table-cell>
          <table:table-cell office:value-type="float" office:value="16.483847999999998" table:style-name="ce1">
            <text:p>16.483848</text:p>
          </table:table-cell>
          <table:table-cell table:style-name="ce1"/>
          <table:table-cell office:value-type="float" office:value="15.891336000000001" table:style-name="ce1">
            <text:p>15.891336</text:p>
          </table:table-cell>
          <table:table-cell office:value-type="float" office:value="1.0372852225892144" table:formula="of:=[.C76]/[.E76]" table:style-name="ce1">
            <text:p>1.037285223</text:p>
          </table:table-cell>
          <table:table-cell office:value-type="float" office:value="1.0372852225892144" table:formula="of:=[.C76]/([.E76]*[.B76])" table:style-name="ce1">
            <text:p>1.037285223</text:p>
          </table:table-cell>
          <table:table-cell table:number-columns-repeated="16377" table:style-name="ce1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1" table:style-name="ce1">
            <text:p>1</text:p>
          </table:table-cell>
          <table:table-cell office:value-type="float" office:value="70.940315999999996" table:style-name="ce1">
            <text:p>70.940316</text:p>
          </table:table-cell>
          <table:table-cell table:style-name="ce1"/>
          <table:table-cell office:value-type="float" office:value="69.361410000000006" table:style-name="ce1">
            <text:p>69.36141</text:p>
          </table:table-cell>
          <table:table-cell office:value-type="float" office:value="1.0227634645835486" table:formula="of:=[.C77]/[.E77]" table:style-name="ce1">
            <text:p>1.022763465</text:p>
          </table:table-cell>
          <table:table-cell office:value-type="float" office:value="1.0227634645835486" table:formula="of:=[.C77]/([.E77]*[.B77])" table:style-name="ce1">
            <text:p>1.022763465</text:p>
          </table:table-cell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2" table:formula="of:=[.B67]*2" table:style-name="ce1">
            <text:p>2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7.3800000000000005E-4" table:style-name="ce1">
            <text:p>0.000738</text:p>
          </table:table-cell>
          <table:table-cell office:value-type="float" office:value="6.4300000000000002E-4" table:style-name="ce1">
            <text:p>0.000643</text:p>
          </table:table-cell>
          <table:table-cell office:value-type="float" office:value="1.046656298600311" table:formula="of:=[.C78]/[.E78]" table:style-name="ce1">
            <text:p>1.046656299</text:p>
          </table:table-cell>
          <table:table-cell office:value-type="float" office:value="0.52332814930015548" table:formula="of:=[.C78]/([.E78]*[.B78])" table:style-name="ce1">
            <text:p>0.523328149</text:p>
          </table:table-cell>
          <table:table-cell table:number-columns-repeated="16377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2" table:formula="of:=[.B68]*2" table:style-name="ce1">
            <text:p>2</text:p>
          </table:table-cell>
          <table:table-cell office:value-type="float" office:value="4.3889999999999997E-3" table:style-name="ce1">
            <text:p>0.004389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2.7859999999999998E-3" table:style-name="ce1">
            <text:p>0.002786</text:p>
          </table:table-cell>
          <table:table-cell office:value-type="float" office:value="1.5753768844221105" table:formula="of:=[.C79]/[.E79]" table:style-name="ce1">
            <text:p>1.575376884</text:p>
          </table:table-cell>
          <table:table-cell office:value-type="float" office:value="0.78768844221105527" table:formula="of:=[.C79]/([.E79]*[.B79])" table:style-name="ce1">
            <text:p>0.787688442</text:p>
          </table:table-cell>
          <table:table-cell table:number-columns-repeated="16377" table:style-name="ce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[.B69]*2" table:style-name="ce1">
            <text:p>2</text:p>
          </table:table-cell>
          <table:table-cell office:value-type="float" office:value="3.0349999999999999E-2" table:style-name="ce1">
            <text:p>0.03035</text:p>
          </table:table-cell>
          <table:table-cell office:value-type="float" office:value="2.2644999999999998E-2" table:style-name="ce1">
            <text:p>0.022645</text:p>
          </table:table-cell>
          <table:table-cell office:value-type="float" office:value="1.6518000000000001E-2" table:style-name="ce1">
            <text:p>0.016518</text:p>
          </table:table-cell>
          <table:table-cell office:value-type="float" office:value="1.8373895144690637" table:formula="of:=[.C80]/[.E80]" table:style-name="ce1">
            <text:p>1.837389514</text:p>
          </table:table-cell>
          <table:table-cell office:value-type="float" office:value="0.91869475723453187" table:formula="of:=[.C80]/([.E80]*[.B80])" table:style-name="ce1">
            <text:p>0.918694757</text:p>
          </table:table-cell>
          <table:table-cell table:number-columns-repeated="16377" table:style-name="ce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2" table:formula="of:=[.B70]*2" table:style-name="ce1">
            <text:p>2</text:p>
          </table:table-cell>
          <table:table-cell office:value-type="float" office:value="0.24295600000000001" table:style-name="ce1">
            <text:p>0.242956</text:p>
          </table:table-cell>
          <table:table-cell office:value-type="float" office:value="0.18051500000000001" table:style-name="ce1">
            <text:p>0.180515</text:p>
          </table:table-cell>
          <table:table-cell office:value-type="float" office:value="0.12651599999999999" table:style-name="ce1">
            <text:p>0.126516</text:p>
          </table:table-cell>
          <table:table-cell office:value-type="float" office:value="1.9203578993961241" table:formula="of:=[.C81]/[.E81]" table:style-name="ce1">
            <text:p>1.920357899</text:p>
          </table:table-cell>
          <table:table-cell office:value-type="float" office:value="0.96017894969806206" table:formula="of:=[.C81]/([.E81]*[.B81])" table:style-name="ce1">
            <text:p>0.96017895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2" table:formula="of:=[.B71]*2" table:style-name="ce1">
            <text:p>2</text:p>
          </table:table-cell>
          <table:table-cell office:value-type="float" office:value="0.80964199999999997" table:style-name="ce1">
            <text:p>0.809642</text:p>
          </table:table-cell>
          <table:table-cell office:value-type="float" office:value="0.59478900000000001" table:style-name="ce1">
            <text:p>0.594789</text:p>
          </table:table-cell>
          <table:table-cell office:value-type="float" office:value="0.42006599999999999" table:style-name="ce1">
            <text:p>0.420066</text:p>
          </table:table-cell>
          <table:table-cell office:value-type="float" office:value="1.9274161679355148" table:formula="of:=[.C82]/[.E82]" table:style-name="ce1">
            <text:p>1.927416168</text:p>
          </table:table-cell>
          <table:table-cell office:value-type="float" office:value="0.96370808396775742" table:formula="of:=[.C82]/([.E82]*[.B82])" table:style-name="ce1">
            <text:p>0.963708084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2" table:formula="of:=[.B72]*2" table:style-name="ce1">
            <text:p>2</text:p>
          </table:table-cell>
          <table:table-cell office:value-type="float" office:value="1.912066" table:style-name="ce1">
            <text:p>1.912066</text:p>
          </table:table-cell>
          <table:table-cell office:value-type="float" office:value="1.399098" table:style-name="ce1">
            <text:p>1.399098</text:p>
          </table:table-cell>
          <table:table-cell office:value-type="float" office:value="0.978773" table:style-name="ce1">
            <text:p>0.978773</text:p>
          </table:table-cell>
          <table:table-cell office:value-type="float" office:value="1.9535336589791505" table:formula="of:=[.C83]/[.E83]" table:style-name="ce1">
            <text:p>1.953533659</text:p>
          </table:table-cell>
          <table:table-cell office:value-type="float" office:value="0.97676682948957527" table:formula="of:=[.C83]/([.E83]*[.B83])" table:style-name="ce1">
            <text:p>0.976766829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2" table:formula="of:=[.B73]*2" table:style-name="ce1">
            <text:p>2</text:p>
          </table:table-cell>
          <table:table-cell office:value-type="float" office:value="3.8410690000000001" table:style-name="ce1">
            <text:p>3.841069</text:p>
          </table:table-cell>
          <table:table-cell office:value-type="float" office:value="2.805917" table:style-name="ce1">
            <text:p>2.805917</text:p>
          </table:table-cell>
          <table:table-cell office:value-type="float" office:value="1.9477690000000001" table:style-name="ce1">
            <text:p>1.947769</text:p>
          </table:table-cell>
          <table:table-cell office:value-type="float" office:value="1.9720351848704851" table:formula="of:=[.C84]/[.E84]" table:style-name="ce1">
            <text:p>1.972035185</text:p>
          </table:table-cell>
          <table:table-cell office:value-type="float" office:value="0.98601759243524256" table:formula="of:=[.C84]/([.E84]*[.B84])" table:style-name="ce1">
            <text:p>0.986017592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2" table:formula="of:=[.B74]*2" table:style-name="ce1">
            <text:p>2</text:p>
          </table:table-cell>
          <table:table-cell office:value-type="float" office:value="6.899705" table:style-name="ce1">
            <text:p>6.899705</text:p>
          </table:table-cell>
          <table:table-cell table:style-name="ce1"/>
          <table:table-cell office:value-type="float" office:value="3.4525350000000001" table:style-name="ce1">
            <text:p>3.452535</text:p>
          </table:table-cell>
          <table:table-cell office:value-type="float" office:value="1.9984460693374577" table:formula="of:=[.C85]/[.E85]" table:style-name="ce1">
            <text:p>1.998446069</text:p>
          </table:table-cell>
          <table:table-cell office:value-type="float" office:value="0.99922303466872886" table:formula="of:=[.C85]/([.E85]*[.B85])" table:style-name="ce1">
            <text:p>0.999223035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2" table:formula="of:=[.B75]*2" table:style-name="ce1">
            <text:p>2</text:p>
          </table:table-cell>
          <table:table-cell office:value-type="float" office:value="10.821618000000001" table:style-name="ce1">
            <text:p>10.821618</text:p>
          </table:table-cell>
          <table:table-cell table:style-name="ce1"/>
          <table:table-cell office:value-type="float" office:value="5.3251379999999999" table:style-name="ce1">
            <text:p>5.325138</text:p>
          </table:table-cell>
          <table:table-cell office:value-type="float" office:value="2.0321760675497988" table:formula="of:=[.C86]/[.E86]" table:style-name="ce1">
            <text:p>2.032176068</text:p>
          </table:table-cell>
          <table:table-cell office:value-type="float" office:value="1.0160880337748994" table:formula="of:=[.C86]/([.E86]*[.B86])" table:style-name="ce1">
            <text:p>1.016088034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2" table:formula="of:=[.B76]*2" table:style-name="ce1">
            <text:p>2</text:p>
          </table:table-cell>
          <table:table-cell office:value-type="float" office:value="16.483847999999998" table:style-name="ce1">
            <text:p>16.483848</text:p>
          </table:table-cell>
          <table:table-cell table:style-name="ce1"/>
          <table:table-cell office:value-type="float" office:value="8.0883819999999993" table:style-name="ce1">
            <text:p>8.088382</text:p>
          </table:table-cell>
          <table:table-cell office:value-type="float" office:value="2.0379660604556018" table:formula="of:=[.C87]/[.E87]" table:style-name="ce1">
            <text:p>2.03796606</text:p>
          </table:table-cell>
          <table:table-cell office:value-type="float" office:value="1.0189830302278009" table:formula="of:=[.C87]/([.E87]*[.B87])" table:style-name="ce1">
            <text:p>1.01898303</text:p>
          </table:table-cell>
          <table:table-cell table:number-columns-repeated="16377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2" table:formula="of:=[.B77]*2" table:style-name="ce1">
            <text:p>2</text:p>
          </table:table-cell>
          <table:table-cell office:value-type="float" office:value="70.940315999999996" table:style-name="ce1">
            <text:p>70.940316</text:p>
          </table:table-cell>
          <table:table-cell table:style-name="ce1"/>
          <table:table-cell office:value-type="float" office:value="35.304603999999998" table:style-name="ce1">
            <text:p>35.304604</text:p>
          </table:table-cell>
          <table:table-cell office:value-type="float" office:value="2.0093786068241979" table:formula="of:=[.C88]/[.E88]" table:style-name="ce1">
            <text:p>2.009378607</text:p>
          </table:table-cell>
          <table:table-cell office:value-type="float" office:value="1.0046893034120989" table:formula="of:=[.C88]/([.E88]*[.B88])" table:style-name="ce1">
            <text:p>1.004689303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4" table:formula="of:=[.B78]*2" table:style-name="ce1">
            <text:p>4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7.3800000000000005E-4" table:style-name="ce1">
            <text:p>0.000738</text:p>
          </table:table-cell>
          <table:table-cell office:value-type="float" office:value="4.73E-4" table:style-name="ce1">
            <text:p>0.000473</text:p>
          </table:table-cell>
          <table:table-cell office:value-type="float" office:value="1.4228329809725158" table:formula="of:=[.C89]/[.E89]" table:style-name="ce1">
            <text:p>1.422832981</text:p>
          </table:table-cell>
          <table:table-cell office:value-type="float" office:value="0.35570824524312894" table:formula="of:=[.C89]/([.E89]*[.B89])" table:style-name="ce1">
            <text:p>0.355708245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4" table:formula="of:=[.B79]*2" table:style-name="ce1">
            <text:p>4</text:p>
          </table:table-cell>
          <table:table-cell office:value-type="float" office:value="4.3889999999999997E-3" table:style-name="ce1">
            <text:p>0.004389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1.642E-3" table:style-name="ce1">
            <text:p>0.001642</text:p>
          </table:table-cell>
          <table:table-cell office:value-type="float" office:value="2.6729598051157124" table:formula="of:=[.C90]/[.E90]" table:style-name="ce1">
            <text:p>2.672959805</text:p>
          </table:table-cell>
          <table:table-cell office:value-type="float" office:value="0.6682399512789281" table:formula="of:=[.C90]/([.E90]*[.B90])" table:style-name="ce1">
            <text:p>0.668239951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4" table:formula="of:=[.B80]*2" table:style-name="ce1">
            <text:p>4</text:p>
          </table:table-cell>
          <table:table-cell office:value-type="float" office:value="3.0349999999999999E-2" table:style-name="ce1">
            <text:p>0.03035</text:p>
          </table:table-cell>
          <table:table-cell office:value-type="float" office:value="2.2644999999999998E-2" table:style-name="ce1">
            <text:p>0.022645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3.3797327394209353" table:formula="of:=[.C91]/[.E91]" table:style-name="ce1">
            <text:p>3.379732739</text:p>
          </table:table-cell>
          <table:table-cell office:value-type="float" office:value="0.84493318485523383" table:formula="of:=[.C91]/([.E91]*[.B91])" table:style-name="ce1">
            <text:p>0.84493318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4" table:formula="of:=[.B81]*2" table:style-name="ce1">
            <text:p>4</text:p>
          </table:table-cell>
          <table:table-cell office:value-type="float" office:value="0.24295600000000001" table:style-name="ce1">
            <text:p>0.242956</text:p>
          </table:table-cell>
          <table:table-cell office:value-type="float" office:value="0.18051500000000001" table:style-name="ce1">
            <text:p>0.180515</text:p>
          </table:table-cell>
          <table:table-cell office:value-type="float" office:value="6.4306000000000002E-2" table:style-name="ce1">
            <text:p>0.064306</text:p>
          </table:table-cell>
          <table:table-cell office:value-type="float" office:value="3.7781233477436009" table:formula="of:=[.C92]/[.E92]" table:style-name="ce1">
            <text:p>3.778123348</text:p>
          </table:table-cell>
          <table:table-cell office:value-type="float" office:value="0.94453083693590023" table:formula="of:=[.C92]/([.E92]*[.B92])" table:style-name="ce1">
            <text:p>0.944530837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4" table:formula="of:=[.B82]*2" table:style-name="ce1">
            <text:p>4</text:p>
          </table:table-cell>
          <table:table-cell office:value-type="float" office:value="0.80964199999999997" table:style-name="ce1">
            <text:p>0.809642</text:p>
          </table:table-cell>
          <table:table-cell office:value-type="float" office:value="0.59478900000000001" table:style-name="ce1">
            <text:p>0.594789</text:p>
          </table:table-cell>
          <table:table-cell office:value-type="float" office:value="0.21324599999999999" table:style-name="ce1">
            <text:p>0.213246</text:p>
          </table:table-cell>
          <table:table-cell office:value-type="float" office:value="3.7967511700102228" table:formula="of:=[.C93]/[.E93]" table:style-name="ce1">
            <text:p>3.79675117</text:p>
          </table:table-cell>
          <table:table-cell office:value-type="float" office:value="0.94918779250255569" table:formula="of:=[.C93]/([.E93]*[.B93])" table:style-name="ce1">
            <text:p>0.949187793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4" table:formula="of:=[.B83]*2" table:style-name="ce1">
            <text:p>4</text:p>
          </table:table-cell>
          <table:table-cell office:value-type="float" office:value="1.912066" table:style-name="ce1">
            <text:p>1.912066</text:p>
          </table:table-cell>
          <table:table-cell office:value-type="float" office:value="1.399098" table:style-name="ce1">
            <text:p>1.399098</text:p>
          </table:table-cell>
          <table:table-cell office:value-type="float" office:value="0.49061300000000002" table:style-name="ce1">
            <text:p>0.490613</text:p>
          </table:table-cell>
          <table:table-cell office:value-type="float" office:value="3.897299908481838" table:formula="of:=[.C94]/[.E94]" table:style-name="ce1">
            <text:p>3.897299908</text:p>
          </table:table-cell>
          <table:table-cell office:value-type="float" office:value="0.97432497712045951" table:formula="of:=[.C94]/([.E94]*[.B94])" table:style-name="ce1">
            <text:p>0.974324977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4" table:formula="of:=[.B84]*2" table:style-name="ce1">
            <text:p>4</text:p>
          </table:table-cell>
          <table:table-cell office:value-type="float" office:value="3.8410690000000001" table:style-name="ce1">
            <text:p>3.841069</text:p>
          </table:table-cell>
          <table:table-cell office:value-type="float" office:value="2.805917" table:style-name="ce1">
            <text:p>2.805917</text:p>
          </table:table-cell>
          <table:table-cell office:value-type="float" office:value="0.97779400000000005" table:style-name="ce1">
            <text:p>0.977794</text:p>
          </table:table-cell>
          <table:table-cell office:value-type="float" office:value="3.9283008486450108" table:formula="of:=[.C95]/[.E95]" table:style-name="ce1">
            <text:p>3.928300849</text:p>
          </table:table-cell>
          <table:table-cell office:value-type="float" office:value="0.98207521216125271" table:formula="of:=[.C95]/([.E95]*[.B95])" table:style-name="ce1">
            <text:p>0.982075212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4" table:formula="of:=[.B85]*2" table:style-name="ce1">
            <text:p>4</text:p>
          </table:table-cell>
          <table:table-cell office:value-type="float" office:value="6.899705" table:style-name="ce1">
            <text:p>6.899705</text:p>
          </table:table-cell>
          <table:table-cell table:style-name="ce1"/>
          <table:table-cell office:value-type="float" office:value="1.721619" table:style-name="ce1">
            <text:p>1.721619</text:p>
          </table:table-cell>
          <table:table-cell office:value-type="float" office:value="4.0076840462378724" table:formula="of:=[.C96]/[.E96]" table:style-name="ce1">
            <text:p>4.007684046</text:p>
          </table:table-cell>
          <table:table-cell office:value-type="float" office:value="1.0019210115594681" table:formula="of:=[.C96]/([.E96]*[.B96])" table:style-name="ce1">
            <text:p>1.001921012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4" table:formula="of:=[.B86]*2" table:style-name="ce1">
            <text:p>4</text:p>
          </table:table-cell>
          <table:table-cell office:value-type="float" office:value="10.821618000000001" table:style-name="ce1">
            <text:p>10.821618</text:p>
          </table:table-cell>
          <table:table-cell table:style-name="ce1"/>
          <table:table-cell office:value-type="float" office:value="2.6661009999999998" table:style-name="ce1">
            <text:p>2.666101</text:p>
          </table:table-cell>
          <table:table-cell office:value-type="float" office:value="4.05896775853578" table:formula="of:=[.C97]/[.E97]" table:style-name="ce1">
            <text:p>4.058967759</text:p>
          </table:table-cell>
          <table:table-cell office:value-type="float" office:value="1.014741939633945" table:formula="of:=[.C97]/([.E97]*[.B97])" table:style-name="ce1">
            <text:p>1.01474194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4" table:formula="of:=[.B87]*2" table:style-name="ce1">
            <text:p>4</text:p>
          </table:table-cell>
          <table:table-cell office:value-type="float" office:value="16.483847999999998" table:style-name="ce1">
            <text:p>16.483848</text:p>
          </table:table-cell>
          <table:table-cell table:style-name="ce1"/>
          <table:table-cell office:value-type="float" office:value="4.0113099999999999" table:style-name="ce1">
            <text:p>4.01131</text:p>
          </table:table-cell>
          <table:table-cell office:value-type="float" office:value="4.1093428331392987" table:formula="of:=[.C98]/[.E98]" table:style-name="ce1">
            <text:p>4.109342833</text:p>
          </table:table-cell>
          <table:table-cell office:value-type="float" office:value="1.0273357082848247" table:formula="of:=[.C98]/([.E98]*[.B98])" table:style-name="ce1">
            <text:p>1.027335708</text:p>
          </table:table-cell>
          <table:table-cell table:number-columns-repeated="16377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4" table:formula="of:=[.B88]*2" table:style-name="ce1">
            <text:p>4</text:p>
          </table:table-cell>
          <table:table-cell office:value-type="float" office:value="70.940315999999996" table:style-name="ce1">
            <text:p>70.940316</text:p>
          </table:table-cell>
          <table:table-cell table:style-name="ce1"/>
          <table:table-cell office:value-type="float" office:value="17.494045" table:style-name="ce1">
            <text:p>17.494045</text:p>
          </table:table-cell>
          <table:table-cell office:value-type="float" office:value="4.0551122396221109" table:formula="of:=[.C99]/[.E99]" table:style-name="ce1">
            <text:p>4.05511224</text:p>
          </table:table-cell>
          <table:table-cell office:value-type="float" office:value="1.0137780599055277" table:formula="of:=[.C99]/([.E99]*[.B99])" table:style-name="ce1">
            <text:p>1.01377806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8" table:formula="of:=[.B89]*2" table:style-name="ce1">
            <text:p>8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7.3800000000000005E-4" table:style-name="ce1">
            <text:p>0.000738</text:p>
          </table:table-cell>
          <table:table-cell office:value-type="float" office:value="4.6299999999999998E-4" table:style-name="ce1">
            <text:p>0.000463</text:p>
          </table:table-cell>
          <table:table-cell office:value-type="float" office:value="1.4535637149028078" table:formula="of:=[.C100]/[.E100]" table:style-name="ce1">
            <text:p>1.453563715</text:p>
          </table:table-cell>
          <table:table-cell office:value-type="float" office:value="0.18169546436285097" table:formula="of:=[.C100]/([.E100]*[.B100])" table:style-name="ce1">
            <text:p>0.181695464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8" table:formula="of:=[.B90]*2" table:style-name="ce1">
            <text:p>8</text:p>
          </table:table-cell>
          <table:table-cell office:value-type="float" office:value="4.3889999999999997E-3" table:style-name="ce1">
            <text:p>0.004389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1.3339999999999999E-3" table:style-name="ce1">
            <text:p>0.001334</text:p>
          </table:table-cell>
          <table:table-cell office:value-type="float" office:value="3.2901049475262369" table:formula="of:=[.C101]/[.E101]" table:style-name="ce1">
            <text:p>3.290104948</text:p>
          </table:table-cell>
          <table:table-cell office:value-type="float" office:value="0.41126311844077962" table:formula="of:=[.C101]/([.E101]*[.B101])" table:style-name="ce1">
            <text:p>0.411263118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8" table:formula="of:=[.B91]*2" table:style-name="ce1">
            <text:p>8</text:p>
          </table:table-cell>
          <table:table-cell office:value-type="float" office:value="3.0349999999999999E-2" table:style-name="ce1">
            <text:p>0.03035</text:p>
          </table:table-cell>
          <table:table-cell office:value-type="float" office:value="2.2644999999999998E-2" table:style-name="ce1">
            <text:p>0.022645</text:p>
          </table:table-cell>
          <table:table-cell office:value-type="float" office:value="5.4190000000000002E-3" table:style-name="ce1">
            <text:p>0.005419</text:p>
          </table:table-cell>
          <table:table-cell office:value-type="float" office:value="5.6006643292120311" table:formula="of:=[.C102]/[.E102]" table:style-name="ce1">
            <text:p>5.600664329</text:p>
          </table:table-cell>
          <table:table-cell office:value-type="float" office:value="0.70008304115150388" table:formula="of:=[.C102]/([.E102]*[.B102])" table:style-name="ce1">
            <text:p>0.700083041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8" table:formula="of:=[.B92]*2" table:style-name="ce1">
            <text:p>8</text:p>
          </table:table-cell>
          <table:table-cell office:value-type="float" office:value="0.24295600000000001" table:style-name="ce1">
            <text:p>0.242956</text:p>
          </table:table-cell>
          <table:table-cell office:value-type="float" office:value="0.18051500000000001" table:style-name="ce1">
            <text:p>0.180515</text:p>
          </table:table-cell>
          <table:table-cell office:value-type="float" office:value="3.4167999999999997E-2" table:style-name="ce1">
            <text:p>0.034168</text:p>
          </table:table-cell>
          <table:table-cell office:value-type="float" office:value="7.1106298290798415" table:formula="of:=[.C103]/[.E103]" table:style-name="ce1">
            <text:p>7.110629829</text:p>
          </table:table-cell>
          <table:table-cell office:value-type="float" office:value="0.88882872863498019" table:formula="of:=[.C103]/([.E103]*[.B103])" table:style-name="ce1">
            <text:p>0.888828729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8" table:formula="of:=[.B93]*2" table:style-name="ce1">
            <text:p>8</text:p>
          </table:table-cell>
          <table:table-cell office:value-type="float" office:value="0.80964199999999997" table:style-name="ce1">
            <text:p>0.809642</text:p>
          </table:table-cell>
          <table:table-cell office:value-type="float" office:value="0.59478900000000001" table:style-name="ce1">
            <text:p>0.594789</text:p>
          </table:table-cell>
          <table:table-cell office:value-type="float" office:value="0.110418" table:style-name="ce1">
            <text:p>0.110418</text:p>
          </table:table-cell>
          <table:table-cell office:value-type="float" office:value="7.3325182488362399" table:formula="of:=[.C104]/[.E104]" table:style-name="ce1">
            <text:p>7.332518249</text:p>
          </table:table-cell>
          <table:table-cell office:value-type="float" office:value="0.91656478110452999" table:formula="of:=[.C104]/([.E104]*[.B104])" table:style-name="ce1">
            <text:p>0.916564781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8" table:formula="of:=[.B94]*2" table:style-name="ce1">
            <text:p>8</text:p>
          </table:table-cell>
          <table:table-cell office:value-type="float" office:value="1.912066" table:style-name="ce1">
            <text:p>1.912066</text:p>
          </table:table-cell>
          <table:table-cell office:value-type="float" office:value="1.399098" table:style-name="ce1">
            <text:p>1.399098</text:p>
          </table:table-cell>
          <table:table-cell office:value-type="float" office:value="0.24943299999999999" table:style-name="ce1">
            <text:p>0.249433</text:p>
          </table:table-cell>
          <table:table-cell office:value-type="float" office:value="7.6656496935048697" table:formula="of:=[.C105]/[.E105]" table:style-name="ce1">
            <text:p>7.665649694</text:p>
          </table:table-cell>
          <table:table-cell office:value-type="float" office:value="0.95820621168810871" table:formula="of:=[.C105]/([.E105]*[.B105])" table:style-name="ce1">
            <text:p>0.958206212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8" table:formula="of:=[.B95]*2" table:style-name="ce1">
            <text:p>8</text:p>
          </table:table-cell>
          <table:table-cell office:value-type="float" office:value="3.8410690000000001" table:style-name="ce1">
            <text:p>3.841069</text:p>
          </table:table-cell>
          <table:table-cell office:value-type="float" office:value="2.805917" table:style-name="ce1">
            <text:p>2.805917</text:p>
          </table:table-cell>
          <table:table-cell office:value-type="float" office:value="0.49485600000000002" table:style-name="ce1">
            <text:p>0.494856</text:p>
          </table:table-cell>
          <table:table-cell office:value-type="float" office:value="7.7619933879754921" table:formula="of:=[.C106]/[.E106]" table:style-name="ce1">
            <text:p>7.761993388</text:p>
          </table:table-cell>
          <table:table-cell office:value-type="float" office:value="0.97024917349693651" table:formula="of:=[.C106]/([.E106]*[.B106])" table:style-name="ce1">
            <text:p>0.970249173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8" table:formula="of:=[.B96]*2" table:style-name="ce1">
            <text:p>8</text:p>
          </table:table-cell>
          <table:table-cell office:value-type="float" office:value="6.899705" table:style-name="ce1">
            <text:p>6.899705</text:p>
          </table:table-cell>
          <table:table-cell table:style-name="ce1"/>
          <table:table-cell office:value-type="float" office:value="0.86808300000000005" table:style-name="ce1">
            <text:p>0.868083</text:p>
          </table:table-cell>
          <table:table-cell office:value-type="float" office:value="7.9482088694283837" table:formula="of:=[.C107]/[.E107]" table:style-name="ce1">
            <text:p>7.948208869</text:p>
          </table:table-cell>
          <table:table-cell office:value-type="float" office:value="0.99352610867854796" table:formula="of:=[.C107]/([.E107]*[.B107])" table:style-name="ce1">
            <text:p>0.993526109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8" table:formula="of:=[.B97]*2" table:style-name="ce1">
            <text:p>8</text:p>
          </table:table-cell>
          <table:table-cell office:value-type="float" office:value="10.821618000000001" table:style-name="ce1">
            <text:p>10.821618</text:p>
          </table:table-cell>
          <table:table-cell table:style-name="ce1"/>
          <table:table-cell office:value-type="float" office:value="1.343974" table:style-name="ce1">
            <text:p>1.343974</text:p>
          </table:table-cell>
          <table:table-cell office:value-type="float" office:value="8.0519548741270306" table:formula="of:=[.C108]/[.E108]" table:style-name="ce1">
            <text:p>8.051954874</text:p>
          </table:table-cell>
          <table:table-cell office:value-type="float" office:value="1.0064943592658788" table:formula="of:=[.C108]/([.E108]*[.B108])" table:style-name="ce1">
            <text:p>1.006494359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8" table:formula="of:=[.B98]*2" table:style-name="ce1">
            <text:p>8</text:p>
          </table:table-cell>
          <table:table-cell office:value-type="float" office:value="16.483847999999998" table:style-name="ce1">
            <text:p>16.483848</text:p>
          </table:table-cell>
          <table:table-cell table:style-name="ce1"/>
          <table:table-cell office:value-type="float" office:value="2.0190980000000001" table:style-name="ce1">
            <text:p>2.019098</text:p>
          </table:table-cell>
          <table:table-cell office:value-type="float" office:value="8.163966285935599" table:formula="of:=[.C109]/[.E109]" table:style-name="ce1">
            <text:p>8.163966286</text:p>
          </table:table-cell>
          <table:table-cell office:value-type="float" office:value="1.0204957857419499" table:formula="of:=[.C109]/([.E109]*[.B109])" table:style-name="ce1">
            <text:p>1.020495786</text:p>
          </table:table-cell>
          <table:table-cell table:number-columns-repeated="16377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8" table:formula="of:=[.B99]*2" table:style-name="ce1">
            <text:p>8</text:p>
          </table:table-cell>
          <table:table-cell office:value-type="float" office:value="70.940315999999996" table:style-name="ce1">
            <text:p>70.940316</text:p>
          </table:table-cell>
          <table:table-cell table:style-name="ce1"/>
          <table:table-cell office:value-type="float" office:value="8.8677899999999994" table:style-name="ce1">
            <text:p>8.86779</text:p>
          </table:table-cell>
          <table:table-cell office:value-type="float" office:value="7.9997740135930151" table:formula="of:=[.C110]/[.E110]" table:style-name="ce1">
            <text:p>7.999774014</text:p>
          </table:table-cell>
          <table:table-cell office:value-type="float" office:value="0.99997175169912689" table:formula="of:=[.C110]/([.E110]*[.B110])" table:style-name="ce1">
            <text:p>0.999971752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6" table:formula="of:=[.B100]*2" table:style-name="ce1">
            <text:p>16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7.3800000000000005E-4" table:style-name="ce1">
            <text:p>0.000738</text:p>
          </table:table-cell>
          <table:table-cell office:value-type="float" office:value="6.4700000000000001E-4" table:style-name="ce1">
            <text:p>0.000647</text:p>
          </table:table-cell>
          <table:table-cell office:value-type="float" office:value="1.0401854714064915" table:formula="of:=[.C111]/[.E111]" table:style-name="ce1">
            <text:p>1.040185471</text:p>
          </table:table-cell>
          <table:table-cell office:value-type="float" office:value="6.5011591962905721E-2" table:formula="of:=[.C111]/([.E111]*[.B111])" table:style-name="ce1">
            <text:p>0.065011592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6" table:formula="of:=[.B101]*2" table:style-name="ce1">
            <text:p>16</text:p>
          </table:table-cell>
          <table:table-cell office:value-type="float" office:value="4.3889999999999997E-3" table:style-name="ce1">
            <text:p>0.004389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1.2110000000000001E-3" table:style-name="ce1">
            <text:p>0.001211</text:p>
          </table:table-cell>
          <table:table-cell office:value-type="float" office:value="3.6242774566473983" table:formula="of:=[.C112]/[.E112]" table:style-name="ce1">
            <text:p>3.624277457</text:p>
          </table:table-cell>
          <table:table-cell office:value-type="float" office:value="0.22651734104046239" table:formula="of:=[.C112]/([.E112]*[.B112])" table:style-name="ce1">
            <text:p>0.226517341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6" table:formula="of:=[.B102]*2" table:style-name="ce1">
            <text:p>16</text:p>
          </table:table-cell>
          <table:table-cell office:value-type="float" office:value="3.0349999999999999E-2" table:style-name="ce1">
            <text:p>0.03035</text:p>
          </table:table-cell>
          <table:table-cell office:value-type="float" office:value="2.2644999999999998E-2" table:style-name="ce1">
            <text:p>0.022645</text:p>
          </table:table-cell>
          <table:table-cell office:value-type="float" office:value="4.4450000000000002E-3" table:style-name="ce1">
            <text:p>0.004445</text:p>
          </table:table-cell>
          <table:table-cell office:value-type="float" office:value="6.8278965129358822" table:formula="of:=[.C113]/[.E113]" table:style-name="ce1">
            <text:p>6.827896513</text:p>
          </table:table-cell>
          <table:table-cell office:value-type="float" office:value="0.42674353205849264" table:formula="of:=[.C113]/([.E113]*[.B113])" table:style-name="ce1">
            <text:p>0.426743532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6" table:formula="of:=[.B103]*2" table:style-name="ce1">
            <text:p>16</text:p>
          </table:table-cell>
          <table:table-cell office:value-type="float" office:value="0.24295600000000001" table:style-name="ce1">
            <text:p>0.242956</text:p>
          </table:table-cell>
          <table:table-cell office:value-type="float" office:value="0.18051500000000001" table:style-name="ce1">
            <text:p>0.180515</text:p>
          </table:table-cell>
          <table:table-cell office:value-type="float" office:value="2.0698000000000001E-2" table:style-name="ce1">
            <text:p>0.020698</text:p>
          </table:table-cell>
          <table:table-cell office:value-type="float" office:value="11.738138950623249" table:formula="of:=[.C114]/[.E114]" table:style-name="ce1">
            <text:p>11.73813895</text:p>
          </table:table-cell>
          <table:table-cell office:value-type="float" office:value="0.73363368441395305" table:formula="of:=[.C114]/([.E114]*[.B114])" table:style-name="ce1">
            <text:p>0.733633684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6" table:formula="of:=[.B104]*2" table:style-name="ce1">
            <text:p>16</text:p>
          </table:table-cell>
          <table:table-cell office:value-type="float" office:value="0.80964199999999997" table:style-name="ce1">
            <text:p>0.809642</text:p>
          </table:table-cell>
          <table:table-cell office:value-type="float" office:value="0.59478900000000001" table:style-name="ce1">
            <text:p>0.594789</text:p>
          </table:table-cell>
          <table:table-cell office:value-type="float" office:value="6.0956000000000003E-2" table:style-name="ce1">
            <text:p>0.060956</text:p>
          </table:table-cell>
          <table:table-cell office:value-type="float" office:value="13.282400419975064" table:formula="of:=[.C115]/[.E115]" table:style-name="ce1">
            <text:p>13.28240042</text:p>
          </table:table-cell>
          <table:table-cell office:value-type="float" office:value="0.83015002624844147" table:formula="of:=[.C115]/([.E115]*[.B115])" table:style-name="ce1">
            <text:p>0.830150026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6" table:formula="of:=[.B105]*2" table:style-name="ce1">
            <text:p>16</text:p>
          </table:table-cell>
          <table:table-cell office:value-type="float" office:value="1.912066" table:style-name="ce1">
            <text:p>1.912066</text:p>
          </table:table-cell>
          <table:table-cell office:value-type="float" office:value="1.399098" table:style-name="ce1">
            <text:p>1.399098</text:p>
          </table:table-cell>
          <table:table-cell office:value-type="float" office:value="0.13380300000000001" table:style-name="ce1">
            <text:p>0.133803</text:p>
          </table:table-cell>
          <table:table-cell office:value-type="float" office:value="14.29015791873127" table:formula="of:=[.C116]/[.E116]" table:style-name="ce1">
            <text:p>14.29015792</text:p>
          </table:table-cell>
          <table:table-cell office:value-type="float" office:value="0.89313486992070434" table:formula="of:=[.C116]/([.E116]*[.B116])" table:style-name="ce1">
            <text:p>0.89313487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6" table:formula="of:=[.B106]*2" table:style-name="ce1">
            <text:p>16</text:p>
          </table:table-cell>
          <table:table-cell office:value-type="float" office:value="3.8410690000000001" table:style-name="ce1">
            <text:p>3.841069</text:p>
          </table:table-cell>
          <table:table-cell office:value-type="float" office:value="2.805917" table:style-name="ce1">
            <text:p>2.805917</text:p>
          </table:table-cell>
          <table:table-cell office:value-type="float" office:value="0.25901600000000002" table:style-name="ce1">
            <text:p>0.259016</text:p>
          </table:table-cell>
          <table:table-cell office:value-type="float" office:value="14.829466133366278" table:formula="of:=[.C117]/[.E117]" table:style-name="ce1">
            <text:p>14.82946613</text:p>
          </table:table-cell>
          <table:table-cell office:value-type="float" office:value="0.92684163333539238" table:formula="of:=[.C117]/([.E117]*[.B117])" table:style-name="ce1">
            <text:p>0.926841633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6" table:formula="of:=[.B107]*2" table:style-name="ce1">
            <text:p>16</text:p>
          </table:table-cell>
          <table:table-cell office:value-type="float" office:value="6.899705" table:style-name="ce1">
            <text:p>6.899705</text:p>
          </table:table-cell>
          <table:table-cell table:style-name="ce1"/>
          <table:table-cell office:value-type="float" office:value="0.44217800000000002" table:style-name="ce1">
            <text:p>0.442178</text:p>
          </table:table-cell>
          <table:table-cell office:value-type="float" office:value="15.603908380787827" table:formula="of:=[.C118]/[.E118]" table:style-name="ce1">
            <text:p>15.60390838</text:p>
          </table:table-cell>
          <table:table-cell office:value-type="float" office:value="0.97524427379923917" table:formula="of:=[.C118]/([.E118]*[.B118])" table:style-name="ce1">
            <text:p>0.975244274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6" table:formula="of:=[.B108]*2" table:style-name="ce1">
            <text:p>16</text:p>
          </table:table-cell>
          <table:table-cell office:value-type="float" office:value="10.821618000000001" table:style-name="ce1">
            <text:p>10.821618</text:p>
          </table:table-cell>
          <table:table-cell table:style-name="ce1"/>
          <table:table-cell office:value-type="float" office:value="0.68672100000000003" table:style-name="ce1">
            <text:p>0.686721</text:p>
          </table:table-cell>
          <table:table-cell office:value-type="float" office:value="15.758390962268519" table:formula="of:=[.C119]/[.E119]" table:style-name="ce1">
            <text:p>15.75839096</text:p>
          </table:table-cell>
          <table:table-cell office:value-type="float" office:value="0.98489943514178246" table:formula="of:=[.C119]/([.E119]*[.B119])" table:style-name="ce1">
            <text:p>0.984899435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6" table:formula="of:=[.B109]*2" table:style-name="ce1">
            <text:p>16</text:p>
          </table:table-cell>
          <table:table-cell office:value-type="float" office:value="16.483847999999998" table:style-name="ce1">
            <text:p>16.483848</text:p>
          </table:table-cell>
          <table:table-cell table:style-name="ce1"/>
          <table:table-cell office:value-type="float" office:value="1.021258" table:style-name="ce1">
            <text:p>1.021258</text:p>
          </table:table-cell>
          <table:table-cell office:value-type="float" office:value="16.140728395762871" table:formula="of:=[.C120]/[.E120]" table:style-name="ce1">
            <text:p>16.1407284</text:p>
          </table:table-cell>
          <table:table-cell office:value-type="float" office:value="1.0087955247351794" table:formula="of:=[.C120]/([.E120]*[.B120])" table:style-name="ce1">
            <text:p>1.008795525</text:p>
          </table:table-cell>
          <table:table-cell table:number-columns-repeated="16377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16" table:formula="of:=[.B110]*2" table:style-name="ce1">
            <text:p>16</text:p>
          </table:table-cell>
          <table:table-cell office:value-type="float" office:value="70.940315999999996" table:style-name="ce1">
            <text:p>70.940316</text:p>
          </table:table-cell>
          <table:table-cell table:style-name="ce1"/>
          <table:table-cell office:value-type="float" office:value="5.0871079999999997" table:style-name="ce1">
            <text:p>5.087108</text:p>
          </table:table-cell>
          <table:table-cell office:value-type="float" office:value="13.945116950534567" table:formula="of:=[.C121]/[.E121]" table:style-name="ce1">
            <text:p>13.94511695</text:p>
          </table:table-cell>
          <table:table-cell office:value-type="float" office:value="0.87156980940841045" table:formula="of:=[.C121]/([.E121]*[.B121])" table:style-name="ce1">
            <text:p>0.871569809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2" table:formula="of:=[.B111]*2" table:style-name="ce1">
            <text:p>32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7.3800000000000005E-4" table:style-name="ce1">
            <text:p>0.000738</text:p>
          </table:table-cell>
          <table:table-cell office:value-type="float" office:value="9.19E-4" table:style-name="ce1">
            <text:p>0.000919</text:p>
          </table:table-cell>
          <table:table-cell office:value-type="float" office:value="0.73231773667029376" table:formula="of:=[.C122]/[.E122]" table:style-name="ce1">
            <text:p>0.732317737</text:p>
          </table:table-cell>
          <table:table-cell office:value-type="float" office:value="2.288492927094668E-2" table:formula="of:=[.C122]/([.E122]*[.B122])" table:style-name="ce1">
            <text:p>0.022884929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2" table:formula="of:=[.B112]*2" table:style-name="ce1">
            <text:p>32</text:p>
          </table:table-cell>
          <table:table-cell office:value-type="float" office:value="4.3889999999999997E-3" table:style-name="ce1">
            <text:p>0.004389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1.9810000000000001E-3" table:style-name="ce1">
            <text:p>0.001981</text:p>
          </table:table-cell>
          <table:table-cell office:value-type="float" office:value="2.2155477031802118" table:formula="of:=[.C123]/[.E123]" table:style-name="ce1">
            <text:p>2.215547703</text:p>
          </table:table-cell>
          <table:table-cell office:value-type="float" office:value="6.9235865724381618E-2" table:formula="of:=[.C123]/([.E123]*[.B123])" table:style-name="ce1">
            <text:p>0.069235866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32" table:formula="of:=[.B113]*2" table:style-name="ce1">
            <text:p>32</text:p>
          </table:table-cell>
          <table:table-cell office:value-type="float" office:value="3.0349999999999999E-2" table:style-name="ce1">
            <text:p>0.03035</text:p>
          </table:table-cell>
          <table:table-cell office:value-type="float" office:value="2.2644999999999998E-2" table:style-name="ce1">
            <text:p>0.022645</text:p>
          </table:table-cell>
          <table:table-cell office:value-type="float" office:value="4.8979999999999996E-3" table:formula="of:=0.004898" table:style-name="ce1">
            <text:p>0.004898</text:p>
          </table:table-cell>
          <table:table-cell office:value-type="float" office:value="6.196406696610862" table:formula="of:=[.C124]/[.E124]" table:style-name="ce1">
            <text:p>6.196406697</text:p>
          </table:table-cell>
          <table:table-cell office:value-type="float" office:value="0.19363770926908944" table:formula="of:=[.C124]/([.E124]*[.B124])" table:style-name="ce1">
            <text:p>0.193637709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32" table:formula="of:=[.B114]*2" table:style-name="ce1">
            <text:p>32</text:p>
          </table:table-cell>
          <table:table-cell office:value-type="float" office:value="0.24295600000000001" table:style-name="ce1">
            <text:p>0.242956</text:p>
          </table:table-cell>
          <table:table-cell office:value-type="float" office:value="0.18051500000000001" table:style-name="ce1">
            <text:p>0.180515</text:p>
          </table:table-cell>
          <table:table-cell office:value-type="float" office:value="1.6479000000000001E-2" table:style-name="ce1">
            <text:p>0.016479</text:p>
          </table:table-cell>
          <table:table-cell office:value-type="float" office:value="14.743370350142605" table:formula="of:=[.C125]/[.E125]" table:style-name="ce1">
            <text:p>14.74337035</text:p>
          </table:table-cell>
          <table:table-cell office:value-type="float" office:value="0.46073032344195641" table:formula="of:=[.C125]/([.E125]*[.B125])" table:style-name="ce1">
            <text:p>0.460730323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32" table:formula="of:=[.B115]*2" table:style-name="ce1">
            <text:p>32</text:p>
          </table:table-cell>
          <table:table-cell office:value-type="float" office:value="0.80964199999999997" table:style-name="ce1">
            <text:p>0.809642</text:p>
          </table:table-cell>
          <table:table-cell office:value-type="float" office:value="0.59478900000000001" table:style-name="ce1">
            <text:p>0.594789</text:p>
          </table:table-cell>
          <table:table-cell office:value-type="float" office:value="4.0680000000000001E-2" table:style-name="ce1">
            <text:p>0.04068</text:p>
          </table:table-cell>
          <table:table-cell office:value-type="float" office:value="19.902704031465092" table:formula="of:=[.C126]/[.E126]" table:style-name="ce1">
            <text:p>19.90270403</text:p>
          </table:table-cell>
          <table:table-cell office:value-type="float" office:value="0.62195950098328412" table:formula="of:=[.C126]/([.E126]*[.B126])" table:style-name="ce1">
            <text:p>0.621959501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32" table:formula="of:=[.B116]*2" table:style-name="ce1">
            <text:p>32</text:p>
          </table:table-cell>
          <table:table-cell office:value-type="float" office:value="1.912066" table:style-name="ce1">
            <text:p>1.912066</text:p>
          </table:table-cell>
          <table:table-cell office:value-type="float" office:value="1.399098" table:style-name="ce1">
            <text:p>1.399098</text:p>
          </table:table-cell>
          <table:table-cell office:value-type="float" office:value="8.0228999999999995E-2" table:style-name="ce1">
            <text:p>0.080229</text:p>
          </table:table-cell>
          <table:table-cell office:value-type="float" office:value="23.832604170561769" table:formula="of:=[.C127]/[.E127]" table:style-name="ce1">
            <text:p>23.83260417</text:p>
          </table:table-cell>
          <table:table-cell office:value-type="float" office:value="0.74476888033005528" table:formula="of:=[.C127]/([.E127]*[.B127])" table:style-name="ce1">
            <text:p>0.74476888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32" table:formula="of:=[.B117]*2" table:style-name="ce1">
            <text:p>32</text:p>
          </table:table-cell>
          <table:table-cell office:value-type="float" office:value="3.8410690000000001" table:style-name="ce1">
            <text:p>3.841069</text:p>
          </table:table-cell>
          <table:table-cell office:value-type="float" office:value="2.805917" table:style-name="ce1">
            <text:p>2.805917</text:p>
          </table:table-cell>
          <table:table-cell office:value-type="float" office:value="0.14705299999999999" table:style-name="ce1">
            <text:p>0.147053</text:p>
          </table:table-cell>
          <table:table-cell office:value-type="float" office:value="26.120303564021139" table:formula="of:=[.C128]/[.E128]" table:style-name="ce1">
            <text:p>26.12030356</text:p>
          </table:table-cell>
          <table:table-cell office:value-type="float" office:value="0.81625948637566059" table:formula="of:=[.C128]/([.E128]*[.B128])" table:style-name="ce1">
            <text:p>0.816259486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32" table:formula="of:=[.B118]*2" table:style-name="ce1">
            <text:p>32</text:p>
          </table:table-cell>
          <table:table-cell office:value-type="float" office:value="6.899705" table:style-name="ce1">
            <text:p>6.899705</text:p>
          </table:table-cell>
          <table:table-cell table:style-name="ce1"/>
          <table:table-cell office:value-type="float" office:value="0.23858099999999999" table:style-name="ce1">
            <text:p>0.238581</text:p>
          </table:table-cell>
          <table:table-cell office:value-type="float" office:value="28.919758907876151" table:formula="of:=[.C129]/[.E129]" table:style-name="ce1">
            <text:p>28.91975891</text:p>
          </table:table-cell>
          <table:table-cell office:value-type="float" office:value="0.90374246587112972" table:formula="of:=[.C129]/([.E129]*[.B129])" table:style-name="ce1">
            <text:p>0.903742466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32" table:formula="of:=[.B119]*2" table:style-name="ce1">
            <text:p>32</text:p>
          </table:table-cell>
          <table:table-cell office:value-type="float" office:value="10.821618000000001" table:style-name="ce1">
            <text:p>10.821618</text:p>
          </table:table-cell>
          <table:table-cell table:style-name="ce1"/>
          <table:table-cell office:value-type="float" office:value="0.37737700000000002" table:style-name="ce1">
            <text:p>0.377377</text:p>
          </table:table-cell>
          <table:table-cell office:value-type="float" office:value="28.675881148029688" table:formula="of:=[.C130]/[.E130]" table:style-name="ce1">
            <text:p>28.67588115</text:p>
          </table:table-cell>
          <table:table-cell office:value-type="float" office:value="0.89612128587592776" table:formula="of:=[.C130]/([.E130]*[.B130])" table:style-name="ce1">
            <text:p>0.896121286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32" table:formula="of:=[.B120]*2" table:style-name="ce1">
            <text:p>32</text:p>
          </table:table-cell>
          <table:table-cell office:value-type="float" office:value="16.483847999999998" table:style-name="ce1">
            <text:p>16.483848</text:p>
          </table:table-cell>
          <table:table-cell table:style-name="ce1"/>
          <table:table-cell office:value-type="float" office:value="0.54205700000000001" table:style-name="ce1">
            <text:p>0.542057</text:p>
          </table:table-cell>
          <table:table-cell office:value-type="float" office:value="30.409805610849041" table:formula="of:=[.C131]/[.E131]" table:style-name="ce1">
            <text:p>30.40980561</text:p>
          </table:table-cell>
          <table:table-cell office:value-type="float" office:value="0.95030642533903253" table:formula="of:=[.C131]/([.E131]*[.B131])" table:style-name="ce1">
            <text:p>0.950306425</text:p>
          </table:table-cell>
          <table:table-cell table:number-columns-repeated="16377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32" table:formula="of:=[.B121]*2" table:style-name="ce1">
            <text:p>32</text:p>
          </table:table-cell>
          <table:table-cell office:value-type="float" office:value="70.940315999999996" table:style-name="ce1">
            <text:p>70.940316</text:p>
          </table:table-cell>
          <table:table-cell table:style-name="ce1"/>
          <table:table-cell office:value-type="float" office:value="4.9233849999999997" table:style-name="ce1">
            <text:p>4.923385</text:p>
          </table:table-cell>
          <table:table-cell office:value-type="float" office:value="14.40885000868305" table:formula="of:=[.C132]/[.E132]" table:style-name="ce1">
            <text:p>14.40885001</text:p>
          </table:table-cell>
          <table:table-cell office:value-type="float" office:value="0.45027656277134531" table:formula="of:=[.C132]/([.E132]*[.B132])" table:style-name="ce1">
            <text:p>0.450276563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7.3800000000000005E-4" table:style-name="ce1">
            <text:p>0.000738</text:p>
          </table:table-cell>
          <table:table-cell office:value-type="float" office:value="1.1969999999999999E-3" table:style-name="ce1">
            <text:p>0.001197</text:p>
          </table:table-cell>
          <table:table-cell office:value-type="float" office:value="0.56223893065998332" table:formula="of:=[.C133]/[.E133]" table:style-name="ce1">
            <text:p>0.562238931</text:p>
          </table:table-cell>
          <table:table-cell office:value-type="float" office:value="1.171331105541632E-2" table:formula="of:=[.C133]/([.E133]*[.B133])" table:style-name="ce1">
            <text:p>0.011713311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office:value-type="float" office:value="4.3889999999999997E-3" table:style-name="ce1">
            <text:p>0.004389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2.9390000000000002E-3" table:style-name="ce1">
            <text:p>0.002939</text:p>
          </table:table-cell>
          <table:table-cell office:value-type="float" office:value="1.4933650901667233" table:formula="of:=[.C134]/[.E134]" table:style-name="ce1">
            <text:p>1.49336509</text:p>
          </table:table-cell>
          <table:table-cell office:value-type="float" office:value="3.1111772711806734E-2" table:formula="of:=[.C134]/([.E134]*[.B134])" table:style-name="ce1">
            <text:p>0.031111773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48" table:style-name="ce1">
            <text:p>48</text:p>
          </table:table-cell>
          <table:table-cell office:value-type="float" office:value="3.0349999999999999E-2" table:style-name="ce1">
            <text:p>0.03035</text:p>
          </table:table-cell>
          <table:table-cell office:value-type="float" office:value="2.2644999999999998E-2" table:style-name="ce1">
            <text:p>0.022645</text:p>
          </table:table-cell>
          <table:table-cell office:value-type="float" office:value="6.875E-3" table:style-name="ce1">
            <text:p>0.006875</text:p>
          </table:table-cell>
          <table:table-cell office:value-type="float" office:value="4.4145454545454541" table:formula="of:=[.C135]/[.E135]" table:style-name="ce1">
            <text:p>4.414545455</text:p>
          </table:table-cell>
          <table:table-cell office:value-type="float" office:value="9.1969696969696965E-2" table:formula="of:=[.C135]/([.E135]*[.B135])" table:style-name="ce1">
            <text:p>0.091969697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48" table:style-name="ce1">
            <text:p>48</text:p>
          </table:table-cell>
          <table:table-cell office:value-type="float" office:value="0.24295600000000001" table:style-name="ce1">
            <text:p>0.242956</text:p>
          </table:table-cell>
          <table:table-cell office:value-type="float" office:value="0.18051500000000001" table:style-name="ce1">
            <text:p>0.180515</text:p>
          </table:table-cell>
          <table:table-cell office:value-type="float" office:value="2.0674000000000001E-2" table:style-name="ce1">
            <text:p>0.020674</text:p>
          </table:table-cell>
          <table:table-cell office:value-type="float" office:value="11.751765502563606" table:formula="of:=[.C136]/[.E136]" table:style-name="ce1">
            <text:p>11.7517655</text:p>
          </table:table-cell>
          <table:table-cell office:value-type="float" office:value="0.24482844797007511" table:formula="of:=[.C136]/([.E136]*[.B136])" table:style-name="ce1">
            <text:p>0.244828448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48" table:style-name="ce1">
            <text:p>48</text:p>
          </table:table-cell>
          <table:table-cell office:value-type="float" office:value="0.80964199999999997" table:style-name="ce1">
            <text:p>0.809642</text:p>
          </table:table-cell>
          <table:table-cell office:value-type="float" office:value="0.59478900000000001" table:style-name="ce1">
            <text:p>0.594789</text:p>
          </table:table-cell>
          <table:table-cell office:value-type="float" office:value="4.4738E-2" table:style-name="ce1">
            <text:p>0.044738</text:p>
          </table:table-cell>
          <table:table-cell office:value-type="float" office:value="18.097411596405738" table:formula="of:=[.C137]/[.E137]" table:style-name="ce1">
            <text:p>18.0974116</text:p>
          </table:table-cell>
          <table:table-cell office:value-type="float" office:value="0.37702940825845288" table:formula="of:=[.C137]/([.E137]*[.B137])" table:style-name="ce1">
            <text:p>0.377029408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48" table:style-name="ce1">
            <text:p>48</text:p>
          </table:table-cell>
          <table:table-cell office:value-type="float" office:value="1.912066" table:style-name="ce1">
            <text:p>1.912066</text:p>
          </table:table-cell>
          <table:table-cell office:value-type="float" office:value="1.399098" table:style-name="ce1">
            <text:p>1.399098</text:p>
          </table:table-cell>
          <table:table-cell office:value-type="float" office:value="6.3746999999999998E-2" table:style-name="ce1">
            <text:p>0.063747</text:p>
          </table:table-cell>
          <table:table-cell office:value-type="float" office:value="29.994603667623576" table:formula="of:=[.C138]/[.E138]" table:style-name="ce1">
            <text:p>29.99460367</text:p>
          </table:table-cell>
          <table:table-cell office:value-type="float" office:value="0.62488757640882453" table:formula="of:=[.C138]/([.E138]*[.B138])" table:style-name="ce1">
            <text:p>0.624887576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48" table:style-name="ce1">
            <text:p>48</text:p>
          </table:table-cell>
          <table:table-cell office:value-type="float" office:value="3.8410690000000001" table:style-name="ce1">
            <text:p>3.841069</text:p>
          </table:table-cell>
          <table:table-cell office:value-type="float" office:value="2.805917" table:style-name="ce1">
            <text:p>2.805917</text:p>
          </table:table-cell>
          <table:table-cell office:value-type="float" office:value="0.122541" table:style-name="ce1">
            <text:p>0.122541</text:p>
          </table:table-cell>
          <table:table-cell office:value-type="float" office:value="31.345174268204111" table:formula="of:=[.C139]/[.E139]" table:style-name="ce1">
            <text:p>31.34517427</text:p>
          </table:table-cell>
          <table:table-cell office:value-type="float" office:value="0.65302446392091906" table:formula="of:=[.C139]/([.E139]*[.B139])" table:style-name="ce1">
            <text:p>0.653024464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48" table:style-name="ce1">
            <text:p>48</text:p>
          </table:table-cell>
          <table:table-cell office:value-type="float" office:value="6.899705" table:style-name="ce1">
            <text:p>6.899705</text:p>
          </table:table-cell>
          <table:table-cell table:style-name="ce1"/>
          <table:table-cell office:value-type="float" office:value="0.191276" table:style-name="ce1">
            <text:p>0.191276</text:p>
          </table:table-cell>
          <table:table-cell office:value-type="float" office:value="36.071984985047784" table:formula="of:=[.C140]/[.E140]" table:style-name="ce1">
            <text:p>36.07198499</text:p>
          </table:table-cell>
          <table:table-cell office:value-type="float" office:value="0.75149968718849547" table:formula="of:=[.C140]/([.E140]*[.B140])" table:style-name="ce1">
            <text:p>0.751499687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48" table:style-name="ce1">
            <text:p>48</text:p>
          </table:table-cell>
          <table:table-cell office:value-type="float" office:value="10.821618000000001" table:style-name="ce1">
            <text:p>10.821618</text:p>
          </table:table-cell>
          <table:table-cell table:style-name="ce1"/>
          <table:table-cell office:value-type="float" office:value="0.29081299999999999" table:style-name="ce1">
            <text:p>0.290813</text:p>
          </table:table-cell>
          <table:table-cell office:value-type="float" office:value="37.211603332725844" table:formula="of:=[.C141]/[.E141]" table:style-name="ce1">
            <text:p>37.21160333</text:p>
          </table:table-cell>
          <table:table-cell office:value-type="float" office:value="0.77524173609845515" table:formula="of:=[.C141]/([.E141]*[.B141])" table:style-name="ce1">
            <text:p>0.775241736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48" table:style-name="ce1">
            <text:p>48</text:p>
          </table:table-cell>
          <table:table-cell office:value-type="float" office:value="16.483847999999998" table:style-name="ce1">
            <text:p>16.483848</text:p>
          </table:table-cell>
          <table:table-cell table:style-name="ce1"/>
          <table:table-cell office:value-type="float" office:value="0.40276299999999998" table:style-name="ce1">
            <text:p>0.402763</text:p>
          </table:table-cell>
          <table:table-cell office:value-type="float" office:value="40.926917318621619" table:formula="of:=[.C142]/[.E142]" table:style-name="ce1">
            <text:p>40.92691732</text:p>
          </table:table-cell>
          <table:table-cell office:value-type="float" office:value="0.85264411080461711" table:formula="of:=[.C142]/([.E142]*[.B142])" table:style-name="ce1">
            <text:p>0.852644111</text:p>
          </table:table-cell>
          <table:table-cell table:number-columns-repeated="16377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48" table:style-name="ce1">
            <text:p>48</text:p>
          </table:table-cell>
          <table:table-cell office:value-type="float" office:value="70.940315999999996" table:style-name="ce1">
            <text:p>70.940316</text:p>
          </table:table-cell>
          <table:table-cell table:style-name="ce1"/>
          <table:table-cell office:value-type="float" office:value="25.348756000000002" table:style-name="ce1">
            <text:p>25.348756</text:p>
          </table:table-cell>
          <table:table-cell office:value-type="float" office:value="2.7985718904706798" table:formula="of:=[.C143]/[.E143]" table:style-name="ce1">
            <text:p>2.79857189</text:p>
          </table:table-cell>
          <table:table-cell office:value-type="float" office:value="5.8303581051472507E-2" table:formula="of:=[.C143]/([.E143]*[.B143])" table:style-name="ce1">
            <text:p>0.058303581</text:p>
          </table:table-cell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">
            <text:p>Fixed N: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P</text:p>
          </table:table-cell>
          <table:table-cell office:value-type="string" table:style-name="ce3">
            <text:p>Speedup-N50</text:p>
          </table:table-cell>
          <table:table-cell office:value-type="string" table:style-name="ce1">
            <text:p>Speedup-N100</text:p>
          </table:table-cell>
          <table:table-cell office:value-type="string" table:style-name="ce1">
            <text:p>Speedup-N200</text:p>
          </table:table-cell>
          <table:table-cell office:value-type="string" table:style-name="ce1">
            <text:p>Speedup-N400</text:p>
          </table:table-cell>
          <table:table-cell office:value-type="string" table:style-name="ce4">
            <text:p>Speedup-N600</text:p>
          </table:table-cell>
          <table:table-cell office:value-type="string" table:style-name="ce4">
            <text:p>Speedup-N800</text:p>
          </table:table-cell>
          <table:table-cell office:value-type="string" table:style-name="ce4">
            <text:p>Speedup-N1000</text:p>
          </table:table-cell>
          <table:table-cell office:value-type="string" table:style-name="ce3">
            <text:p>Speedup-N1200</text:p>
          </table:table-cell>
          <table:table-cell office:value-type="string" table:style-name="ce1">
            <text:p>Speedup-N1400</text:p>
          </table:table-cell>
          <table:table-cell office:value-type="string" table:style-name="ce1">
            <text:p>Speedup-N1600</text:p>
          </table:table-cell>
          <table:table-cell office:value-type="string" table:style-name="ce1">
            <text:p>Speedup_N2600</text:p>
          </table:table-cell>
          <table:table-cell table:number-columns-repeated="1637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46656298600311" table:formula="of:=[.F67]" table:style-name="ce3">
            <text:p>1.046656299</text:p>
          </table:table-cell>
          <table:table-cell office:value-type="float" office:value="0.96994475138121528" table:formula="of:=[.F68]" table:style-name="ce1">
            <text:p>0.969944751</text:p>
          </table:table-cell>
          <table:table-cell office:value-type="float" office:value="0.96748485814472418" table:formula="of:=[.F69]" table:style-name="ce4">
            <text:p>0.967484858</text:p>
          </table:table-cell>
          <table:table-cell office:value-type="float" office:value="0.98422125087603463" table:formula="of:=[.F70]" table:style-name="ce1">
            <text:p>0.984221251</text:p>
          </table:table-cell>
          <table:table-cell office:value-type="float" office:value="0.98542268375001063" table:formula="of:=[.F71]" table:style-name="ce1">
            <text:p>0.985422684</text:p>
          </table:table-cell>
          <table:table-cell office:value-type="float" office:value="0.9881631239760823" table:formula="of:=[.F72]" table:style-name="ce1">
            <text:p>0.988163124</text:p>
          </table:table-cell>
          <table:table-cell office:value-type="float" office:value="1.0042640583984355" table:formula="of:=[.F73]" table:style-name="ce1">
            <text:p>1.004264058</text:p>
          </table:table-cell>
          <table:table-cell office:value-type="float" office:value="1.0237262409316603" table:formula="of:=[.F74]" table:style-name="ce3">
            <text:p>1.023726241</text:p>
          </table:table-cell>
          <table:table-cell office:value-type="float" office:value="1.0235179085070185" table:formula="of:=[.F75]" table:style-name="ce1">
            <text:p>1.023517909</text:p>
          </table:table-cell>
          <table:table-cell office:value-type="float" office:value="1.0372852225892144" table:formula="of:=[.F76]" table:style-name="ce1">
            <text:p>1.037285223</text:p>
          </table:table-cell>
          <table:table-cell office:value-type="float" office:value="1.0227634645835486" table:formula="of:=[.F77]" table:style-name="ce1">
            <text:p>1.022763465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046656298600311" table:formula="of:=[.F78]" table:style-name="ce3">
            <text:p>1.046656299</text:p>
          </table:table-cell>
          <table:table-cell office:value-type="float" office:value="1.5753768844221105" table:formula="of:=[.F79]" table:style-name="ce1">
            <text:p>1.575376884</text:p>
          </table:table-cell>
          <table:table-cell office:value-type="float" office:value="1.8373895144690637" table:formula="of:=[.F80]" table:style-name="ce1">
            <text:p>1.837389514</text:p>
          </table:table-cell>
          <table:table-cell office:value-type="float" office:value="1.9203578993961241" table:formula="of:=[.F81]" table:style-name="ce1">
            <text:p>1.920357899</text:p>
          </table:table-cell>
          <table:table-cell office:value-type="float" office:value="1.9274161679355148" table:formula="of:=[.F82]" table:style-name="ce1">
            <text:p>1.927416168</text:p>
          </table:table-cell>
          <table:table-cell office:value-type="float" office:value="1.9535336589791505" table:formula="of:=[.F83]" table:style-name="ce1">
            <text:p>1.953533659</text:p>
          </table:table-cell>
          <table:table-cell office:value-type="float" office:value="1.9720351848704851" table:formula="of:=[.F84]" table:style-name="ce1">
            <text:p>1.972035185</text:p>
          </table:table-cell>
          <table:table-cell office:value-type="float" office:value="1.9984460693374577" table:formula="of:=[.F85]" table:style-name="ce3">
            <text:p>1.998446069</text:p>
          </table:table-cell>
          <table:table-cell office:value-type="float" office:value="2.0321760675497988" table:formula="of:=[.F86]" table:style-name="ce4">
            <text:p>2.032176068</text:p>
          </table:table-cell>
          <table:table-cell office:value-type="float" office:value="2.0379660604556018" table:formula="of:=[.F87]" table:style-name="ce1">
            <text:p>2.03796606</text:p>
          </table:table-cell>
          <table:table-cell office:value-type="float" office:value="2.0093786068241979" table:formula="of:=[.F88]" table:style-name="ce1">
            <text:p>2.009378607</text:p>
          </table:table-cell>
          <table:table-cell table:number-columns-repeated="1637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.4228329809725158" table:formula="of:=[.F89]" table:style-name="ce3">
            <text:p>1.422832981</text:p>
          </table:table-cell>
          <table:table-cell office:value-type="float" office:value="2.6729598051157124" table:formula="of:=[.F90]" table:style-name="ce1">
            <text:p>2.672959805</text:p>
          </table:table-cell>
          <table:table-cell office:value-type="float" office:value="3.3797327394209353" table:formula="of:=[.F91]" table:style-name="ce1">
            <text:p>3.379732739</text:p>
          </table:table-cell>
          <table:table-cell office:value-type="float" office:value="3.7781233477436009" table:formula="of:=[.F92]" table:style-name="ce1">
            <text:p>3.778123348</text:p>
          </table:table-cell>
          <table:table-cell office:value-type="float" office:value="3.7967511700102228" table:formula="of:=[.F93]" table:style-name="ce1">
            <text:p>3.79675117</text:p>
          </table:table-cell>
          <table:table-cell office:value-type="float" office:value="3.897299908481838" table:formula="of:=[.F94]" table:style-name="ce1">
            <text:p>3.897299908</text:p>
          </table:table-cell>
          <table:table-cell office:value-type="float" office:value="3.9283008486450108" table:formula="of:=[.F95]" table:style-name="ce1">
            <text:p>3.928300849</text:p>
          </table:table-cell>
          <table:table-cell office:value-type="float" office:value="4.0076840462378724" table:formula="of:=[.F96]" table:style-name="ce5">
            <text:p>4.007684046</text:p>
          </table:table-cell>
          <table:table-cell office:value-type="float" office:value="4.05896775853578" table:formula="of:=[.F97]" table:style-name="ce4">
            <text:p>4.058967759</text:p>
          </table:table-cell>
          <table:table-cell office:value-type="float" office:value="4.1093428331392987" table:formula="of:=[.F98]" table:style-name="ce1">
            <text:p>4.109342833</text:p>
          </table:table-cell>
          <table:table-cell office:value-type="float" office:value="4.0551122396221109" table:formula="of:=[.F99]" table:style-name="ce1">
            <text:p>4.05511224</text:p>
          </table:table-cell>
          <table:table-cell table:number-columns-repeated="1637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.4535637149028078" table:formula="of:=[.F100]" table:style-name="ce3">
            <text:p>1.453563715</text:p>
          </table:table-cell>
          <table:table-cell office:value-type="float" office:value="3.2901049475262369" table:formula="of:=[.F101]" table:style-name="ce1">
            <text:p>3.290104948</text:p>
          </table:table-cell>
          <table:table-cell office:value-type="float" office:value="5.6006643292120311" table:formula="of:=[.F102]" table:style-name="ce1">
            <text:p>5.600664329</text:p>
          </table:table-cell>
          <table:table-cell office:value-type="float" office:value="7.1106298290798415" table:formula="of:=[.F103]" table:style-name="ce1">
            <text:p>7.110629829</text:p>
          </table:table-cell>
          <table:table-cell office:value-type="float" office:value="7.3325182488362399" table:formula="of:=[.F104]" table:style-name="ce1">
            <text:p>7.332518249</text:p>
          </table:table-cell>
          <table:table-cell office:value-type="float" office:value="7.6656496935048697" table:formula="of:=[.F105]" table:style-name="ce1">
            <text:p>7.665649694</text:p>
          </table:table-cell>
          <table:table-cell office:value-type="float" office:value="7.7619933879754921" table:formula="of:=[.F106]" table:style-name="ce1">
            <text:p>7.761993388</text:p>
          </table:table-cell>
          <table:table-cell office:value-type="float" office:value="7.9482088694283837" table:formula="of:=[.F107]" table:style-name="ce3">
            <text:p>7.948208869</text:p>
          </table:table-cell>
          <table:table-cell office:value-type="float" office:value="8.0519548741270306" table:formula="of:=[.F108]" table:style-name="ce1">
            <text:p>8.051954874</text:p>
          </table:table-cell>
          <table:table-cell office:value-type="float" office:value="8.163966285935599" table:formula="of:=[.F109]" table:style-name="ce1">
            <text:p>8.163966286</text:p>
          </table:table-cell>
          <table:table-cell office:value-type="float" office:value="7.9997740135930151" table:formula="of:=[.F110]" table:style-name="ce1">
            <text:p>7.999774014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.0401854714064915" table:formula="of:=[.F111]" table:style-name="ce3">
            <text:p>1.040185471</text:p>
          </table:table-cell>
          <table:table-cell office:value-type="float" office:value="3.6242774566473983" table:formula="of:=[.F112]" table:style-name="ce1">
            <text:p>3.624277457</text:p>
          </table:table-cell>
          <table:table-cell office:value-type="float" office:value="6.8278965129358822" table:formula="of:=[.F113]" table:style-name="ce1">
            <text:p>6.827896513</text:p>
          </table:table-cell>
          <table:table-cell office:value-type="float" office:value="11.738138950623249" table:formula="of:=[.F114]" table:style-name="ce1">
            <text:p>11.73813895</text:p>
          </table:table-cell>
          <table:table-cell office:value-type="float" office:value="13.282400419975064" table:formula="of:=[.F115]" table:style-name="ce1">
            <text:p>13.28240042</text:p>
          </table:table-cell>
          <table:table-cell office:value-type="float" office:value="14.29015791873127" table:formula="of:=[.F116]" table:style-name="ce1">
            <text:p>14.29015792</text:p>
          </table:table-cell>
          <table:table-cell office:value-type="float" office:value="14.829466133366278" table:formula="of:=[.F117]" table:style-name="ce1">
            <text:p>14.82946613</text:p>
          </table:table-cell>
          <table:table-cell office:value-type="float" office:value="15.603908380787827" table:formula="of:=[.F118]" table:style-name="ce3">
            <text:p>15.60390838</text:p>
          </table:table-cell>
          <table:table-cell office:value-type="float" office:value="15.758390962268519" table:formula="of:=[.F119]" table:style-name="ce4">
            <text:p>15.75839096</text:p>
          </table:table-cell>
          <table:table-cell office:value-type="float" office:value="16.140728395762871" table:formula="of:=[.F120]" table:style-name="ce1">
            <text:p>16.1407284</text:p>
          </table:table-cell>
          <table:table-cell office:value-type="float" office:value="13.945116950534567" table:formula="of:=[.F121]" table:style-name="ce4">
            <text:p>13.94511695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0.73231773667029376" table:formula="of:=[.F122]" table:style-name="ce3">
            <text:p>0.732317737</text:p>
          </table:table-cell>
          <table:table-cell office:value-type="float" office:value="2.2155477031802118" table:formula="of:=[.F123]" table:style-name="ce1">
            <text:p>2.215547703</text:p>
          </table:table-cell>
          <table:table-cell office:value-type="float" office:value="6.196406696610862" table:formula="of:=[.F124]" table:style-name="ce1">
            <text:p>6.196406697</text:p>
          </table:table-cell>
          <table:table-cell office:value-type="float" office:value="14.743370350142605" table:formula="of:=[.F125]" table:style-name="ce1">
            <text:p>14.74337035</text:p>
          </table:table-cell>
          <table:table-cell office:value-type="float" office:value="19.902704031465092" table:formula="of:=[.F126]" table:style-name="ce1">
            <text:p>19.90270403</text:p>
          </table:table-cell>
          <table:table-cell office:value-type="float" office:value="23.832604170561769" table:formula="of:=[.F127]" table:style-name="ce1">
            <text:p>23.83260417</text:p>
          </table:table-cell>
          <table:table-cell office:value-type="float" office:value="26.120303564021139" table:formula="of:=[.F128]" table:style-name="ce1">
            <text:p>26.12030356</text:p>
          </table:table-cell>
          <table:table-cell office:value-type="float" office:value="28.919758907876151" table:formula="of:=[.F129]" table:style-name="ce3">
            <text:p>28.91975891</text:p>
          </table:table-cell>
          <table:table-cell office:value-type="float" office:value="28.675881148029688" table:formula="of:=[.F130]" table:style-name="ce1">
            <text:p>28.67588115</text:p>
          </table:table-cell>
          <table:table-cell office:value-type="float" office:value="30.409805610849041" table:formula="of:=[.F131]" table:style-name="ce1">
            <text:p>30.40980561</text:p>
          </table:table-cell>
          <table:table-cell office:value-type="float" office:value="14.40885000868305" table:formula="of:=[.F132]" table:style-name="ce1">
            <text:p>14.40885001</text:p>
          </table:table-cell>
          <table:table-cell table:number-columns-repeated="16372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0.56223893065998332" table:formula="of:=[.F133]" table:style-name="ce3">
            <text:p>0.562238931</text:p>
          </table:table-cell>
          <table:table-cell office:value-type="float" office:value="1.4933650901667233" table:formula="of:=[.F134]" table:style-name="ce1">
            <text:p>1.49336509</text:p>
          </table:table-cell>
          <table:table-cell office:value-type="float" office:value="4.4145454545454541" table:formula="of:=[.F135]" table:style-name="ce1">
            <text:p>4.414545455</text:p>
          </table:table-cell>
          <table:table-cell office:value-type="float" office:value="11.751765502563606" table:formula="of:=[.F136]" table:style-name="ce1">
            <text:p>11.7517655</text:p>
          </table:table-cell>
          <table:table-cell office:value-type="float" office:value="18.097411596405738" table:formula="of:=[.F137]" table:style-name="ce1">
            <text:p>18.0974116</text:p>
          </table:table-cell>
          <table:table-cell office:value-type="float" office:value="29.994603667623576" table:formula="of:=[.F138]" table:style-name="ce1">
            <text:p>29.99460367</text:p>
          </table:table-cell>
          <table:table-cell office:value-type="float" office:value="31.345174268204111" table:formula="of:=[.F139]" table:style-name="ce1">
            <text:p>31.34517427</text:p>
          </table:table-cell>
          <table:table-cell office:value-type="float" office:value="36.071984985047784" table:formula="of:=[.F140]" table:style-name="ce3">
            <text:p>36.07198499</text:p>
          </table:table-cell>
          <table:table-cell office:value-type="float" office:value="37.211603332725844" table:formula="of:=[.F141]" table:style-name="ce4">
            <text:p>37.21160333</text:p>
          </table:table-cell>
          <table:table-cell office:value-type="float" office:value="40.926917318621619" table:formula="of:=[.F142]" table:style-name="ce4">
            <text:p>40.92691732</text:p>
          </table:table-cell>
          <table:table-cell office:value-type="float" office:value="2.7985718904706798" table:formula="of:=[.F143]" table:style-name="ce1">
            <text:p>2.79857189</text:p>
          </table:table-cell>
          <table:table-cell table:number-columns-repeated="16372"/>
        </table:table-row>
        <table:table-row table:style-name="ro2">
          <table:table-cell table:style-name="ce1"/>
          <table:table-cell table:style-name="ce3"/>
          <table:table-cell table:number-columns-repeated="6" table:style-name="ce1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1">
            <text:p>P</text:p>
          </table:table-cell>
          <table:table-cell office:value-type="string" table:style-name="ce3">
            <text:p>Efficiency-N50</text:p>
          </table:table-cell>
          <table:table-cell office:value-type="string" table:style-name="ce1">
            <text:p>Efficiency-N100</text:p>
          </table:table-cell>
          <table:table-cell office:value-type="string" table:style-name="ce4">
            <text:p>Efficiency-N200</text:p>
          </table:table-cell>
          <table:table-cell office:value-type="string" table:style-name="ce4">
            <text:p>Efficiency-N400</text:p>
          </table:table-cell>
          <table:table-cell office:value-type="string" table:style-name="ce4">
            <text:p>Efficiency-N600</text:p>
          </table:table-cell>
          <table:table-cell office:value-type="string" table:style-name="ce4">
            <text:p>Efficiency-N800</text:p>
          </table:table-cell>
          <table:table-cell office:value-type="string" table:style-name="ce4">
            <text:p>Efficiency-N1000</text:p>
          </table:table-cell>
          <table:table-cell office:value-type="string" table:style-name="ce3">
            <text:p>Efficiency-N1200</text:p>
          </table:table-cell>
          <table:table-cell office:value-type="string" table:style-name="ce1">
            <text:p>Efficiency-N1400</text:p>
          </table:table-cell>
          <table:table-cell office:value-type="string" table:style-name="ce1">
            <text:p>Efficiency-N1600</text:p>
          </table:table-cell>
          <table:table-cell office:value-type="string" table:style-name="ce1">
            <text:p>Efficiency-N2600</text:p>
          </table:table-cell>
          <table:table-cell table:number-columns-repeated="1637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46656298600311" table:formula="of:=[.G67]" table:style-name="ce3">
            <text:p>1.046656299</text:p>
          </table:table-cell>
          <table:table-cell office:value-type="float" office:value="0.96994475138121528" table:formula="of:=[.G68]" table:style-name="ce1">
            <text:p>0.969944751</text:p>
          </table:table-cell>
          <table:table-cell office:value-type="float" office:value="0.96748485814472418" table:formula="of:=[.G69]" table:style-name="ce1">
            <text:p>0.967484858</text:p>
          </table:table-cell>
          <table:table-cell office:value-type="float" office:value="0.98422125087603463" table:formula="of:=[.G70]" table:style-name="ce4">
            <text:p>0.984221251</text:p>
          </table:table-cell>
          <table:table-cell office:value-type="float" office:value="0.98542268375001063" table:formula="of:=[.G71]" table:style-name="ce1">
            <text:p>0.985422684</text:p>
          </table:table-cell>
          <table:table-cell office:value-type="float" office:value="0.9881631239760823" table:formula="of:=[.G72]" table:style-name="ce1">
            <text:p>0.988163124</text:p>
          </table:table-cell>
          <table:table-cell office:value-type="float" office:value="1.0042640583984355" table:formula="of:=[.G73]" table:style-name="ce1">
            <text:p>1.004264058</text:p>
          </table:table-cell>
          <table:table-cell office:value-type="float" office:value="1.0237262409316603" table:formula="of:=[.G74]" table:style-name="ce3">
            <text:p>1.023726241</text:p>
          </table:table-cell>
          <table:table-cell office:value-type="float" office:value="1.0235179085070185" table:formula="of:=[.G75]" table:style-name="ce1">
            <text:p>1.023517909</text:p>
          </table:table-cell>
          <table:table-cell office:value-type="float" office:value="1.0372852225892144" table:formula="of:=[.G76]" table:style-name="ce1">
            <text:p>1.037285223</text:p>
          </table:table-cell>
          <table:table-cell office:value-type="float" office:value="1.0227634645835486" table:formula="of:=[.G77]" table:style-name="ce1">
            <text:p>1.022763465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52332814930015548" table:formula="of:=[.G78]" table:style-name="ce3">
            <text:p>0.523328149</text:p>
          </table:table-cell>
          <table:table-cell office:value-type="float" office:value="0.78768844221105527" table:formula="of:=[.G79]" table:style-name="ce1">
            <text:p>0.787688442</text:p>
          </table:table-cell>
          <table:table-cell office:value-type="float" office:value="0.91869475723453187" table:formula="of:=[.G80]" table:style-name="ce1">
            <text:p>0.918694757</text:p>
          </table:table-cell>
          <table:table-cell office:value-type="float" office:value="0.96017894969806206" table:formula="of:=[.G81]" table:style-name="ce1">
            <text:p>0.96017895</text:p>
          </table:table-cell>
          <table:table-cell office:value-type="float" office:value="0.96370808396775742" table:formula="of:=[.G82]" table:style-name="ce1">
            <text:p>0.963708084</text:p>
          </table:table-cell>
          <table:table-cell office:value-type="float" office:value="0.97676682948957527" table:formula="of:=[.G83]" table:style-name="ce1">
            <text:p>0.976766829</text:p>
          </table:table-cell>
          <table:table-cell office:value-type="float" office:value="0.98601759243524256" table:formula="of:=[.G84]" table:style-name="ce1">
            <text:p>0.986017592</text:p>
          </table:table-cell>
          <table:table-cell office:value-type="float" office:value="0.99922303466872886" table:formula="of:=[.G85]" table:style-name="ce3">
            <text:p>0.999223035</text:p>
          </table:table-cell>
          <table:table-cell office:value-type="float" office:value="1.0160880337748994" table:formula="of:=[.G86]" table:style-name="ce1">
            <text:p>1.016088034</text:p>
          </table:table-cell>
          <table:table-cell office:value-type="float" office:value="1.0189830302278009" table:formula="of:=[.G87]" table:style-name="ce4">
            <text:p>1.01898303</text:p>
          </table:table-cell>
          <table:table-cell office:value-type="float" office:value="1.0046893034120989" table:formula="of:=[.G88]" table:style-name="ce4">
            <text:p>1.004689303</text:p>
          </table:table-cell>
          <table:table-cell table:number-columns-repeated="1637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.35570824524312894" table:formula="of:=[.G89]" table:style-name="ce3">
            <text:p>0.355708245</text:p>
          </table:table-cell>
          <table:table-cell office:value-type="float" office:value="0.6682399512789281" table:formula="of:=[.G90]" table:style-name="ce1">
            <text:p>0.668239951</text:p>
          </table:table-cell>
          <table:table-cell office:value-type="float" office:value="0.84493318485523383" table:formula="of:=[.G91]" table:style-name="ce1">
            <text:p>0.844933185</text:p>
          </table:table-cell>
          <table:table-cell office:value-type="float" office:value="0.94453083693590023" table:formula="of:=[.G92]" table:style-name="ce4">
            <text:p>0.944530837</text:p>
          </table:table-cell>
          <table:table-cell office:value-type="float" office:value="0.94918779250255569" table:formula="of:=[.G93]" table:style-name="ce4">
            <text:p>0.949187793</text:p>
          </table:table-cell>
          <table:table-cell office:value-type="float" office:value="0.97432497712045951" table:formula="of:=[.G94]" table:style-name="ce1">
            <text:p>0.974324977</text:p>
          </table:table-cell>
          <table:table-cell office:value-type="float" office:value="0.98207521216125271" table:formula="of:=[.G95]" table:style-name="ce1">
            <text:p>0.982075212</text:p>
          </table:table-cell>
          <table:table-cell office:value-type="float" office:value="1.0019210115594681" table:formula="of:=[.G96]" table:style-name="ce3">
            <text:p>1.001921012</text:p>
          </table:table-cell>
          <table:table-cell office:value-type="float" office:value="1.014741939633945" table:formula="of:=[.G97]" table:style-name="ce1">
            <text:p>1.01474194</text:p>
          </table:table-cell>
          <table:table-cell office:value-type="float" office:value="1.0273357082848247" table:formula="of:=[.G98]" table:style-name="ce4">
            <text:p>1.027335708</text:p>
          </table:table-cell>
          <table:table-cell office:value-type="float" office:value="1.0137780599055277" table:formula="of:=[.G99]" table:style-name="ce1">
            <text:p>1.01377806</text:p>
          </table:table-cell>
          <table:table-cell table:number-columns-repeated="1637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18169546436285097" table:formula="of:=[.G100]" table:style-name="ce3">
            <text:p>0.181695464</text:p>
          </table:table-cell>
          <table:table-cell office:value-type="float" office:value="0.41126311844077962" table:formula="of:=[.G101]" table:style-name="ce1">
            <text:p>0.411263118</text:p>
          </table:table-cell>
          <table:table-cell office:value-type="float" office:value="0.70008304115150388" table:formula="of:=[.G102]" table:style-name="ce1">
            <text:p>0.700083041</text:p>
          </table:table-cell>
          <table:table-cell office:value-type="float" office:value="0.88882872863498019" table:formula="of:=[.G103]" table:style-name="ce1">
            <text:p>0.888828729</text:p>
          </table:table-cell>
          <table:table-cell office:value-type="float" office:value="0.91656478110452999" table:formula="of:=[.G104]" table:style-name="ce1">
            <text:p>0.916564781</text:p>
          </table:table-cell>
          <table:table-cell office:value-type="float" office:value="0.95820621168810871" table:formula="of:=[.G105]" table:style-name="ce1">
            <text:p>0.958206212</text:p>
          </table:table-cell>
          <table:table-cell office:value-type="float" office:value="0.97024917349693651" table:formula="of:=[.G106]" table:style-name="ce4">
            <text:p>0.970249173</text:p>
          </table:table-cell>
          <table:table-cell office:value-type="float" office:value="0.99352610867854796" table:formula="of:=[.G107]" table:style-name="ce3">
            <text:p>0.993526109</text:p>
          </table:table-cell>
          <table:table-cell office:value-type="float" office:value="1.0064943592658788" table:formula="of:=[.G108]" table:style-name="ce4">
            <text:p>1.006494359</text:p>
          </table:table-cell>
          <table:table-cell office:value-type="float" office:value="1.0204957857419499" table:formula="of:=[.G109]" table:style-name="ce4">
            <text:p>1.020495786</text:p>
          </table:table-cell>
          <table:table-cell office:value-type="float" office:value="0.99997175169912689" table:formula="of:=[.G110]" table:style-name="ce4">
            <text:p>0.999971752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6.5011591962905721E-2" table:formula="of:=[.G111]" table:style-name="ce3">
            <text:p>0.065011592</text:p>
          </table:table-cell>
          <table:table-cell office:value-type="float" office:value="0.22651734104046239" table:formula="of:=[.G112]" table:style-name="ce1">
            <text:p>0.226517341</text:p>
          </table:table-cell>
          <table:table-cell office:value-type="float" office:value="0.42674353205849264" table:formula="of:=[.G113]" table:style-name="ce4">
            <text:p>0.426743532</text:p>
          </table:table-cell>
          <table:table-cell office:value-type="float" office:value="0.73363368441395305" table:formula="of:=[.G114]" table:style-name="ce4">
            <text:p>0.733633684</text:p>
          </table:table-cell>
          <table:table-cell office:value-type="float" office:value="0.83015002624844147" table:formula="of:=[.G115]" table:style-name="ce4">
            <text:p>0.830150026</text:p>
          </table:table-cell>
          <table:table-cell office:value-type="float" office:value="0.89313486992070434" table:formula="of:=[.G116]" table:style-name="ce4">
            <text:p>0.89313487</text:p>
          </table:table-cell>
          <table:table-cell office:value-type="float" office:value="0.92684163333539238" table:formula="of:=[.G117]" table:style-name="ce4">
            <text:p>0.926841633</text:p>
          </table:table-cell>
          <table:table-cell office:value-type="float" office:value="0.97524427379923917" table:formula="of:=[.G118]" table:style-name="ce5">
            <text:p>0.975244274</text:p>
          </table:table-cell>
          <table:table-cell office:value-type="float" office:value="0.98489943514178246" table:formula="of:=[.G119]" table:style-name="ce1">
            <text:p>0.984899435</text:p>
          </table:table-cell>
          <table:table-cell office:value-type="float" office:value="1.0087955247351794" table:formula="of:=[.G120]" table:style-name="ce4">
            <text:p>1.008795525</text:p>
          </table:table-cell>
          <table:table-cell office:value-type="float" office:value="0.87156980940841045" table:formula="of:=[.G121]" table:style-name="ce4">
            <text:p>0.871569809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2.288492927094668E-2" table:formula="of:=[.G122]" table:style-name="ce5">
            <text:p>0.022884929</text:p>
          </table:table-cell>
          <table:table-cell office:value-type="float" office:value="6.9235865724381618E-2" table:formula="of:=[.G123]" table:style-name="ce1">
            <text:p>0.069235866</text:p>
          </table:table-cell>
          <table:table-cell office:value-type="float" office:value="0.19363770926908944" table:formula="of:=[.G124]" table:style-name="ce1">
            <text:p>0.193637709</text:p>
          </table:table-cell>
          <table:table-cell office:value-type="float" office:value="0.46073032344195641" table:formula="of:=[.G125]" table:style-name="ce1">
            <text:p>0.460730323</text:p>
          </table:table-cell>
          <table:table-cell office:value-type="float" office:value="0.62195950098328412" table:formula="of:=[.G126]" table:style-name="ce4">
            <text:p>0.621959501</text:p>
          </table:table-cell>
          <table:table-cell office:value-type="float" office:value="0.74476888033005528" table:formula="of:=[.G127]" table:style-name="ce4">
            <text:p>0.74476888</text:p>
          </table:table-cell>
          <table:table-cell office:value-type="float" office:value="0.81625948637566059" table:formula="of:=[.G128]" table:style-name="ce4">
            <text:p>0.816259486</text:p>
          </table:table-cell>
          <table:table-cell office:value-type="float" office:value="0.90374246587112972" table:formula="of:=[.G129]" table:style-name="ce3">
            <text:p>0.903742466</text:p>
          </table:table-cell>
          <table:table-cell office:value-type="float" office:value="0.89612128587592776" table:formula="of:=[.G130]" table:style-name="ce1">
            <text:p>0.896121286</text:p>
          </table:table-cell>
          <table:table-cell office:value-type="float" office:value="0.95030642533903253" table:formula="of:=[.G131]" table:style-name="ce4">
            <text:p>0.950306425</text:p>
          </table:table-cell>
          <table:table-cell office:value-type="float" office:value="0.45027656277134531" table:formula="of:=[.G132]" table:style-name="ce1">
            <text:p>0.450276563</text:p>
          </table:table-cell>
          <table:table-cell table:number-columns-repeated="16372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.171331105541632E-2" table:formula="of:=[.G133]" table:style-name="ce3">
            <text:p>0.011713311</text:p>
          </table:table-cell>
          <table:table-cell office:value-type="float" office:value="3.1111772711806734E-2" table:formula="of:=[.G134]" table:style-name="ce1">
            <text:p>0.031111773</text:p>
          </table:table-cell>
          <table:table-cell office:value-type="float" office:value="9.1969696969696965E-2" table:formula="of:=[.G135]" table:style-name="ce1">
            <text:p>0.091969697</text:p>
          </table:table-cell>
          <table:table-cell office:value-type="float" office:value="0.24482844797007511" table:formula="of:=[.G136]" table:style-name="ce1">
            <text:p>0.244828448</text:p>
          </table:table-cell>
          <table:table-cell office:value-type="float" office:value="0.37702940825845288" table:formula="of:=[.G137]" table:style-name="ce4">
            <text:p>0.377029408</text:p>
          </table:table-cell>
          <table:table-cell office:value-type="float" office:value="0.62488757640882453" table:formula="of:=[.G138]" table:style-name="ce1">
            <text:p>0.624887576</text:p>
          </table:table-cell>
          <table:table-cell office:value-type="float" office:value="0.65302446392091906" table:formula="of:=[.G139]" table:style-name="ce1">
            <text:p>0.653024464</text:p>
          </table:table-cell>
          <table:table-cell office:value-type="float" office:value="0.75149968718849547" table:formula="of:=[.G140]" table:style-name="ce3">
            <text:p>0.751499687</text:p>
          </table:table-cell>
          <table:table-cell office:value-type="float" office:value="0.77524173609845515" table:formula="of:=[.G141]" table:style-name="ce1">
            <text:p>0.775241736</text:p>
          </table:table-cell>
          <table:table-cell office:value-type="float" office:value="0.85264411080461711" table:formula="of:=[.G142]" table:style-name="ce1">
            <text:p>0.852644111</text:p>
          </table:table-cell>
          <table:table-cell office:value-type="float" office:value="5.8303581051472507E-2" table:formula="of:=[.G143]" table:style-name="ce1">
            <text:p>0.058303581</text:p>
          </table:table-cell>
          <table:table-cell table:number-columns-repeated="16372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Fixed P: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N</text:p>
          </table:table-cell>
          <table:table-cell office:value-type="string" table:style-name="ce1">
            <text:p>Speedup-P1</text:p>
          </table:table-cell>
          <table:table-cell office:value-type="string" table:style-name="ce1">
            <text:p>Speedup-P2</text:p>
          </table:table-cell>
          <table:table-cell office:value-type="string" table:style-name="ce4">
            <text:p>Speedup-P4</text:p>
          </table:table-cell>
          <table:table-cell office:value-type="string" table:style-name="ce1">
            <text:p>Speedup-P8</text:p>
          </table:table-cell>
          <table:table-cell office:value-type="string" table:style-name="ce1">
            <text:p>Speedup-P16</text:p>
          </table:table-cell>
          <table:table-cell office:value-type="string" table:style-name="ce4">
            <text:p>Speedup-P32</text:p>
          </table:table-cell>
          <table:table-cell office:value-type="string" table:style-name="ce4">
            <text:p>Speedup-P48</text:p>
          </table:table-cell>
          <table:table-cell table:number-columns-repeated="16376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.046656298600311" table:formula="of:=[.F67]" table:style-name="ce1">
            <text:p>1.046656299</text:p>
          </table:table-cell>
          <table:table-cell office:value-type="float" office:value="1.046656298600311" table:formula="of:=[.F78]" table:style-name="ce1">
            <text:p>1.046656299</text:p>
          </table:table-cell>
          <table:table-cell office:value-type="float" office:value="1.4228329809725158" table:formula="of:=[.F89]" table:style-name="ce1">
            <text:p>1.422832981</text:p>
          </table:table-cell>
          <table:table-cell office:value-type="float" office:value="1.4535637149028078" table:formula="of:=[.F100]" table:style-name="ce1">
            <text:p>1.453563715</text:p>
          </table:table-cell>
          <table:table-cell office:value-type="float" office:value="1.0401854714064915" table:formula="of:=[.F111]" table:style-name="ce1">
            <text:p>1.040185471</text:p>
          </table:table-cell>
          <table:table-cell office:value-type="float" office:value="0.73231773667029376" table:formula="of:=[.F122]" table:style-name="ce1">
            <text:p>0.732317737</text:p>
          </table:table-cell>
          <table:table-cell office:value-type="float" office:value="0.56223893065998332" table:formula="of:=[.F133]" table:style-name="ce1">
            <text:p>0.562238931</text:p>
          </table:table-cell>
          <table:table-cell table:number-columns-repeated="16376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0.96994475138121528" table:formula="of:=[.F68]" table:style-name="ce1">
            <text:p>0.969944751</text:p>
          </table:table-cell>
          <table:table-cell office:value-type="float" office:value="1.5753768844221105" table:formula="of:=[.F79]" table:style-name="ce1">
            <text:p>1.575376884</text:p>
          </table:table-cell>
          <table:table-cell office:value-type="float" office:value="2.6729598051157124" table:formula="of:=[.F90]" table:style-name="ce1">
            <text:p>2.672959805</text:p>
          </table:table-cell>
          <table:table-cell office:value-type="float" office:value="3.2901049475262369" table:formula="of:=[.F101]" table:style-name="ce1">
            <text:p>3.290104948</text:p>
          </table:table-cell>
          <table:table-cell office:value-type="float" office:value="3.6242774566473983" table:formula="of:=[.F112]" table:style-name="ce1">
            <text:p>3.624277457</text:p>
          </table:table-cell>
          <table:table-cell office:value-type="float" office:value="2.2155477031802118" table:formula="of:=[.F123]" table:style-name="ce1">
            <text:p>2.215547703</text:p>
          </table:table-cell>
          <table:table-cell office:value-type="float" office:value="1.4933650901667233" table:formula="of:=[.F134]" table:style-name="ce1">
            <text:p>1.49336509</text:p>
          </table:table-cell>
          <table:table-cell table:number-columns-repeated="16376" table:style-name="ce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0.96748485814472418" table:formula="of:=[.F69]" table:style-name="ce1">
            <text:p>0.967484858</text:p>
          </table:table-cell>
          <table:table-cell office:value-type="float" office:value="1.8373895144690637" table:formula="of:=[.F80]" table:style-name="ce1">
            <text:p>1.837389514</text:p>
          </table:table-cell>
          <table:table-cell office:value-type="float" office:value="3.3797327394209353" table:formula="of:=[.F91]" table:style-name="ce1">
            <text:p>3.379732739</text:p>
          </table:table-cell>
          <table:table-cell office:value-type="float" office:value="5.6006643292120311" table:formula="of:=[.F102]" table:style-name="ce1">
            <text:p>5.600664329</text:p>
          </table:table-cell>
          <table:table-cell office:value-type="float" office:value="6.8278965129358822" table:formula="of:=[.F113]" table:style-name="ce1">
            <text:p>6.827896513</text:p>
          </table:table-cell>
          <table:table-cell office:value-type="float" office:value="6.196406696610862" table:formula="of:=[.F124]" table:style-name="ce1">
            <text:p>6.196406697</text:p>
          </table:table-cell>
          <table:table-cell office:value-type="float" office:value="4.4145454545454541" table:formula="of:=[.F135]" table:style-name="ce1">
            <text:p>4.414545455</text:p>
          </table:table-cell>
          <table:table-cell table:number-columns-repeated="16376" table:style-name="ce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0.98422125087603463" table:formula="of:=[.F70]" table:style-name="ce1">
            <text:p>0.984221251</text:p>
          </table:table-cell>
          <table:table-cell office:value-type="float" office:value="1.9203578993961241" table:formula="of:=[.F81]" table:style-name="ce1">
            <text:p>1.920357899</text:p>
          </table:table-cell>
          <table:table-cell office:value-type="float" office:value="3.7781233477436009" table:formula="of:=[.F92]" table:style-name="ce1">
            <text:p>3.778123348</text:p>
          </table:table-cell>
          <table:table-cell office:value-type="float" office:value="7.1106298290798415" table:formula="of:=[.F103]" table:style-name="ce1">
            <text:p>7.110629829</text:p>
          </table:table-cell>
          <table:table-cell office:value-type="float" office:value="11.738138950623249" table:formula="of:=[.F114]" table:style-name="ce1">
            <text:p>11.73813895</text:p>
          </table:table-cell>
          <table:table-cell office:value-type="float" office:value="14.743370350142605" table:formula="of:=[.F125]" table:style-name="ce1">
            <text:p>14.74337035</text:p>
          </table:table-cell>
          <table:table-cell office:value-type="float" office:value="11.751765502563606" table:formula="of:=[.F136]" table:style-name="ce1">
            <text:p>11.7517655</text:p>
          </table:table-cell>
          <table:table-cell table:number-columns-repeated="16376" table:style-name="ce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0.98542268375001063" table:formula="of:=[.F71]" table:style-name="ce1">
            <text:p>0.985422684</text:p>
          </table:table-cell>
          <table:table-cell office:value-type="float" office:value="1.9274161679355148" table:formula="of:=[.F82]" table:style-name="ce1">
            <text:p>1.927416168</text:p>
          </table:table-cell>
          <table:table-cell office:value-type="float" office:value="3.7967511700102228" table:formula="of:=[.F93]" table:style-name="ce1">
            <text:p>3.79675117</text:p>
          </table:table-cell>
          <table:table-cell office:value-type="float" office:value="7.3325182488362399" table:formula="of:=[.F104]" table:style-name="ce1">
            <text:p>7.332518249</text:p>
          </table:table-cell>
          <table:table-cell office:value-type="float" office:value="13.282400419975064" table:formula="of:=[.F115]" table:style-name="ce1">
            <text:p>13.28240042</text:p>
          </table:table-cell>
          <table:table-cell office:value-type="float" office:value="19.902704031465092" table:formula="of:=[.F126]" table:style-name="ce1">
            <text:p>19.90270403</text:p>
          </table:table-cell>
          <table:table-cell office:value-type="float" office:value="18.097411596405738" table:formula="of:=[.F137]" table:style-name="ce1">
            <text:p>18.0974116</text:p>
          </table:table-cell>
          <table:table-cell table:number-columns-repeated="16376" table:style-name="ce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0.9881631239760823" table:formula="of:=[.F72]" table:style-name="ce1">
            <text:p>0.988163124</text:p>
          </table:table-cell>
          <table:table-cell office:value-type="float" office:value="1.9535336589791505" table:formula="of:=[.F83]" table:style-name="ce1">
            <text:p>1.953533659</text:p>
          </table:table-cell>
          <table:table-cell office:value-type="float" office:value="3.897299908481838" table:formula="of:=[.F94]" table:style-name="ce1">
            <text:p>3.897299908</text:p>
          </table:table-cell>
          <table:table-cell office:value-type="float" office:value="7.6656496935048697" table:formula="of:=[.F105]" table:style-name="ce1">
            <text:p>7.665649694</text:p>
          </table:table-cell>
          <table:table-cell office:value-type="float" office:value="14.29015791873127" table:formula="of:=[.F116]" table:style-name="ce1">
            <text:p>14.29015792</text:p>
          </table:table-cell>
          <table:table-cell office:value-type="float" office:value="23.832604170561769" table:formula="of:=[.F127]" table:style-name="ce1">
            <text:p>23.83260417</text:p>
          </table:table-cell>
          <table:table-cell office:value-type="float" office:value="29.994603667623576" table:formula="of:=[.F138]" table:style-name="ce1">
            <text:p>29.99460367</text:p>
          </table:table-cell>
          <table:table-cell table:number-columns-repeated="16376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.0042640583984355" table:formula="of:=[.F73]" table:style-name="ce1">
            <text:p>1.004264058</text:p>
          </table:table-cell>
          <table:table-cell office:value-type="float" office:value="1.9720351848704851" table:formula="of:=[.F84]" table:style-name="ce1">
            <text:p>1.972035185</text:p>
          </table:table-cell>
          <table:table-cell office:value-type="float" office:value="3.9283008486450108" table:formula="of:=[.F95]" table:style-name="ce1">
            <text:p>3.928300849</text:p>
          </table:table-cell>
          <table:table-cell office:value-type="float" office:value="7.7619933879754921" table:formula="of:=[.F106]" table:style-name="ce1">
            <text:p>7.761993388</text:p>
          </table:table-cell>
          <table:table-cell office:value-type="float" office:value="14.829466133366278" table:formula="of:=[.F117]" table:style-name="ce1">
            <text:p>14.82946613</text:p>
          </table:table-cell>
          <table:table-cell office:value-type="float" office:value="26.120303564021139" table:formula="of:=[.F128]" table:style-name="ce1">
            <text:p>26.12030356</text:p>
          </table:table-cell>
          <table:table-cell office:value-type="float" office:value="31.345174268204111" table:formula="of:=[.F139]" table:style-name="ce1">
            <text:p>31.34517427</text:p>
          </table:table-cell>
          <table:table-cell table:number-columns-repeated="16376" table:style-name="ce1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.0237262409316603" table:formula="of:=[.F74]" table:style-name="ce1">
            <text:p>1.023726241</text:p>
          </table:table-cell>
          <table:table-cell office:value-type="float" office:value="1.9984460693374577" table:formula="of:=[.F85]" table:style-name="ce1">
            <text:p>1.998446069</text:p>
          </table:table-cell>
          <table:table-cell office:value-type="float" office:value="4.0076840462378724" table:formula="of:=[.F96]" table:style-name="ce1">
            <text:p>4.007684046</text:p>
          </table:table-cell>
          <table:table-cell office:value-type="float" office:value="7.9482088694283837" table:formula="of:=[.F107]" table:style-name="ce1">
            <text:p>7.948208869</text:p>
          </table:table-cell>
          <table:table-cell office:value-type="float" office:value="15.603908380787827" table:formula="of:=[.F118]" table:style-name="ce1">
            <text:p>15.60390838</text:p>
          </table:table-cell>
          <table:table-cell office:value-type="float" office:value="28.919758907876151" table:formula="of:=[.F129]" table:style-name="ce1">
            <text:p>28.91975891</text:p>
          </table:table-cell>
          <table:table-cell office:value-type="float" office:value="36.071984985047784" table:formula="of:=[.F140]" table:style-name="ce1">
            <text:p>36.07198499</text:p>
          </table:table-cell>
          <table:table-cell table:number-columns-repeated="16376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.0235179085070185" table:formula="of:=[.F75]" table:style-name="ce1">
            <text:p>1.023517909</text:p>
          </table:table-cell>
          <table:table-cell office:value-type="float" office:value="2.0321760675497988" table:formula="of:=[.F86]" table:style-name="ce1">
            <text:p>2.032176068</text:p>
          </table:table-cell>
          <table:table-cell office:value-type="float" office:value="4.05896775853578" table:formula="of:=[.F97]" table:style-name="ce1">
            <text:p>4.058967759</text:p>
          </table:table-cell>
          <table:table-cell office:value-type="float" office:value="8.0519548741270306" table:formula="of:=[.F108]" table:style-name="ce1">
            <text:p>8.051954874</text:p>
          </table:table-cell>
          <table:table-cell office:value-type="float" office:value="15.758390962268519" table:formula="of:=[.F119]" table:style-name="ce1">
            <text:p>15.75839096</text:p>
          </table:table-cell>
          <table:table-cell office:value-type="float" office:value="28.675881148029688" table:formula="of:=[.F130]" table:style-name="ce1">
            <text:p>28.67588115</text:p>
          </table:table-cell>
          <table:table-cell office:value-type="float" office:value="37.211603332725844" table:formula="of:=[.F141]" table:style-name="ce1">
            <text:p>37.21160333</text:p>
          </table:table-cell>
          <table:table-cell table:number-columns-repeated="16376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.0372852225892144" table:formula="of:=[.F76]" table:style-name="ce1">
            <text:p>1.037285223</text:p>
          </table:table-cell>
          <table:table-cell office:value-type="float" office:value="2.0379660604556018" table:formula="of:=[.F87]" table:style-name="ce1">
            <text:p>2.03796606</text:p>
          </table:table-cell>
          <table:table-cell office:value-type="float" office:value="4.1093428331392987" table:formula="of:=[.F98]" table:style-name="ce1">
            <text:p>4.109342833</text:p>
          </table:table-cell>
          <table:table-cell office:value-type="float" office:value="8.163966285935599" table:formula="of:=[.F109]" table:style-name="ce1">
            <text:p>8.163966286</text:p>
          </table:table-cell>
          <table:table-cell office:value-type="float" office:value="16.140728395762871" table:formula="of:=[.F120]" table:style-name="ce1">
            <text:p>16.1407284</text:p>
          </table:table-cell>
          <table:table-cell office:value-type="float" office:value="30.409805610849041" table:formula="of:=[.F131]" table:style-name="ce1">
            <text:p>30.40980561</text:p>
          </table:table-cell>
          <table:table-cell office:value-type="float" office:value="40.926917318621619" table:formula="of:=[.F142]" table:style-name="ce1">
            <text:p>40.92691732</text:p>
          </table:table-cell>
          <table:table-cell table:number-columns-repeated="16376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1.0227634645835486" table:formula="of:=[.F77]" table:style-name="ce1">
            <text:p>1.022763465</text:p>
          </table:table-cell>
          <table:table-cell office:value-type="float" office:value="2.0093786068241979" table:formula="of:=[.F88]" table:style-name="ce1">
            <text:p>2.009378607</text:p>
          </table:table-cell>
          <table:table-cell office:value-type="float" office:value="4.0551122396221109" table:formula="of:=[.F99]" table:style-name="ce1">
            <text:p>4.05511224</text:p>
          </table:table-cell>
          <table:table-cell office:value-type="float" office:value="7.9997740135930151" table:formula="of:=[.F110]" table:style-name="ce1">
            <text:p>7.999774014</text:p>
          </table:table-cell>
          <table:table-cell office:value-type="float" office:value="13.945116950534567" table:formula="of:=[.F121]" table:style-name="ce1">
            <text:p>13.94511695</text:p>
          </table:table-cell>
          <table:table-cell office:value-type="float" office:value="14.40885000868305" table:formula="of:=[.F132]" table:style-name="ce1">
            <text:p>14.40885001</text:p>
          </table:table-cell>
          <table:table-cell office:value-type="float" office:value="2.7985718904706798" table:formula="of:=[.F143]" table:style-name="ce1">
            <text:p>2.79857189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N</text:p>
          </table:table-cell>
          <table:table-cell office:value-type="string" table:style-name="ce1">
            <text:p>Efficiency-P1</text:p>
          </table:table-cell>
          <table:table-cell office:value-type="string" table:style-name="ce1">
            <text:p>Efficiency-P2</text:p>
          </table:table-cell>
          <table:table-cell office:value-type="string" table:style-name="ce4">
            <text:p>Efficiency-P4</text:p>
          </table:table-cell>
          <table:table-cell office:value-type="string" table:style-name="ce4">
            <text:p>Efficiency-P8</text:p>
          </table:table-cell>
          <table:table-cell office:value-type="string" table:style-name="ce4">
            <text:p>Efficiency-P16</text:p>
          </table:table-cell>
          <table:table-cell office:value-type="string" table:style-name="ce4">
            <text:p>Efficiency-P32</text:p>
          </table:table-cell>
          <table:table-cell office:value-type="string" table:style-name="ce4">
            <text:p>Efficiency-P48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.046656298600311" table:formula="of:=[.G67]" table:style-name="ce1">
            <text:p>1.046656299</text:p>
          </table:table-cell>
          <table:table-cell office:value-type="float" office:value="0.52332814930015548" table:formula="of:=[.G78]" table:style-name="ce1">
            <text:p>0.523328149</text:p>
          </table:table-cell>
          <table:table-cell office:value-type="float" office:value="0.35570824524312894" table:formula="of:=[.G89]" table:style-name="ce1">
            <text:p>0.355708245</text:p>
          </table:table-cell>
          <table:table-cell office:value-type="float" office:value="0.18169546436285097" table:formula="of:=[.G100]" table:style-name="ce1">
            <text:p>0.181695464</text:p>
          </table:table-cell>
          <table:table-cell office:value-type="float" office:value="6.5011591962905721E-2" table:formula="of:=[.G111]" table:style-name="ce1">
            <text:p>0.065011592</text:p>
          </table:table-cell>
          <table:table-cell office:value-type="float" office:value="2.288492927094668E-2" table:formula="of:=[.G122]" table:style-name="ce1">
            <text:p>0.022884929</text:p>
          </table:table-cell>
          <table:table-cell office:value-type="float" office:value="1.171331105541632E-2" table:formula="of:=[.G133]" table:style-name="ce1">
            <text:p>0.011713311</text:p>
          </table:table-cell>
          <table:table-cell table:number-columns-repeated="16376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0.96994475138121528" table:formula="of:=[.G68]" table:style-name="ce1">
            <text:p>0.969944751</text:p>
          </table:table-cell>
          <table:table-cell office:value-type="float" office:value="0.78768844221105527" table:formula="of:=[.G79]" table:style-name="ce1">
            <text:p>0.787688442</text:p>
          </table:table-cell>
          <table:table-cell office:value-type="float" office:value="0.6682399512789281" table:formula="of:=[.G90]" table:style-name="ce1">
            <text:p>0.668239951</text:p>
          </table:table-cell>
          <table:table-cell office:value-type="float" office:value="0.41126311844077962" table:formula="of:=[.G101]" table:style-name="ce1">
            <text:p>0.411263118</text:p>
          </table:table-cell>
          <table:table-cell office:value-type="float" office:value="0.22651734104046239" table:formula="of:=[.G112]" table:style-name="ce1">
            <text:p>0.226517341</text:p>
          </table:table-cell>
          <table:table-cell office:value-type="float" office:value="6.9235865724381618E-2" table:formula="of:=[.G123]" table:style-name="ce1">
            <text:p>0.069235866</text:p>
          </table:table-cell>
          <table:table-cell office:value-type="float" office:value="3.1111772711806734E-2" table:formula="of:=[.G134]" table:style-name="ce1">
            <text:p>0.031111773</text:p>
          </table:table-cell>
          <table:table-cell table:number-columns-repeated="16376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0.96748485814472418" table:formula="of:=[.G69]" table:style-name="ce1">
            <text:p>0.967484858</text:p>
          </table:table-cell>
          <table:table-cell office:value-type="float" office:value="0.91869475723453187" table:formula="of:=[.G80]" table:style-name="ce1">
            <text:p>0.918694757</text:p>
          </table:table-cell>
          <table:table-cell office:value-type="float" office:value="0.84493318485523383" table:formula="of:=[.G91]" table:style-name="ce1">
            <text:p>0.844933185</text:p>
          </table:table-cell>
          <table:table-cell office:value-type="float" office:value="0.70008304115150388" table:formula="of:=[.G102]" table:style-name="ce1">
            <text:p>0.700083041</text:p>
          </table:table-cell>
          <table:table-cell office:value-type="float" office:value="0.42674353205849264" table:formula="of:=[.G113]" table:style-name="ce1">
            <text:p>0.426743532</text:p>
          </table:table-cell>
          <table:table-cell office:value-type="float" office:value="0.19363770926908944" table:formula="of:=[.G124]" table:style-name="ce1">
            <text:p>0.193637709</text:p>
          </table:table-cell>
          <table:table-cell office:value-type="float" office:value="9.1969696969696965E-2" table:formula="of:=[.G135]" table:style-name="ce1">
            <text:p>0.091969697</text:p>
          </table:table-cell>
          <table:table-cell table:number-columns-repeated="16376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0.98422125087603463" table:formula="of:=[.G70]" table:style-name="ce1">
            <text:p>0.984221251</text:p>
          </table:table-cell>
          <table:table-cell office:value-type="float" office:value="0.96017894969806206" table:formula="of:=[.G81]" table:style-name="ce1">
            <text:p>0.96017895</text:p>
          </table:table-cell>
          <table:table-cell office:value-type="float" office:value="0.94453083693590023" table:formula="of:=[.G92]" table:style-name="ce1">
            <text:p>0.944530837</text:p>
          </table:table-cell>
          <table:table-cell office:value-type="float" office:value="0.88882872863498019" table:formula="of:=[.G103]" table:style-name="ce1">
            <text:p>0.888828729</text:p>
          </table:table-cell>
          <table:table-cell office:value-type="float" office:value="0.73363368441395305" table:formula="of:=[.G114]" table:style-name="ce1">
            <text:p>0.733633684</text:p>
          </table:table-cell>
          <table:table-cell office:value-type="float" office:value="0.46073032344195641" table:formula="of:=[.G125]" table:style-name="ce1">
            <text:p>0.460730323</text:p>
          </table:table-cell>
          <table:table-cell office:value-type="float" office:value="0.24482844797007511" table:formula="of:=[.G136]" table:style-name="ce1">
            <text:p>0.244828448</text:p>
          </table:table-cell>
          <table:table-cell table:number-columns-repeated="16376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0.98542268375001063" table:formula="of:=[.G71]" table:style-name="ce1">
            <text:p>0.985422684</text:p>
          </table:table-cell>
          <table:table-cell office:value-type="float" office:value="0.96370808396775742" table:formula="of:=[.G82]" table:style-name="ce1">
            <text:p>0.963708084</text:p>
          </table:table-cell>
          <table:table-cell office:value-type="float" office:value="0.94918779250255569" table:formula="of:=[.G93]" table:style-name="ce1">
            <text:p>0.949187793</text:p>
          </table:table-cell>
          <table:table-cell office:value-type="float" office:value="0.91656478110452999" table:formula="of:=[.G104]" table:style-name="ce1">
            <text:p>0.916564781</text:p>
          </table:table-cell>
          <table:table-cell office:value-type="float" office:value="0.83015002624844147" table:formula="of:=[.G115]" table:style-name="ce1">
            <text:p>0.830150026</text:p>
          </table:table-cell>
          <table:table-cell office:value-type="float" office:value="0.62195950098328412" table:formula="of:=[.G126]" table:style-name="ce1">
            <text:p>0.621959501</text:p>
          </table:table-cell>
          <table:table-cell office:value-type="float" office:value="0.37702940825845288" table:formula="of:=[.G137]" table:style-name="ce1">
            <text:p>0.377029408</text:p>
          </table:table-cell>
          <table:table-cell table:number-columns-repeated="16376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0.9881631239760823" table:formula="of:=[.G72]" table:style-name="ce1">
            <text:p>0.988163124</text:p>
          </table:table-cell>
          <table:table-cell office:value-type="float" office:value="0.97676682948957527" table:formula="of:=[.G83]" table:style-name="ce1">
            <text:p>0.976766829</text:p>
          </table:table-cell>
          <table:table-cell office:value-type="float" office:value="0.97432497712045951" table:formula="of:=[.G94]" table:style-name="ce1">
            <text:p>0.974324977</text:p>
          </table:table-cell>
          <table:table-cell office:value-type="float" office:value="0.95820621168810871" table:formula="of:=[.G105]" table:style-name="ce1">
            <text:p>0.958206212</text:p>
          </table:table-cell>
          <table:table-cell office:value-type="float" office:value="0.89313486992070434" table:formula="of:=[.G116]" table:style-name="ce1">
            <text:p>0.89313487</text:p>
          </table:table-cell>
          <table:table-cell office:value-type="float" office:value="0.74476888033005528" table:formula="of:=[.G127]" table:style-name="ce1">
            <text:p>0.74476888</text:p>
          </table:table-cell>
          <table:table-cell office:value-type="float" office:value="0.62488757640882453" table:formula="of:=[.G138]" table:style-name="ce1">
            <text:p>0.624887576</text:p>
          </table:table-cell>
          <table:table-cell table:number-columns-repeated="16376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.0042640583984355" table:formula="of:=[.G73]" table:style-name="ce1">
            <text:p>1.004264058</text:p>
          </table:table-cell>
          <table:table-cell office:value-type="float" office:value="0.98601759243524256" table:formula="of:=[.G84]" table:style-name="ce1">
            <text:p>0.986017592</text:p>
          </table:table-cell>
          <table:table-cell office:value-type="float" office:value="0.98207521216125271" table:formula="of:=[.G95]" table:style-name="ce1">
            <text:p>0.982075212</text:p>
          </table:table-cell>
          <table:table-cell office:value-type="float" office:value="0.97024917349693651" table:formula="of:=[.G106]" table:style-name="ce1">
            <text:p>0.970249173</text:p>
          </table:table-cell>
          <table:table-cell office:value-type="float" office:value="0.92684163333539238" table:formula="of:=[.G117]" table:style-name="ce1">
            <text:p>0.926841633</text:p>
          </table:table-cell>
          <table:table-cell office:value-type="float" office:value="0.81625948637566059" table:formula="of:=[.G128]" table:style-name="ce1">
            <text:p>0.816259486</text:p>
          </table:table-cell>
          <table:table-cell office:value-type="float" office:value="0.65302446392091906" table:formula="of:=[.G139]" table:style-name="ce1">
            <text:p>0.653024464</text:p>
          </table:table-cell>
          <table:table-cell table:number-columns-repeated="16376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.0237262409316603" table:formula="of:=[.G74]" table:style-name="ce1">
            <text:p>1.023726241</text:p>
          </table:table-cell>
          <table:table-cell office:value-type="float" office:value="0.99922303466872886" table:formula="of:=[.G85]" table:style-name="ce1">
            <text:p>0.999223035</text:p>
          </table:table-cell>
          <table:table-cell office:value-type="float" office:value="1.0019210115594681" table:formula="of:=[.G96]" table:style-name="ce1">
            <text:p>1.001921012</text:p>
          </table:table-cell>
          <table:table-cell office:value-type="float" office:value="0.99352610867854796" table:formula="of:=[.G107]" table:style-name="ce1">
            <text:p>0.993526109</text:p>
          </table:table-cell>
          <table:table-cell office:value-type="float" office:value="0.97524427379923917" table:formula="of:=[.G118]" table:style-name="ce1">
            <text:p>0.975244274</text:p>
          </table:table-cell>
          <table:table-cell office:value-type="float" office:value="0.90374246587112972" table:formula="of:=[.G129]" table:style-name="ce1">
            <text:p>0.903742466</text:p>
          </table:table-cell>
          <table:table-cell office:value-type="float" office:value="0.75149968718849547" table:formula="of:=[.G140]" table:style-name="ce1">
            <text:p>0.751499687</text:p>
          </table:table-cell>
          <table:table-cell table:number-columns-repeated="16376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.0235179085070185" table:formula="of:=[.G75]" table:style-name="ce1">
            <text:p>1.023517909</text:p>
          </table:table-cell>
          <table:table-cell office:value-type="float" office:value="1.0160880337748994" table:formula="of:=[.G86]" table:style-name="ce1">
            <text:p>1.016088034</text:p>
          </table:table-cell>
          <table:table-cell office:value-type="float" office:value="1.014741939633945" table:formula="of:=[.G97]" table:style-name="ce1">
            <text:p>1.01474194</text:p>
          </table:table-cell>
          <table:table-cell office:value-type="float" office:value="1.0064943592658788" table:formula="of:=[.G108]" table:style-name="ce1">
            <text:p>1.006494359</text:p>
          </table:table-cell>
          <table:table-cell office:value-type="float" office:value="0.98489943514178246" table:formula="of:=[.G119]" table:style-name="ce1">
            <text:p>0.984899435</text:p>
          </table:table-cell>
          <table:table-cell office:value-type="float" office:value="0.89612128587592776" table:formula="of:=[.G130]" table:style-name="ce1">
            <text:p>0.896121286</text:p>
          </table:table-cell>
          <table:table-cell office:value-type="float" office:value="0.77524173609845515" table:formula="of:=[.G141]" table:style-name="ce1">
            <text:p>0.775241736</text:p>
          </table:table-cell>
          <table:table-cell table:number-columns-repeated="16376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.0372852225892144" table:formula="of:=[.G76]" table:style-name="ce1">
            <text:p>1.037285223</text:p>
          </table:table-cell>
          <table:table-cell office:value-type="float" office:value="1.0189830302278009" table:formula="of:=[.G87]" table:style-name="ce1">
            <text:p>1.01898303</text:p>
          </table:table-cell>
          <table:table-cell office:value-type="float" office:value="1.0273357082848247" table:formula="of:=[.G98]" table:style-name="ce1">
            <text:p>1.027335708</text:p>
          </table:table-cell>
          <table:table-cell office:value-type="float" office:value="1.0204957857419499" table:formula="of:=[.G109]" table:style-name="ce1">
            <text:p>1.020495786</text:p>
          </table:table-cell>
          <table:table-cell office:value-type="float" office:value="1.0087955247351794" table:formula="of:=[.G120]" table:style-name="ce1">
            <text:p>1.008795525</text:p>
          </table:table-cell>
          <table:table-cell office:value-type="float" office:value="0.95030642533903253" table:formula="of:=[.G131]" table:style-name="ce1">
            <text:p>0.950306425</text:p>
          </table:table-cell>
          <table:table-cell office:value-type="float" office:value="0.85264411080461711" table:formula="of:=[.G142]" table:style-name="ce1">
            <text:p>0.852644111</text:p>
          </table:table-cell>
          <table:table-cell table:number-columns-repeated="16376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float" office:value="1.0227634645835486" table:formula="of:=[.G77]" table:style-name="ce1">
            <text:p>1.022763465</text:p>
          </table:table-cell>
          <table:table-cell office:value-type="float" office:value="1.0046893034120989" table:formula="of:=[.G88]" table:style-name="ce1">
            <text:p>1.004689303</text:p>
          </table:table-cell>
          <table:table-cell office:value-type="float" office:value="1.0137780599055277" table:formula="of:=[.G99]" table:style-name="ce1">
            <text:p>1.01377806</text:p>
          </table:table-cell>
          <table:table-cell office:value-type="float" office:value="0.99997175169912689" table:formula="of:=[.G110]" table:style-name="ce1">
            <text:p>0.999971752</text:p>
          </table:table-cell>
          <table:table-cell office:value-type="float" office:value="0.87156980940841045" table:formula="of:=[.G121]" table:style-name="ce1">
            <text:p>0.871569809</text:p>
          </table:table-cell>
          <table:table-cell office:value-type="float" office:value="0.45027656277134531" table:formula="of:=[.G132]" table:style-name="ce1">
            <text:p>0.450276563</text:p>
          </table:table-cell>
          <table:table-cell office:value-type="float" office:value="5.8303581051472507E-2" table:formula="of:=[.G143]" table:style-name="ce1">
            <text:p>0.058303581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IBM Thinkpad T60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tel Core Duo T2600, 2,167 MHz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4GB Memory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">
            <text:p>Laptop Sergej:</text:p>
          </table:table-cell>
          <table:table-cell table:number-columns-repeated="3" table:style-name="ce1"/>
          <table:table-cell office:value-type="string" table:style-name="ce1">
            <text:p>OpenMP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cc -O:</text:p>
          </table:table-cell>
          <table:table-cell table:number-columns-repeated="3" table:style-name="ce1"/>
          <table:table-cell office:value-type="string" table:style-name="ce1">
            <text:p>Relative to not optimized impl.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_ser_noOpt</text:p>
          </table:table-cell>
          <table:table-cell office:value-type="string" table:style-name="ce1">
            <text:p>T_par</text:p>
          </table:table-cell>
          <table:table-cell office:value-type="string" table:style-name="ce1">
            <text:p>Speedup</text:p>
          </table:table-cell>
          <table:table-cell office:value-type="string" table:style-name="ce1">
            <text:p>Efficiency</text:p>
          </table:table-cell>
          <table:table-cell table:number-columns-repeated="16378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.6509999999999999E-3" table:style-name="ce1">
            <text:p>0.001651</text:p>
          </table:table-cell>
          <table:table-cell office:value-type="float" office:value="1.688E-3" table:style-name="ce1">
            <text:p>0.001688</text:p>
          </table:table-cell>
          <table:table-cell office:value-type="float" office:value="0.97808056872037907" table:formula="of:=[.C204]/[.D204]" table:style-name="ce1">
            <text:p>0.978080569</text:p>
          </table:table-cell>
          <table:table-cell office:value-type="float" office:value="0.97808056872037907" table:formula="of:=[.C204]/([.D204]*[.B204])" table:style-name="ce4">
            <text:p>0.978080569</text:p>
          </table:table-cell>
          <table:table-cell table:number-columns-repeated="16378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7.2150000000000001E-3" table:style-name="ce1">
            <text:p>0.007215</text:p>
          </table:table-cell>
          <table:table-cell office:value-type="float" office:value="7.9839999999999998E-3" table:style-name="ce1">
            <text:p>0.007984</text:p>
          </table:table-cell>
          <table:table-cell office:value-type="float" office:value="0.90368236472945895" table:formula="of:=[.C205]/[.D205]" table:style-name="ce1">
            <text:p>0.903682365</text:p>
          </table:table-cell>
          <table:table-cell office:value-type="float" office:value="0.90368236472945895" table:formula="of:=[.C205]/([.D205]*[.B205])" table:style-name="ce4">
            <text:p>0.903682365</text:p>
          </table:table-cell>
          <table:table-cell table:number-columns-repeated="16378" table:style-name="ce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5.4722E-2" table:style-name="ce1">
            <text:p>0.054722</text:p>
          </table:table-cell>
          <table:table-cell office:value-type="float" office:value="5.2497000000000002E-2" table:style-name="ce1">
            <text:p>0.052497</text:p>
          </table:table-cell>
          <table:table-cell office:value-type="float" office:value="1.0423833742880546" table:formula="of:=[.C206]/[.D206]" table:style-name="ce1">
            <text:p>1.042383374</text:p>
          </table:table-cell>
          <table:table-cell office:value-type="float" office:value="1.0423833742880546" table:formula="of:=[.C206]/([.D206]*[.B206])" table:style-name="ce4">
            <text:p>1.042383374</text:p>
          </table:table-cell>
          <table:table-cell table:number-columns-repeated="16378" table:style-name="ce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0.42899900000000002" table:style-name="ce1">
            <text:p>0.428999</text:p>
          </table:table-cell>
          <table:table-cell office:value-type="float" office:value="0.40888000000000002" table:style-name="ce1">
            <text:p>0.40888</text:p>
          </table:table-cell>
          <table:table-cell office:value-type="float" office:value="1.0492051457640383" table:formula="of:=[.C207]/[.D207]" table:style-name="ce1">
            <text:p>1.049205146</text:p>
          </table:table-cell>
          <table:table-cell office:value-type="float" office:value="1.0492051457640383" table:formula="of:=[.C207]/([.D207]*[.B207])" table:style-name="ce4">
            <text:p>1.049205146</text:p>
          </table:table-cell>
          <table:table-cell table:number-columns-repeated="16378" table:style-name="ce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.4440930000000001" table:style-name="ce1">
            <text:p>1.444093</text:p>
          </table:table-cell>
          <table:table-cell office:value-type="float" office:value="1.363529" table:style-name="ce1">
            <text:p>1.363529</text:p>
          </table:table-cell>
          <table:table-cell office:value-type="float" office:value="1.0590849186192592" table:formula="of:=[.C208]/[.D208]" table:style-name="ce1">
            <text:p>1.059084919</text:p>
          </table:table-cell>
          <table:table-cell office:value-type="float" office:value="1.0590849186192592" table:formula="of:=[.C208]/([.D208]*[.B208])" table:style-name="ce4">
            <text:p>1.059084919</text:p>
          </table:table-cell>
          <table:table-cell table:number-columns-repeated="16378" table:style-name="ce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3.924118" table:style-name="ce1">
            <text:p>3.924118</text:p>
          </table:table-cell>
          <table:table-cell office:value-type="float" office:value="3.7443620000000002" table:style-name="ce1">
            <text:p>3.744362</text:p>
          </table:table-cell>
          <table:table-cell office:value-type="float" office:value="1.0480071104236182" table:formula="of:=[.C209]/[.D209]" table:style-name="ce1">
            <text:p>1.04800711</text:p>
          </table:table-cell>
          <table:table-cell office:value-type="float" office:value="1.0480071104236182" table:formula="of:=[.C209]/([.D209]*[.B209])" table:style-name="ce4">
            <text:p>1.04800711</text:p>
          </table:table-cell>
          <table:table-cell table:number-columns-repeated="16378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8.1680740000000007" table:style-name="ce1">
            <text:p>8.168074</text:p>
          </table:table-cell>
          <table:table-cell office:value-type="float" office:value="9.5685099999999998" table:style-name="ce1">
            <text:p>9.56851</text:p>
          </table:table-cell>
          <table:table-cell office:value-type="float" office:value="0.85364116252164657" table:formula="of:=[.C210]/[.D210]" table:style-name="ce1">
            <text:p>0.853641163</text:p>
          </table:table-cell>
          <table:table-cell office:value-type="float" office:value="0.85364116252164657" table:formula="of:=[.C210]/([.D210]*[.B210])" table:style-name="ce4">
            <text:p>0.853641163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2" table:formula="of:=[.B204]*2" table:style-name="ce1">
            <text:p>2</text:p>
          </table:table-cell>
          <table:table-cell office:value-type="float" office:value="1.6509999999999999E-3" table:style-name="ce1">
            <text:p>0.001651</text:p>
          </table:table-cell>
          <table:table-cell office:value-type="float" office:value="6.1700000000000004E-4" table:style-name="ce1">
            <text:p>0.000617</text:p>
          </table:table-cell>
          <table:table-cell office:value-type="float" office:value="2.6758508914100485" table:formula="of:=[.C211]/[.D211]" table:style-name="ce1">
            <text:p>2.675850891</text:p>
          </table:table-cell>
          <table:table-cell office:value-type="float" office:value="1.3379254457050243" table:formula="of:=[.C211]/([.D211]*[.B211])" table:style-name="ce4">
            <text:p>1.337925446</text:p>
          </table:table-cell>
          <table:table-cell table:number-columns-repeated="16378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2" table:formula="of:=[.B205]*2" table:style-name="ce1">
            <text:p>2</text:p>
          </table:table-cell>
          <table:table-cell office:value-type="float" office:value="7.2150000000000001E-3" table:style-name="ce1">
            <text:p>0.007215</text:p>
          </table:table-cell>
          <table:table-cell office:value-type="float" office:value="4.9430000000000003E-3" table:style-name="ce1">
            <text:p>0.004943</text:p>
          </table:table-cell>
          <table:table-cell office:value-type="float" office:value="1.4596398948007283" table:formula="of:=[.C212]/[.D212]" table:style-name="ce1">
            <text:p>1.459639895</text:p>
          </table:table-cell>
          <table:table-cell office:value-type="float" office:value="0.72981994740036416" table:formula="of:=[.C212]/([.D212]*[.B212])" table:style-name="ce4">
            <text:p>0.729819947</text:p>
          </table:table-cell>
          <table:table-cell table:number-columns-repeated="16378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[.B206]*2" table:style-name="ce1">
            <text:p>2</text:p>
          </table:table-cell>
          <table:table-cell office:value-type="float" office:value="5.4722E-2" table:style-name="ce1">
            <text:p>0.054722</text:p>
          </table:table-cell>
          <table:table-cell office:value-type="float" office:value="2.9208000000000001E-2" table:style-name="ce1">
            <text:p>0.029208</text:p>
          </table:table-cell>
          <table:table-cell office:value-type="float" office:value="1.8735278006025746" table:formula="of:=[.C213]/[.D213]" table:style-name="ce1">
            <text:p>1.873527801</text:p>
          </table:table-cell>
          <table:table-cell office:value-type="float" office:value="0.93676390030128731" table:formula="of:=[.C213]/([.D213]*[.B213])" table:style-name="ce4">
            <text:p>0.9367639</text:p>
          </table:table-cell>
          <table:table-cell table:number-columns-repeated="16378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2" table:formula="of:=[.B207]*2" table:style-name="ce1">
            <text:p>2</text:p>
          </table:table-cell>
          <table:table-cell office:value-type="float" office:value="0.42899900000000002" table:style-name="ce1">
            <text:p>0.428999</text:p>
          </table:table-cell>
          <table:table-cell office:value-type="float" office:value="0.214894" table:style-name="ce1">
            <text:p>0.214894</text:p>
          </table:table-cell>
          <table:table-cell office:value-type="float" office:value="1.99632842238499" table:formula="of:=[.C214]/[.D214]" table:style-name="ce1">
            <text:p>1.996328422</text:p>
          </table:table-cell>
          <table:table-cell office:value-type="float" office:value="0.99816421119249499" table:formula="of:=[.C214]/([.D214]*[.B214])" table:style-name="ce4">
            <text:p>0.998164211</text:p>
          </table:table-cell>
          <table:table-cell table:number-columns-repeated="16378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2" table:formula="of:=[.B208]*2" table:style-name="ce1">
            <text:p>2</text:p>
          </table:table-cell>
          <table:table-cell office:value-type="float" office:value="1.4440930000000001" table:style-name="ce1">
            <text:p>1.444093</text:p>
          </table:table-cell>
          <table:table-cell office:value-type="float" office:value="0.88953599999999999" table:style-name="ce1">
            <text:p>0.889536</text:p>
          </table:table-cell>
          <table:table-cell office:value-type="float" office:value="1.6234227732210951" table:formula="of:=[.C215]/[.D215]" table:style-name="ce1">
            <text:p>1.623422773</text:p>
          </table:table-cell>
          <table:table-cell office:value-type="float" office:value="0.81171138661054754" table:formula="of:=[.C215]/([.D215]*[.B215])" table:style-name="ce4">
            <text:p>0.811711387</text:p>
          </table:table-cell>
          <table:table-cell table:number-columns-repeated="16378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2" table:formula="of:=[.B209]*2" table:style-name="ce1">
            <text:p>2</text:p>
          </table:table-cell>
          <table:table-cell office:value-type="float" office:value="3.924118" table:style-name="ce1">
            <text:p>3.924118</text:p>
          </table:table-cell>
          <table:table-cell office:value-type="float" office:value="2.2360060000000002" table:style-name="ce1">
            <text:p>2.236006</text:p>
          </table:table-cell>
          <table:table-cell office:value-type="float" office:value="1.7549675626988477" table:formula="of:=[.C216]/[.D216]" table:style-name="ce1">
            <text:p>1.754967563</text:p>
          </table:table-cell>
          <table:table-cell office:value-type="float" office:value="0.87748378134942384" table:formula="of:=[.C216]/([.D216]*[.B216])" table:style-name="ce4">
            <text:p>0.877483781</text:p>
          </table:table-cell>
          <table:table-cell table:number-columns-repeated="16378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2" table:formula="of:=[.B210]*2" table:style-name="ce1">
            <text:p>2</text:p>
          </table:table-cell>
          <table:table-cell office:value-type="float" office:value="8.1680740000000007" table:style-name="ce1">
            <text:p>8.168074</text:p>
          </table:table-cell>
          <table:table-cell office:value-type="float" office:value="4.9737999999999998" table:style-name="ce1">
            <text:p>4.9738</text:p>
          </table:table-cell>
          <table:table-cell office:value-type="float" office:value="1.6422200329727776" table:formula="of:=[.C217]/[.D217]" table:style-name="ce1">
            <text:p>1.642220033</text:p>
          </table:table-cell>
          <table:table-cell office:value-type="float" office:value="0.82111001648638882" table:formula="of:=[.C217]/([.D217]*[.B217])" table:style-name="ce4">
            <text:p>0.821110016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4" table:formula="of:=[.B211]*2" table:style-name="ce1">
            <text:p>4</text:p>
          </table:table-cell>
          <table:table-cell office:value-type="float" office:value="1.6509999999999999E-3" table:style-name="ce1">
            <text:p>0.001651</text:p>
          </table:table-cell>
          <table:table-cell office:value-type="float" office:value="2.7520000000000001E-3" table:style-name="ce1">
            <text:p>0.002752</text:p>
          </table:table-cell>
          <table:table-cell office:value-type="float" office:value="0.59992732558139528" table:formula="of:=[.C218]/[.D218]" table:style-name="ce1">
            <text:p>0.599927326</text:p>
          </table:table-cell>
          <table:table-cell office:value-type="float" office:value="0.14998183139534882" table:formula="of:=[.C218]/([.D218]*[.B218])" table:style-name="ce4">
            <text:p>0.149981831</text:p>
          </table:table-cell>
          <table:table-cell table:number-columns-repeated="16378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4" table:formula="of:=[.B212]*2" table:style-name="ce1">
            <text:p>4</text:p>
          </table:table-cell>
          <table:table-cell office:value-type="float" office:value="7.2150000000000001E-3" table:style-name="ce1">
            <text:p>0.007215</text:p>
          </table:table-cell>
          <table:table-cell office:value-type="float" office:value="8.8199999999999997E-3" table:style-name="ce1">
            <text:p>0.00882</text:p>
          </table:table-cell>
          <table:table-cell office:value-type="float" office:value="0.81802721088435382" table:formula="of:=[.C219]/[.D219]" table:style-name="ce1">
            <text:p>0.818027211</text:p>
          </table:table-cell>
          <table:table-cell office:value-type="float" office:value="0.20450680272108845" table:formula="of:=[.C219]/([.D219]*[.B219])" table:style-name="ce4">
            <text:p>0.204506803</text:p>
          </table:table-cell>
          <table:table-cell table:number-columns-repeated="16378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4" table:formula="of:=[.B213]*2" table:style-name="ce1">
            <text:p>4</text:p>
          </table:table-cell>
          <table:table-cell office:value-type="float" office:value="5.4722E-2" table:style-name="ce1">
            <text:p>0.054722</text:p>
          </table:table-cell>
          <table:table-cell office:value-type="float" office:value="3.7767000000000002E-2" table:style-name="ce1">
            <text:p>0.037767</text:p>
          </table:table-cell>
          <table:table-cell office:value-type="float" office:value="1.4489369025869143" table:formula="of:=[.C220]/[.D220]" table:style-name="ce1">
            <text:p>1.448936903</text:p>
          </table:table-cell>
          <table:table-cell office:value-type="float" office:value="0.36223422564672858" table:formula="of:=[.C220]/([.D220]*[.B220])" table:style-name="ce4">
            <text:p>0.362234226</text:p>
          </table:table-cell>
          <table:table-cell table:number-columns-repeated="16378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4" table:formula="of:=[.B214]*2" table:style-name="ce1">
            <text:p>4</text:p>
          </table:table-cell>
          <table:table-cell office:value-type="float" office:value="0.42899900000000002" table:style-name="ce1">
            <text:p>0.428999</text:p>
          </table:table-cell>
          <table:table-cell office:value-type="float" office:value="0.23816999999999999" table:style-name="ce1">
            <text:p>0.23817</text:p>
          </table:table-cell>
          <table:table-cell office:value-type="float" office:value="1.8012302137128944" table:formula="of:=[.C221]/[.D221]" table:style-name="ce1">
            <text:p>1.801230214</text:p>
          </table:table-cell>
          <table:table-cell office:value-type="float" office:value="0.45030755342822359" table:formula="of:=[.C221]/([.D221]*[.B221])" table:style-name="ce4">
            <text:p>0.450307553</text:p>
          </table:table-cell>
          <table:table-cell table:number-columns-repeated="16378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4" table:formula="of:=[.B215]*2" table:style-name="ce1">
            <text:p>4</text:p>
          </table:table-cell>
          <table:table-cell office:value-type="float" office:value="1.4440930000000001" table:style-name="ce1">
            <text:p>1.444093</text:p>
          </table:table-cell>
          <table:table-cell office:value-type="float" office:value="0.96948599999999996" table:style-name="ce1">
            <text:p>0.969486</text:p>
          </table:table-cell>
          <table:table-cell office:value-type="float" office:value="1.489544975378706" table:formula="of:=[.C222]/[.D222]" table:style-name="ce1">
            <text:p>1.489544975</text:p>
          </table:table-cell>
          <table:table-cell office:value-type="float" office:value="0.3723862438446765" table:formula="of:=[.C222]/([.D222]*[.B222])" table:style-name="ce4">
            <text:p>0.372386244</text:p>
          </table:table-cell>
          <table:table-cell table:number-columns-repeated="16378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4" table:formula="of:=[.B216]*2" table:style-name="ce1">
            <text:p>4</text:p>
          </table:table-cell>
          <table:table-cell office:value-type="float" office:value="3.924118" table:style-name="ce1">
            <text:p>3.924118</text:p>
          </table:table-cell>
          <table:table-cell office:value-type="float" office:value="2.2382059999999999" table:style-name="ce1">
            <text:p>2.238206</text:p>
          </table:table-cell>
          <table:table-cell office:value-type="float" office:value="1.7532425522941142" table:formula="of:=[.C223]/[.D223]" table:style-name="ce1">
            <text:p>1.753242552</text:p>
          </table:table-cell>
          <table:table-cell office:value-type="float" office:value="0.43831063807352855" table:formula="of:=[.C223]/([.D223]*[.B223])" table:style-name="ce4">
            <text:p>0.438310638</text:p>
          </table:table-cell>
          <table:table-cell table:number-columns-repeated="16378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4" table:formula="of:=[.B217]*2" table:style-name="ce1">
            <text:p>4</text:p>
          </table:table-cell>
          <table:table-cell office:value-type="float" office:value="8.1680740000000007" table:style-name="ce1">
            <text:p>8.168074</text:p>
          </table:table-cell>
          <table:table-cell office:value-type="float" office:value="5.0134249999999998" table:style-name="ce1">
            <text:p>5.013425</text:p>
          </table:table-cell>
          <table:table-cell office:value-type="float" office:value="1.6292402898218286" table:formula="of:=[.C224]/[.D224]" table:style-name="ce1">
            <text:p>1.62924029</text:p>
          </table:table-cell>
          <table:table-cell office:value-type="float" office:value="0.40731007245545714" table:formula="of:=[.C224]/([.D224]*[.B224])" table:style-name="ce4">
            <text:p>0.407310072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8" table:formula="of:=[.B218]*2" table:style-name="ce1">
            <text:p>8</text:p>
          </table:table-cell>
          <table:table-cell office:value-type="float" office:value="1.6509999999999999E-3" table:style-name="ce1">
            <text:p>0.001651</text:p>
          </table:table-cell>
          <table:table-cell office:value-type="float" office:value="3.9459999999999999E-3" table:style-name="ce1">
            <text:p>0.003946</text:p>
          </table:table-cell>
          <table:table-cell office:value-type="float" office:value="0.4183983781044095" table:formula="of:=[.C225]/[.D225]" table:style-name="ce1">
            <text:p>0.418398378</text:p>
          </table:table-cell>
          <table:table-cell office:value-type="float" office:value="5.2299797263051187E-2" table:formula="of:=[.C225]/([.D225]*[.B225])" table:style-name="ce4">
            <text:p>0.052299797</text:p>
          </table:table-cell>
          <table:table-cell table:number-columns-repeated="16378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8" table:formula="of:=[.B219]*2" table:style-name="ce1">
            <text:p>8</text:p>
          </table:table-cell>
          <table:table-cell office:value-type="float" office:value="7.2150000000000001E-3" table:style-name="ce1">
            <text:p>0.007215</text:p>
          </table:table-cell>
          <table:table-cell office:value-type="float" office:value="9.6080000000000002E-3" table:style-name="ce1">
            <text:p>0.009608</text:p>
          </table:table-cell>
          <table:table-cell office:value-type="float" office:value="0.75093671940049955" table:formula="of:=[.C226]/[.D226]" table:style-name="ce1">
            <text:p>0.750936719</text:p>
          </table:table-cell>
          <table:table-cell office:value-type="float" office:value="9.3867089925062444E-2" table:formula="of:=[.C226]/([.D226]*[.B226])" table:style-name="ce4">
            <text:p>0.09386709</text:p>
          </table:table-cell>
          <table:table-cell table:number-columns-repeated="16378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8" table:formula="of:=[.B220]*2" table:style-name="ce1">
            <text:p>8</text:p>
          </table:table-cell>
          <table:table-cell office:value-type="float" office:value="5.4722E-2" table:style-name="ce1">
            <text:p>0.054722</text:p>
          </table:table-cell>
          <table:table-cell office:value-type="float" office:value="4.0716000000000002E-2" table:style-name="ce1">
            <text:p>0.040716</text:p>
          </table:table-cell>
          <table:table-cell office:value-type="float" office:value="1.3439925336477059" table:formula="of:=[.C227]/[.D227]" table:style-name="ce1">
            <text:p>1.343992534</text:p>
          </table:table-cell>
          <table:table-cell office:value-type="float" office:value="0.16799906670596323" table:formula="of:=[.C227]/([.D227]*[.B227])" table:style-name="ce4">
            <text:p>0.167999067</text:p>
          </table:table-cell>
          <table:table-cell table:number-columns-repeated="16378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8" table:formula="of:=[.B221]*2" table:style-name="ce1">
            <text:p>8</text:p>
          </table:table-cell>
          <table:table-cell office:value-type="float" office:value="0.42899900000000002" table:style-name="ce1">
            <text:p>0.428999</text:p>
          </table:table-cell>
          <table:table-cell office:value-type="float" office:value="0.32412200000000002" table:style-name="ce1">
            <text:p>0.324122</text:p>
          </table:table-cell>
          <table:table-cell office:value-type="float" office:value="1.3235726053769876" table:formula="of:=[.C228]/[.D228]" table:style-name="ce1">
            <text:p>1.323572605</text:p>
          </table:table-cell>
          <table:table-cell office:value-type="float" office:value="0.16544657567212345" table:formula="of:=[.C228]/([.D228]*[.B228])" table:style-name="ce4">
            <text:p>0.165446576</text:p>
          </table:table-cell>
          <table:table-cell table:number-columns-repeated="16378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8" table:formula="of:=[.B222]*2" table:style-name="ce1">
            <text:p>8</text:p>
          </table:table-cell>
          <table:table-cell office:value-type="float" office:value="1.4440930000000001" table:style-name="ce1">
            <text:p>1.444093</text:p>
          </table:table-cell>
          <table:table-cell office:value-type="float" office:value="1.0161439999999999" table:style-name="ce1">
            <text:p>1.016144</text:p>
          </table:table-cell>
          <table:table-cell office:value-type="float" office:value="1.4211499551244706" table:formula="of:=[.C229]/[.D229]" table:style-name="ce1">
            <text:p>1.421149955</text:p>
          </table:table-cell>
          <table:table-cell office:value-type="float" office:value="0.17764374439055883" table:formula="of:=[.C229]/([.D229]*[.B229])" table:style-name="ce4">
            <text:p>0.177643744</text:p>
          </table:table-cell>
          <table:table-cell table:number-columns-repeated="16378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8" table:formula="of:=[.B223]*2" table:style-name="ce1">
            <text:p>8</text:p>
          </table:table-cell>
          <table:table-cell office:value-type="float" office:value="3.924118" table:style-name="ce1">
            <text:p>3.924118</text:p>
          </table:table-cell>
          <table:table-cell office:value-type="float" office:value="2.6916280000000001" table:style-name="ce1">
            <text:p>2.691628</text:p>
          </table:table-cell>
          <table:table-cell office:value-type="float" office:value="1.4578975995196959" table:formula="of:=[.C230]/[.D230]" table:style-name="ce1">
            <text:p>1.4578976</text:p>
          </table:table-cell>
          <table:table-cell office:value-type="float" office:value="0.18223719993996199" table:formula="of:=[.C230]/([.D230]*[.B230])" table:style-name="ce4">
            <text:p>0.1822372</text:p>
          </table:table-cell>
          <table:table-cell table:number-columns-repeated="16378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8" table:formula="of:=[.B224]*2" table:style-name="ce1">
            <text:p>8</text:p>
          </table:table-cell>
          <table:table-cell office:value-type="float" office:value="8.1680740000000007" table:style-name="ce1">
            <text:p>8.168074</text:p>
          </table:table-cell>
          <table:table-cell office:value-type="float" office:value="6.9695960000000001" table:style-name="ce1">
            <text:p>6.969596</text:p>
          </table:table-cell>
          <table:table-cell office:value-type="float" office:value="1.1719580302789432" table:formula="of:=[.C231]/[.D231]" table:style-name="ce1">
            <text:p>1.17195803</text:p>
          </table:table-cell>
          <table:table-cell office:value-type="float" office:value="0.1464947537848679" table:formula="of:=[.C231]/([.D231]*[.B231])" table:style-name="ce4">
            <text:p>0.146494754</text:p>
          </table:table-cell>
          <table:table-cell table:number-columns-repeated="16378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4833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ergej Proskurin</meta:initial-creator>
    <dc:creator>elim@gulli.com</dc:creator>
    <meta:creation-date>2013-11-14T15:18:05Z</meta:creation-date>
    <dc:date>2013-11-19T04:06:37Z</dc:date>
    <meta:editing-cycles>68</meta:editing-cycles>
    <meta:editing-duration>PT1664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35.5pt" svg:width="420.0pt" chart:style-name="Crt0">
        <chart:title svg:x="118.0018110236221pt" svg:y="14.48929133858268pt" chart:style-name="CT00">
          <text:p text:style-name="a0" text:class-names="" text:cond-style-name="">Max sub-array execution time on Gothmog (-O)</text:p>
        </chart:title>
        <chart:legend chart:legend-position="end" chart:legend-align="center" chart:style-name="Lgnd"/>
        <chart:plot-area svg:x="14.88551181102362pt" svg:y="46.20165354330709pt" svg:width="350.901811023622pt" svg:height="172.0165354330709pt" chart:style-name="Plt0">
          <chart:axis chart:dimension="y" chart:name="primary-y" chart:style-name="Axs0">
            <chart:title chart:style-name="AT00">
              <text:p text:style-name="a1" text:class-names="" text:cond-style-name="">Time in se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ads</text:p>
            </chart:title>
          </chart:axis>
          <chart:series chart:label-cell-address="Sheet1.$B$2" chart:values-cell-range-address="Sheet1.$B$3:.$B$50" chart:class="chart:line" chart:attached-axis="primary-y" chart:style-name="G0S0">
            <chart:data-point chart:repeated="48"/>
          </chart:series>
          <chart:series chart:label-cell-address="Sheet1.$A$2" chart:values-cell-range-address="Sheet1.$A$3:.$A$50" chart:class="chart:line" chart:attached-axis="primary-y" chart:style-name="G0S1">
            <chart:data-point chart:repeated="48"/>
          </chart:series>
          <chart:series chart:values-cell-range-address="Sheet1.$C$3:.$C$50" chart:class="chart:line" chart:attached-axis="primary-y" chart:style-name="G0S2">
            <chart:data-point chart:repeated="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peedup - Gothmo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r Cores - P</text:p>
            </chart:title>
            <chart:categories table:cell-range-address="Sheet1.$A$149:.$A$155"/>
          </chart:axis>
          <chart:series chart:label-cell-address="Sheet1.$C$148" chart:values-cell-range-address="Sheet1.$C$149:.$C$155" chart:class="chart:line" chart:attached-axis="primary-y" chart:style-name="G0S0">
            <chart:data-point chart:repeated="7"/>
          </chart:series>
          <chart:series chart:label-cell-address="Sheet1.$D$148" chart:values-cell-range-address="Sheet1.$D$149:.$D$155" chart:class="chart:line" chart:attached-axis="primary-y" chart:style-name="G0S1">
            <chart:data-point chart:repeated="7"/>
          </chart:series>
          <chart:series chart:label-cell-address="Sheet1.$E$148" chart:values-cell-range-address="Sheet1.$E$149:.$E$155" chart:class="chart:line" chart:attached-axis="primary-y" chart:style-name="G0S2">
            <chart:data-point chart:repeated="7"/>
          </chart:series>
          <chart:series chart:label-cell-address="Sheet1.$F$148" chart:values-cell-range-address="Sheet1.$F$149:.$F$155" chart:class="chart:line" chart:attached-axis="primary-y" chart:style-name="G0S3">
            <chart:data-point chart:repeated="7"/>
          </chart:series>
          <chart:series chart:label-cell-address="Sheet1.$G$148" chart:values-cell-range-address="Sheet1.$G$149:.$G$155" chart:class="chart:line" chart:attached-axis="primary-y" chart:style-name="G0S4">
            <chart:data-point chart:repeated="7"/>
          </chart:series>
          <chart:series chart:label-cell-address="Sheet1.$H$148" chart:values-cell-range-address="Sheet1.$H$149:.$H$155" chart:class="chart:line" chart:attached-axis="primary-y" chart:style-name="G0S5">
            <chart:data-point chart:repeated="7"/>
          </chart:series>
          <chart:series chart:label-cell-address="Sheet1.$I$148" chart:values-cell-range-address="Sheet1.$I$149:.$I$155" chart:class="chart:line" chart:attached-axis="primary-y" chart:style-name="G0S6">
            <chart:data-point chart:repeated="7"/>
          </chart:series>
          <chart:series chart:label-cell-address="Sheet1.$J$148" chart:values-cell-range-address="Sheet1.$J$149:.$J$155" chart:class="chart:line" chart:attached-axis="primary-y" chart:style-name="G0S7">
            <chart:data-point chart:repeated="7"/>
          </chart:series>
          <chart:series chart:label-cell-address="Sheet1.$K$148" chart:values-cell-range-address="Sheet1.$K$149:.$K$155" chart:class="chart:line" chart:attached-axis="primary-y" chart:style-name="G0S8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Efficiency - Gothmo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r Cores - P</text:p>
            </chart:title>
            <chart:categories table:cell-range-address="Sheet1.$A$158:.$A$164"/>
          </chart:axis>
          <chart:series chart:label-cell-address="Sheet1.$C$157" chart:values-cell-range-address="Sheet1.$C$158:.$C$164" chart:class="chart:line" chart:attached-axis="primary-y" chart:style-name="G0S0">
            <chart:data-point chart:repeated="7"/>
          </chart:series>
          <chart:series chart:label-cell-address="Sheet1.$D$157" chart:values-cell-range-address="Sheet1.$D$158:.$D$164" chart:class="chart:line" chart:attached-axis="primary-y" chart:style-name="G0S1">
            <chart:data-point chart:repeated="7"/>
          </chart:series>
          <chart:series chart:label-cell-address="Sheet1.$E$157" chart:values-cell-range-address="Sheet1.$E$158:.$E$164" chart:class="chart:line" chart:attached-axis="primary-y" chart:style-name="G0S2">
            <chart:data-point chart:repeated="7"/>
          </chart:series>
          <chart:series chart:label-cell-address="Sheet1.$F$157" chart:values-cell-range-address="Sheet1.$F$158:.$F$164" chart:class="chart:line" chart:attached-axis="primary-y" chart:style-name="G0S3">
            <chart:data-point chart:repeated="7"/>
          </chart:series>
          <chart:series chart:label-cell-address="Sheet1.$G$157" chart:values-cell-range-address="Sheet1.$G$158:.$G$164" chart:class="chart:line" chart:attached-axis="primary-y" chart:style-name="G0S4">
            <chart:data-point chart:repeated="7"/>
          </chart:series>
          <chart:series chart:label-cell-address="Sheet1.$H$157" chart:values-cell-range-address="Sheet1.$H$158:.$H$164" chart:class="chart:line" chart:attached-axis="primary-y" chart:style-name="G0S5">
            <chart:data-point chart:repeated="7"/>
          </chart:series>
          <chart:series chart:label-cell-address="Sheet1.$I$157" chart:values-cell-range-address="Sheet1.$I$158:.$I$164" chart:class="chart:line" chart:attached-axis="primary-y" chart:style-name="G0S6">
            <chart:data-point chart:repeated="7"/>
          </chart:series>
          <chart:series chart:label-cell-address="Sheet1.$J$157" chart:values-cell-range-address="Sheet1.$J$158:.$J$164" chart:class="chart:line" chart:attached-axis="primary-y" chart:style-name="G0S7">
            <chart:data-point chart:repeated="7"/>
          </chart:series>
          <chart:series chart:label-cell-address="Sheet1.$K$157" chart:values-cell-range-address="Sheet1.$K$158:.$K$164" chart:class="chart:line" chart:attached-axis="primary-y" chart:style-name="G0S8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peedup (pthread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P$13:.$P$19"/>
          </chart:axis>
          <chart:axis chart:dimension="y" chart:name="primary-y" chart:style-name="Axs1">
            <chart:grid chart:class="major" chart:style-name="GMa1"/>
          </chart:axis>
          <chart:series chart:label-cell-address="Sheet1.$E$2" chart:values-cell-range-address="Sheet1.$E$13:.$E$19" chart:class="chart:line" chart:attached-axis="primary-y" chart:style-name="G0S0">
            <chart:data-point chart:repeated="7"/>
          </chart:series>
          <chart:series chart:label-cell-address="Sheet1.$F$2" chart:values-cell-range-address="Sheet1.$F$13:.$F$19" chart:class="chart:line" chart:attached-axis="primary-y" chart:style-name="G0S1">
            <chart:data-point chart:repeated="7"/>
          </chart:series>
          <chart:series chart:label-cell-address="Sheet1.$G$2" chart:values-cell-range-address="Sheet1.$G$13:.$G$19" chart:class="chart:line" chart:attached-axis="primary-y" chart:style-name="G0S2">
            <chart:data-point chart:repeated="7"/>
          </chart:series>
          <chart:series chart:label-cell-address="Sheet1.$H$2" chart:values-cell-range-address="Sheet1.$H$13:.$H$19" chart:class="chart:line" chart:attached-axis="primary-y" chart:style-name="G0S3">
            <chart:data-point chart:repeated="7"/>
          </chart:series>
          <chart:series chart:label-cell-address="Sheet1.$I$2" chart:values-cell-range-address="Sheet1.$I$13:.$I$19" chart:class="chart:line" chart:attached-axis="primary-y" chart:style-name="G0S4">
            <chart:data-point chart:repeated="7"/>
          </chart:series>
          <chart:series chart:label-cell-address="Sheet1.$J$2" chart:values-cell-range-address="Sheet1.$J$13:.$J$19" chart:class="chart:line" chart:attached-axis="primary-y" chart:style-name="G0S5">
            <chart:data-point chart:repeated="7"/>
          </chart:series>
          <chart:series chart:label-cell-address="Sheet1.$K$2" chart:values-cell-range-address="Sheet1.$K$13:.$K$19" chart:class="chart:line" chart:attached-axis="primary-y" chart:style-name="G0S6">
            <chart:data-point chart:repeated="7"/>
          </chart:series>
          <chart:series chart:label-cell-address="Sheet1.$L$2" chart:values-cell-range-address="Sheet1.$L$13:.$L$19" chart:class="chart:line" chart:attached-axis="primary-y" chart:style-name="G0S7">
            <chart:data-point chart:repeated="7"/>
          </chart:series>
          <chart:series chart:label-cell-address="Sheet1.$M$2" chart:values-cell-range-address="Sheet1.$M$13:.$M$19" chart:class="chart:line" chart:attached-axis="primary-y" chart:style-name="G0S8">
            <chart:data-point chart:repeated="7"/>
          </chart:series>
          <chart:series chart:label-cell-address="Sheet1.$N$2" chart:values-cell-range-address="Sheet1.$N$13:.$N$19" chart:class="chart:line" chart:attached-axis="primary-y" chart:style-name="G0S9">
            <chart:data-point chart:repeated="7"/>
          </chart:series>
          <chart:series chart:label-cell-address="Sheet1.$O$2" chart:values-cell-range-address="Sheet1.$O$13:.$O$19" chart:class="chart:line" chart:attached-axis="primary-y" chart:style-name="G0S10"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fficiency (pthread)<text:line-break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P$21:.$P$27"/>
          </chart:axis>
          <chart:axis chart:dimension="y" chart:name="primary-y" chart:style-name="Axs1">
            <chart:grid chart:class="major" chart:style-name="GMa1"/>
          </chart:axis>
          <chart:series chart:label-cell-address="Sheet1.$E$2" chart:values-cell-range-address="Sheet1.$E$21:.$E$27" chart:class="chart:line" chart:attached-axis="primary-y" chart:style-name="G0S0">
            <chart:data-point chart:repeated="7"/>
          </chart:series>
          <chart:series chart:label-cell-address="Sheet1.$F$2" chart:values-cell-range-address="Sheet1.$F$21:.$F$27" chart:class="chart:line" chart:attached-axis="primary-y" chart:style-name="G0S1">
            <chart:data-point chart:repeated="7"/>
          </chart:series>
          <chart:series chart:label-cell-address="Sheet1.$G$2" chart:values-cell-range-address="Sheet1.$G$21:.$G$27" chart:class="chart:line" chart:attached-axis="primary-y" chart:style-name="G0S2">
            <chart:data-point chart:repeated="7"/>
          </chart:series>
          <chart:series chart:label-cell-address="Sheet1.$H$2" chart:values-cell-range-address="Sheet1.$H$21:.$H$27" chart:class="chart:line" chart:attached-axis="primary-y" chart:style-name="G0S3">
            <chart:data-point chart:repeated="7"/>
          </chart:series>
          <chart:series chart:label-cell-address="Sheet1.$I$2" chart:values-cell-range-address="Sheet1.$I$21:.$I$27" chart:class="chart:line" chart:attached-axis="primary-y" chart:style-name="G0S4">
            <chart:data-point chart:repeated="7"/>
          </chart:series>
          <chart:series chart:label-cell-address="Sheet1.$J$2" chart:values-cell-range-address="Sheet1.$J$21:.$J$27" chart:class="chart:line" chart:attached-axis="primary-y" chart:style-name="G0S5">
            <chart:data-point chart:repeated="7"/>
          </chart:series>
          <chart:series chart:label-cell-address="Sheet1.$K$2" chart:values-cell-range-address="Sheet1.$K$21:.$K$27" chart:class="chart:line" chart:attached-axis="primary-y" chart:style-name="G0S6">
            <chart:data-point chart:repeated="7"/>
          </chart:series>
          <chart:series chart:label-cell-address="Sheet1.$L$2" chart:values-cell-range-address="Sheet1.$L$21:.$L$27" chart:class="chart:line" chart:attached-axis="primary-y" chart:style-name="G0S7">
            <chart:data-point chart:repeated="7"/>
          </chart:series>
          <chart:series chart:label-cell-address="Sheet1.$M$2" chart:values-cell-range-address="Sheet1.$M$21:.$M$27" chart:class="chart:line" chart:attached-axis="primary-y" chart:style-name="G0S8">
            <chart:data-point chart:repeated="7"/>
          </chart:series>
          <chart:series chart:label-cell-address="Sheet1.$N$2" chart:values-cell-range-address="Sheet1.$N$21:.$N$27" chart:class="chart:line" chart:attached-axis="primary-y" chart:style-name="G0S9">
            <chart:data-point chart:repeated="7"/>
          </chart:series>
          <chart:series chart:label-cell-address="Sheet1.$O$2" chart:values-cell-range-address="Sheet1.$O$21:.$O$27" chart:class="chart:line" chart:attached-axis="primary-y" chart:style-name="G0S1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